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2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4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2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5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1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2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2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4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2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4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4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4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Default" style:data-style-name="N48">
      <style:text-properties style:font-name="細明體" style:font-name-asian="細明體" style:font-name-complex="細明體"/>
    </style:style>
    <style:style style:name="ce5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Default" style:data-style-name="N48"/>
    <style:style style:name="ce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8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59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19968__33324___36895__22577__34920_" style:data-style-name="N58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21315__20998__20301__91_0_93_" style:data-style-name="N58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6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7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8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9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Default" style:data-style-name="N48">
      <style:text-properties fo:font-weight="bold" style:font-weight-asian="bold" style:font-weight-complex="bold"/>
    </style:style>
    <style:style style:name="ce88" style:family="table-cell" style:parent-style-name="_19968__33324___36895__22577__34920_" style:data-style-name="N59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4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54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5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5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54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08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09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2" style:family="table-cell" style:parent-style-name="_19968__33324___36895__22577__34920_" style:data-style-name="N6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4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3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4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6" style:family="table-cell" style:parent-style-name="_30334__20998__27604_" style:data-style-name="N67"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32" style:family="table-cell" style:parent-style-name="_19968__33324__Book3" style:data-style-name="N68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Book3" style:data-style-name="N68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19968__33324__92.10_22806__31821__33287__22823__38520__37197__20598__35657__20214__21029__21450__22283__31821__21029_" style:data-style-name="N69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4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52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5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5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5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5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5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0" style:family="table-cell" style:parent-style-name="_19968__33324__Book3" style:data-style-name="N6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3" style:data-style-name="N6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7" style:family="table-cell" style:parent-style-name="_19968__33324__Book3" style:data-style-name="N68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3" style:data-style-name="N68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72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73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74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76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21315__20998__20301__91_0_93_" style:data-style-name="N5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" style:data-style-name="N53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21315__20998__20301__91_0_93_" style:data-style-name="N51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8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19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4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1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11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4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0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1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2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7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8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2.513541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06375cm"/>
    </style:style>
    <style:style style:name="co25" style:family="table-column">
      <style:table-column-properties fo:break-before="auto" style:column-width="2.143125cm"/>
    </style:style>
    <style:style style:name="co26" style:family="table-column">
      <style:table-column-properties fo:break-before="auto" style:column-width="2.69875cm"/>
    </style:style>
    <style:style style:name="co27" style:family="table-column">
      <style:table-column-properties fo:break-before="auto" style:column-width="2.75166666666667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53458333333333cm"/>
    </style:style>
    <style:style style:name="co30" style:family="table-column">
      <style:table-column-properties fo:break-before="auto" style:column-width="1.45520833333333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3.677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.4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16.95pt" style:use-optimal-row-height="false" fo:break-before="auto"/>
    </style:style>
    <style:style style:name="ro10" style:family="table-row">
      <style:table-row-properties style:row-height="16.2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36.6pt" style:use-optimal-row-height="false" fo:break-before="auto"/>
    </style:style>
    <style:style style:name="ro13" style:family="table-row">
      <style:table-row-properties style:row-height="31.2pt" style:use-optimal-row-height="false" fo:break-before="auto"/>
    </style:style>
    <style:style style:name="ro14" style:family="table-row">
      <style:table-row-properties style:row-height="18.6pt" style:use-optimal-row-height="false" fo:break-before="auto"/>
    </style:style>
    <style:style style:name="ro15" style:family="table-row">
      <style:table-row-properties style:row-height="16.05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22.95pt" style:use-optimal-row-height="fals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4.6pt" style:use-optimal-row-height="false" fo:break-before="auto"/>
    </style:style>
    <style:style style:name="ro24" style:family="table-row">
      <style:table-row-properties style:row-height="23.4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5.95pt" style:use-optimal-row-height="false" fo:break-before="auto"/>
    </style:style>
    <style:style style:name="ro27" style:family="table-row">
      <style:table-row-properties style:row-height="24pt" style:use-optimal-row-height="false" fo:break-before="auto"/>
    </style:style>
    <style:style style:name="ro28" style:family="table-row">
      <style:table-row-properties style:row-height="28.8pt" style:use-optimal-row-height="false" fo:break-before="auto"/>
    </style:style>
    <style:style style:name="ro29" style:family="table-row">
      <style:table-row-properties style:row-height="21.6pt" style:use-optimal-row-height="false" fo:break-before="auto"/>
    </style:style>
    <style:style style:name="ro30" style:family="table-row">
      <style:table-row-properties style:row-height="3pt" style:use-optimal-row-height="false" fo:break-before="auto"/>
    </style:style>
    <style:style style:name="ro31" style:family="table-row">
      <style:table-row-properties style:row-height="23.25pt" style:use-optimal-row-height="false" fo:break-before="auto"/>
    </style:style>
    <style:style style:name="ro32" style:family="table-row">
      <style:table-row-properties style:row-height="14.4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2pt" style:use-optimal-row-height="false" fo:break-before="auto"/>
    </style:style>
    <style:style style:name="ro36" style:family="table-row">
      <style:table-row-properties style:row-height="22.05pt" style:use-optimal-row-height="false" fo:break-before="auto"/>
    </style:style>
    <style:style style:name="ro37" style:family="table-row">
      <style:table-row-properties style:row-height="26.4pt" style:use-optimal-row-height="false" fo:break-before="auto"/>
    </style:style>
    <style:style style:name="ro38" style:family="table-row">
      <style:table-row-properties style:row-height="4.8pt" style:use-optimal-row-height="false" fo:break-before="auto"/>
    </style:style>
    <style:style style:name="ro3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3" table:default-cell-style-name="ce66"/>
        <table:table-column table:style-name="co4" table:default-cell-style-name="ce66"/>
        <table:table-column table:style-name="co5" table:number-columns-repeated="2" table:default-cell-style-name="ce66"/>
        <table:table-column table:style-name="co6" table:default-cell-style-name="ce66"/>
        <table:table-column table:style-name="co5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3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9" table:default-cell-style-name="ce66"/>
        <table:table-column table:style-name="co12" table:default-cell-style-name="ce66"/>
        <table:table-column table:style-name="co3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4" table:number-columns-repeated="16359" table:default-cell-style-name="ce66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10">
            <text:p>民 國 104 年 4 月 戶 口 統 計 速 報 表</text:p>
          </table:table-cell>
          <table:covered-table-cell table:number-columns-repeated="22"/>
          <table:table-cell table:number-columns-repeated="16361" table:style-name="ce66"/>
        </table:table-row>
        <table:table-row table:style-name="ro3">
          <table:table-cell office:value-type="string" table:number-columns-spanned="2" table:number-rows-spanned="4" table:style-name="ce249">
            <text:p>年月別</text:p>
          </table:table-cell>
          <table:covered-table-cell/>
          <table:table-cell table:style-name="ce65"/>
          <table:table-cell office:value-type="string" table:style-name="ce64">
            <text:p>人</text:p>
          </table:table-cell>
          <table:table-cell office:value-type="string" table:style-name="ce64">
            <text:p>口</text:p>
          </table:table-cell>
          <table:table-cell office:value-type="string" table:style-name="ce64">
            <text:p>數</text:p>
          </table:table-cell>
          <table:table-cell office:value-type="string" table:style-name="ce63">
            <text:p>出 <text:s text:c="5"/>　 <text:s/>　生</text:p>
          </table:table-cell>
          <table:table-cell table:number-columns-repeated="3" table:style-name="ce62"/>
          <table:table-cell office:value-type="string" table:style-name="ce63">
            <text:p>死　 <text:s text:c="6"/>　亡</text:p>
          </table:table-cell>
          <table:table-cell table:number-columns-repeated="3" table:style-name="ce62"/>
          <table:table-cell office:value-type="string" table:number-columns-spanned="2" table:number-rows-spanned="1" table:style-name="ce246">
            <text:p>自 然 增 加</text:p>
          </table:table-cell>
          <table:covered-table-cell/>
          <table:table-cell office:value-type="string" table:number-columns-spanned="2" table:number-rows-spanned="1" table:style-name="ce246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6">
            <text:p>離 <text:s text:c="3"/>　婚</text:p>
          </table:table-cell>
          <table:covered-table-cell/>
          <table:table-cell office:value-type="string" table:number-columns-spanned="1" table:number-rows-spanned="4" table:style-name="ce247">
            <text:p>遷入</text:p>
            <text:p>人數</text:p>
          </table:table-cell>
          <table:table-cell office:value-type="string" table:number-columns-spanned="1" table:number-rows-spanned="4" table:style-name="ce247">
            <text:p>遷出</text:p>
            <text:p>人數</text:p>
          </table:table-cell>
          <table:table-cell office:value-type="string" table:number-columns-spanned="1" table:number-rows-spanned="4" table:style-name="ce245">
            <text:p>原住民</text:p>
            <text:p>人口數</text:p>
          </table:table-cell>
          <table:table-cell table:number-columns-repeated="16361" table:style-name="ce66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01">
            <text:p>戶　數</text:p>
          </table:table-cell>
          <table:table-cell table:number-columns-repeated="3" table:style-name="ce58"/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61">
            <text:p>折合年</text:p>
          </table:table-cell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59">
            <text:p>折合年</text:p>
          </table:table-cell>
          <table:table-cell office:value-type="string" table:style-name="ce58">
            <text:p><text:s/></text:p>
          </table:table-cell>
          <table:table-cell office:value-type="string" table:style-name="ce57">
            <text:p>折合年自</text:p>
          </table:table-cell>
          <table:table-cell office:value-type="string" table:style-name="ce60">
            <text:p><text:s/></text:p>
          </table:table-cell>
          <table:table-cell office:value-type="string" table:style-name="ce59">
            <text:p>折合年</text:p>
          </table:table-cell>
          <table:table-cell table:style-name="ce58"/>
          <table:table-cell office:value-type="string" table:style-name="ce58">
            <text:p>折合年</text:p>
          </table:table-cell>
          <table:covered-table-cell/>
          <table:covered-table-cell/>
          <table:covered-table-cell/>
          <table:table-cell table:number-columns-repeated="16361" table:style-name="ce66"/>
        </table:table-row>
        <table:table-row table:style-name="ro4">
          <table:covered-table-cell/>
          <table:covered-table-cell/>
          <table:covered-table-cell/>
          <table:table-cell office:value-type="string" table:style-name="ce56">
            <text:p>計</text:p>
          </table:table-cell>
          <table:table-cell office:value-type="string" table:style-name="ce56">
            <text:p>男</text:p>
          </table:table-cell>
          <table:table-cell office:value-type="string" table:style-name="ce56">
            <text:p>女</text:p>
          </table:table-cell>
          <table:covered-table-cell/>
          <table:covered-table-cell/>
          <table:covered-table-cell/>
          <table:table-cell office:value-type="string" table:style-name="ce55">
            <text:p>粗出生率</text:p>
          </table:table-cell>
          <table:covered-table-cell/>
          <table:covered-table-cell/>
          <table:covered-table-cell/>
          <table:table-cell office:value-type="string" table:style-name="ce55">
            <text:p>粗死亡率</text:p>
          </table:table-cell>
          <table:table-cell office:value-type="string" table:style-name="ce56">
            <text:p>人數</text:p>
          </table:table-cell>
          <table:table-cell office:value-type="string" table:style-name="ce57">
            <text:p>然增加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結婚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離婚率</text:p>
          </table:table-cell>
          <table:covered-table-cell/>
          <table:covered-table-cell/>
          <table:covered-table-cell/>
          <table:table-cell table:number-columns-repeated="16361" table:style-name="ce66"/>
        </table:table-row>
        <table:table-row table:style-name="ro4">
          <table:covered-table-cell/>
          <table:covered-table-cell/>
          <table:table-cell table:style-name="ce54"/>
          <table:table-cell table:style-name="ce53"/>
          <table:table-cell table:number-columns-repeated="2" table:style-name="ce52"/>
          <table:covered-table-cell/>
          <table:covered-table-cell/>
          <table:covered-table-cell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table:style-name="ce66"/>
          <table:table-cell table:style-name="ce50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51">
            <text:p>40 年</text:p>
          </table:table-cell>
          <table:covered-table-cell/>
          <table:table-cell office:value-type="float" office:value="1440787" table:style-name="ce41">
            <text:p>1,440,787</text:p>
          </table:table-cell>
          <table:table-cell office:value-type="float" office:value="7869247" table:style-name="ce38">
            <text:p>7,869,247</text:p>
          </table:table-cell>
          <table:table-cell office:value-type="float" office:value="4016708" table:style-name="ce38">
            <text:p>4,016,708</text:p>
          </table:table-cell>
          <table:table-cell office:value-type="float" office:value="3852539" table:style-name="ce38">
            <text:p>3,852,539</text:p>
          </table:table-cell>
          <table:table-cell office:value-type="float" office:value="385383" table:style-name="ce38">
            <text:p>385,383</text:p>
          </table:table-cell>
          <table:table-cell office:value-type="float" office:value="197297" table:style-name="ce38">
            <text:p>197,297</text:p>
          </table:table-cell>
          <table:table-cell office:value-type="float" office:value="188086" table:style-name="ce38">
            <text:p>188,086</text:p>
          </table:table-cell>
          <table:table-cell office:value-type="float" office:value="49.97" table:style-name="ce42">
            <text:p>49.97</text:p>
          </table:table-cell>
          <table:table-cell office:value-type="float" office:value="89259" table:style-name="ce38">
            <text:p>89,259</text:p>
          </table:table-cell>
          <table:table-cell office:value-type="float" office:value="46225" table:style-name="ce38">
            <text:p>46,225</text:p>
          </table:table-cell>
          <table:table-cell office:value-type="float" office:value="43034" table:style-name="ce38">
            <text:p>43,034</text:p>
          </table:table-cell>
          <table:table-cell office:value-type="float" office:value="11.57" table:style-name="ce42">
            <text:p>11.57</text:p>
          </table:table-cell>
          <table:table-cell office:value-type="float" office:value="296124" table:style-name="ce45">
            <text:p>296,124</text:p>
          </table:table-cell>
          <table:table-cell office:value-type="float" office:value="38.4" table:style-name="ce42">
            <text:p>38.40</text:p>
          </table:table-cell>
          <table:table-cell office:value-type="float" office:value="73676" table:style-name="ce38">
            <text:p>73,676</text:p>
          </table:table-cell>
          <table:table-cell office:value-type="float" office:value="9.5500000000000007" table:style-name="ce42">
            <text:p>9.55</text:p>
          </table:table-cell>
          <table:table-cell office:value-type="float" office:value="3858" table:style-name="ce38">
            <text:p>3,858</text:p>
          </table:table-cell>
          <table:table-cell office:value-type="float" office:value="0.5" table:style-name="ce42">
            <text:p>0.50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float" office:value="170729" table:style-name="ce48">
            <text:p>170,729</text:p>
          </table:table-cell>
          <table:table-cell table:number-columns-repeated="16361" table:style-name="ce66"/>
        </table:table-row>
        <table:table-row table:style-name="ro6">
          <table:table-cell office:value-type="string" table:number-columns-spanned="2" table:number-rows-spanned="1" table:style-name="ce243">
            <text:p>50 年</text:p>
          </table:table-cell>
          <table:covered-table-cell/>
          <table:table-cell office:value-type="float" office:value="2002493" table:style-name="ce41">
            <text:p>2,002,493</text:p>
          </table:table-cell>
          <table:table-cell office:value-type="float" office:value="11149139" table:style-name="ce38">
            <text:p>11,149,139</text:p>
          </table:table-cell>
          <table:table-cell office:value-type="float" office:value="5715463" table:style-name="ce38">
            <text:p>5,715,463</text:p>
          </table:table-cell>
          <table:table-cell office:value-type="float" office:value="5433676" table:style-name="ce38">
            <text:p>5,433,676</text:p>
          </table:table-cell>
          <table:table-cell office:value-type="float" office:value="420254" table:style-name="ce38">
            <text:p>420,254</text:p>
          </table:table-cell>
          <table:table-cell office:value-type="float" office:value="216728" table:style-name="ce38">
            <text:p>216,728</text:p>
          </table:table-cell>
          <table:table-cell office:value-type="float" office:value="203526" table:style-name="ce38">
            <text:p>203,526</text:p>
          </table:table-cell>
          <table:table-cell office:value-type="float" office:value="38.31" table:style-name="ce42">
            <text:p>38.31</text:p>
          </table:table-cell>
          <table:table-cell office:value-type="float" office:value="73823" table:style-name="ce38">
            <text:p>73,823</text:p>
          </table:table-cell>
          <table:table-cell office:value-type="float" office:value="40570" table:style-name="ce38">
            <text:p>40,570</text:p>
          </table:table-cell>
          <table:table-cell office:value-type="float" office:value="33253" table:style-name="ce38">
            <text:p>33,253</text:p>
          </table:table-cell>
          <table:table-cell office:value-type="float" office:value="6.73" table:style-name="ce42">
            <text:p>6.73</text:p>
          </table:table-cell>
          <table:table-cell office:value-type="float" office:value="346431" table:style-name="ce45">
            <text:p>346,431</text:p>
          </table:table-cell>
          <table:table-cell office:value-type="float" office:value="31.58" table:style-name="ce42">
            <text:p>31.58</text:p>
          </table:table-cell>
          <table:table-cell office:value-type="float" office:value="83797" table:style-name="ce38">
            <text:p>83,797</text:p>
          </table:table-cell>
          <table:table-cell office:value-type="float" office:value="7.51" table:style-name="ce42">
            <text:p>7.51</text:p>
          </table:table-cell>
          <table:table-cell office:value-type="float" office:value="4487" table:style-name="ce38">
            <text:p>4,487</text:p>
          </table:table-cell>
          <table:table-cell office:value-type="float" office:value="0.4" table:style-name="ce42">
            <text:p>0.40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218098" table:style-name="ce46">
            <text:p>218,098</text:p>
          </table:table-cell>
          <table:table-cell table:number-columns-repeated="16361" table:style-name="ce66"/>
        </table:table-row>
        <table:table-row table:style-name="ro6">
          <table:table-cell office:value-type="string" table:number-columns-spanned="2" table:number-rows-spanned="1" table:style-name="ce243">
            <text:p>60 年</text:p>
          </table:table-cell>
          <table:covered-table-cell/>
          <table:table-cell office:value-type="float" office:value="2702792" table:style-name="ce41">
            <text:p>2,702,792</text:p>
          </table:table-cell>
          <table:table-cell office:value-type="float" office:value="14994823" table:style-name="ce38">
            <text:p>14,994,823</text:p>
          </table:table-cell>
          <table:table-cell office:value-type="float" office:value="7895140" table:style-name="ce38">
            <text:p>7,895,140</text:p>
          </table:table-cell>
          <table:table-cell office:value-type="float" office:value="7099683" table:style-name="ce38">
            <text:p>7,099,683</text:p>
          </table:table-cell>
          <table:table-cell office:value-type="float" office:value="380424" table:style-name="ce38">
            <text:p>380,424</text:p>
          </table:table-cell>
          <table:table-cell office:value-type="float" office:value="195938" table:style-name="ce38">
            <text:p>195,938</text:p>
          </table:table-cell>
          <table:table-cell office:value-type="float" office:value="184486" table:style-name="ce38">
            <text:p>184,486</text:p>
          </table:table-cell>
          <table:table-cell office:value-type="float" office:value="25.64" table:style-name="ce42">
            <text:p>25.64</text:p>
          </table:table-cell>
          <table:table-cell office:value-type="float" office:value="70954" table:style-name="ce38">
            <text:p>70,954</text:p>
          </table:table-cell>
          <table:table-cell office:value-type="float" office:value="41596" table:style-name="ce38">
            <text:p>41,596</text:p>
          </table:table-cell>
          <table:table-cell office:value-type="float" office:value="29358" table:style-name="ce38">
            <text:p>29,358</text:p>
          </table:table-cell>
          <table:table-cell office:value-type="float" office:value="4.78" table:style-name="ce42">
            <text:p>4.78</text:p>
          </table:table-cell>
          <table:table-cell office:value-type="float" office:value="309470" table:style-name="ce45">
            <text:p>309,470</text:p>
          </table:table-cell>
          <table:table-cell office:value-type="float" office:value="20.86" table:style-name="ce42">
            <text:p>20.86</text:p>
          </table:table-cell>
          <table:table-cell office:value-type="float" office:value="106812" table:style-name="ce38">
            <text:p>106,812</text:p>
          </table:table-cell>
          <table:table-cell office:value-type="float" office:value="7.2" table:style-name="ce42">
            <text:p>7.20</text:p>
          </table:table-cell>
          <table:table-cell office:value-type="float" office:value="5310" table:style-name="ce38">
            <text:p>5,310</text:p>
          </table:table-cell>
          <table:table-cell office:value-type="float" office:value="0.36" table:style-name="ce42">
            <text:p>0.36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270905" table:style-name="ce46">
            <text:p>270,905</text:p>
          </table:table-cell>
          <table:table-cell table:number-columns-repeated="16361" table:style-name="ce66"/>
        </table:table-row>
        <table:table-row table:style-name="ro6">
          <table:table-cell office:value-type="string" table:number-columns-spanned="2" table:number-rows-spanned="1" table:style-name="ce243">
            <text:p>70 年</text:p>
          </table:table-cell>
          <table:covered-table-cell/>
          <table:table-cell office:value-type="float" office:value="3906015" table:style-name="ce41">
            <text:p>3,906,015</text:p>
          </table:table-cell>
          <table:table-cell office:value-type="float" office:value="18193955" table:style-name="ce38">
            <text:p>18,193,955</text:p>
          </table:table-cell>
          <table:table-cell office:value-type="float" office:value="9479508" table:style-name="ce38">
            <text:p>9,479,508</text:p>
          </table:table-cell>
          <table:table-cell office:value-type="float" office:value="8714447" table:style-name="ce38">
            <text:p>8,714,447</text:p>
          </table:table-cell>
          <table:table-cell office:value-type="float" office:value="412779" table:style-name="ce38">
            <text:p>412,779</text:p>
          </table:table-cell>
          <table:table-cell office:value-type="float" office:value="213273" table:style-name="ce38">
            <text:p>213,273</text:p>
          </table:table-cell>
          <table:table-cell office:value-type="float" office:value="199506" table:style-name="ce38">
            <text:p>199,506</text:p>
          </table:table-cell>
          <table:table-cell office:value-type="float" office:value="22.97" table:style-name="ce42">
            <text:p>22.97</text:p>
          </table:table-cell>
          <table:table-cell office:value-type="float" office:value="86848" table:style-name="ce38">
            <text:p>86,848</text:p>
          </table:table-cell>
          <table:table-cell office:value-type="float" office:value="52627" table:style-name="ce38">
            <text:p>52,627</text:p>
          </table:table-cell>
          <table:table-cell office:value-type="float" office:value="34221" table:style-name="ce38">
            <text:p>34,221</text:p>
          </table:table-cell>
          <table:table-cell office:value-type="float" office:value="4.83" table:style-name="ce42">
            <text:p>4.83</text:p>
          </table:table-cell>
          <table:table-cell office:value-type="float" office:value="325931" table:style-name="ce45">
            <text:p>325,931</text:p>
          </table:table-cell>
          <table:table-cell office:value-type="float" office:value="18.14" table:style-name="ce42">
            <text:p>18.14</text:p>
          </table:table-cell>
          <table:table-cell office:value-type="float" office:value="167496" table:style-name="ce38">
            <text:p>167,496</text:p>
          </table:table-cell>
          <table:table-cell office:value-type="float" office:value="9.2899999999999991" table:style-name="ce42">
            <text:p>9.29</text:p>
          </table:table-cell>
          <table:table-cell office:value-type="float" office:value="14875" table:style-name="ce38">
            <text:p>14,875</text:p>
          </table:table-cell>
          <table:table-cell office:value-type="float" office:value="0.83" table:style-name="ce42">
            <text:p>0.83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310116" table:style-name="ce46">
            <text:p>310,116</text:p>
          </table:table-cell>
          <table:table-cell table:number-columns-repeated="16361" table:style-name="ce171"/>
        </table:table-row>
        <table:table-row table:style-name="ro6">
          <table:table-cell office:value-type="string" table:number-columns-spanned="2" table:number-rows-spanned="1" table:style-name="ce243">
            <text:p>80 年</text:p>
          </table:table-cell>
          <table:covered-table-cell/>
          <table:table-cell office:value-type="float" office:value="5227185" table:style-name="ce41">
            <text:p>5,227,185</text:p>
          </table:table-cell>
          <table:table-cell office:value-type="float" office:value="20605831" table:style-name="ce38">
            <text:p>20,605,831</text:p>
          </table:table-cell>
          <table:table-cell office:value-type="float" office:value="10640276" table:style-name="ce38">
            <text:p>10,640,276</text:p>
          </table:table-cell>
          <table:table-cell office:value-type="float" office:value="9965555" table:style-name="ce38">
            <text:p>9,965,555</text:p>
          </table:table-cell>
          <table:table-cell office:value-type="float" office:value="321932" table:style-name="ce38">
            <text:p>321,932</text:p>
          </table:table-cell>
          <table:table-cell office:value-type="float" office:value="168865" table:style-name="ce38">
            <text:p>168,865</text:p>
          </table:table-cell>
          <table:table-cell office:value-type="float" office:value="153067" table:style-name="ce38">
            <text:p>153,067</text:p>
          </table:table-cell>
          <table:table-cell office:value-type="float" office:value="15.7" table:style-name="ce42">
            <text:p>15.70</text:p>
          </table:table-cell>
          <table:table-cell office:value-type="float" office:value="106284" table:style-name="ce38">
            <text:p>106,284</text:p>
          </table:table-cell>
          <table:table-cell office:value-type="float" office:value="65386" table:style-name="ce38">
            <text:p>65,386</text:p>
          </table:table-cell>
          <table:table-cell office:value-type="float" office:value="40898" table:style-name="ce38">
            <text:p>40,898</text:p>
          </table:table-cell>
          <table:table-cell office:value-type="float" office:value="5.18" table:style-name="ce42">
            <text:p>5.18</text:p>
          </table:table-cell>
          <table:table-cell office:value-type="float" office:value="215648" table:style-name="ce45">
            <text:p>215,648</text:p>
          </table:table-cell>
          <table:table-cell office:value-type="float" office:value="10.52" table:style-name="ce42">
            <text:p>10.52</text:p>
          </table:table-cell>
          <table:table-cell office:value-type="float" office:value="162972" table:style-name="ce38">
            <text:p>162,972</text:p>
          </table:table-cell>
          <table:table-cell office:value-type="float" office:value="7.95" table:style-name="ce42">
            <text:p>7.95</text:p>
          </table:table-cell>
          <table:table-cell office:value-type="float" office:value="28298" table:style-name="ce38">
            <text:p>28,298</text:p>
          </table:table-cell>
          <table:table-cell office:value-type="float" office:value="1.38" table:style-name="ce42">
            <text:p>1.38</text:p>
          </table:table-cell>
          <table:table-cell office:value-type="float" office:value="1477764" table:style-name="ce38">
            <text:p>1,477,764</text:p>
          </table:table-cell>
          <table:table-cell office:value-type="float" office:value="1489892" table:style-name="ce38">
            <text:p>1,489,892</text:p>
          </table:table-cell>
          <table:table-cell office:value-type="float" office:value="345523" table:style-name="ce37">
            <text:p>345,523</text:p>
          </table:table-cell>
          <table:table-cell table:number-columns-repeated="16361" table:style-name="ce172"/>
        </table:table-row>
        <table:table-row table:style-name="ro6">
          <table:table-cell office:value-type="string" table:number-columns-spanned="2" table:number-rows-spanned="1" table:style-name="ce243">
            <text:p>90 年</text:p>
          </table:table-cell>
          <table:covered-table-cell/>
          <table:table-cell office:value-type="float" office:value="6802281" table:style-name="ce38">
            <text:p>6,802,281</text:p>
          </table:table-cell>
          <table:table-cell office:value-type="float" office:value="22405568" table:style-name="ce38">
            <text:p>22,405,568</text:p>
          </table:table-cell>
          <table:table-cell office:value-type="float" office:value="11441651" table:style-name="ce38">
            <text:p>11,441,651</text:p>
          </table:table-cell>
          <table:table-cell office:value-type="float" office:value="10963917" table:style-name="ce38">
            <text:p>10,963,917</text:p>
          </table:table-cell>
          <table:table-cell office:value-type="float" office:value="260354" table:style-name="ce38">
            <text:p>260,354</text:p>
          </table:table-cell>
          <table:table-cell office:value-type="float" office:value="135596" table:style-name="ce38">
            <text:p>135,596</text:p>
          </table:table-cell>
          <table:table-cell office:value-type="float" office:value="124758" table:style-name="ce38">
            <text:p>124,758</text:p>
          </table:table-cell>
          <table:table-cell office:value-type="float" office:value="11.65" table:style-name="ce42">
            <text:p>11.65</text:p>
          </table:table-cell>
          <table:table-cell office:value-type="float" office:value="127647" table:style-name="ce38">
            <text:p>127,647</text:p>
          </table:table-cell>
          <table:table-cell office:value-type="float" office:value="79319" table:style-name="ce38">
            <text:p>79,319</text:p>
          </table:table-cell>
          <table:table-cell office:value-type="float" office:value="48328" table:style-name="ce38">
            <text:p>48,328</text:p>
          </table:table-cell>
          <table:table-cell office:value-type="float" office:value="5.71" table:style-name="ce42">
            <text:p>5.71</text:p>
          </table:table-cell>
          <table:table-cell office:value-type="float" office:value="132707" table:style-name="ce43">
            <text:p>132,707</text:p>
          </table:table-cell>
          <table:table-cell office:value-type="float" office:value="5.94" table:style-name="ce42">
            <text:p>5.94</text:p>
          </table:table-cell>
          <table:table-cell office:value-type="float" office:value="170515" table:style-name="ce38">
            <text:p>170,515</text:p>
          </table:table-cell>
          <table:table-cell office:value-type="float" office:value="7.63" table:style-name="ce42">
            <text:p>7.63</text:p>
          </table:table-cell>
          <table:table-cell office:value-type="float" office:value="56538" table:style-name="ce38">
            <text:p>56,538</text:p>
          </table:table-cell>
          <table:table-cell office:value-type="float" office:value="2.5299999999999998" table:style-name="ce42">
            <text:p>2.53</text:p>
          </table:table-cell>
          <table:table-cell office:value-type="float" office:value="1373363" table:style-name="ce38">
            <text:p>1,373,363</text:p>
          </table:table-cell>
          <table:table-cell office:value-type="float" office:value="1377174" table:style-name="ce38">
            <text:p>1,377,174</text:p>
          </table:table-cell>
          <table:table-cell office:value-type="float" office:value="420892" table:style-name="ce37">
            <text:p>420,892</text:p>
          </table:table-cell>
          <table:table-cell table:number-columns-repeated="16361" table:style-name="ce172"/>
        </table:table-row>
        <table:table-row table:style-name="ro6">
          <table:table-cell office:value-type="string" table:number-columns-spanned="2" table:number-rows-spanned="1" table:style-name="ce243">
            <text:p>95 年</text:p>
          </table:table-cell>
          <table:covered-table-cell/>
          <table:table-cell office:value-type="float" office:value="7394758" table:style-name="ce38">
            <text:p>7,394,758</text:p>
          </table:table-cell>
          <table:table-cell office:value-type="float" office:value="22876527" table:style-name="ce38">
            <text:p>22,876,527</text:p>
          </table:table-cell>
          <table:table-cell office:value-type="float" office:value="11591707" table:style-name="ce38">
            <text:p>11,591,707</text:p>
          </table:table-cell>
          <table:table-cell office:value-type="float" office:value="11284820" table:style-name="ce38">
            <text:p>11,284,820</text:p>
          </table:table-cell>
          <table:table-cell office:value-type="float" office:value="204459" table:style-name="ce38">
            <text:p>204,459</text:p>
          </table:table-cell>
          <table:table-cell office:value-type="float" office:value="106936" table:style-name="ce38">
            <text:p>106,936</text:p>
          </table:table-cell>
          <table:table-cell office:value-type="float" office:value="97523" table:style-name="ce38">
            <text:p>97,523</text:p>
          </table:table-cell>
          <table:table-cell office:value-type="float" office:value="8.9600000000000009" table:style-name="ce42">
            <text:p>8.96</text:p>
          </table:table-cell>
          <table:table-cell office:value-type="float" office:value="135839" table:style-name="ce38">
            <text:p>135,839</text:p>
          </table:table-cell>
          <table:table-cell office:value-type="float" office:value="84800" table:style-name="ce38">
            <text:p>84,800</text:p>
          </table:table-cell>
          <table:table-cell office:value-type="float" office:value="51039" table:style-name="ce38">
            <text:p>51,039</text:p>
          </table:table-cell>
          <table:table-cell office:value-type="float" office:value="5.95" table:style-name="ce42">
            <text:p>5.95</text:p>
          </table:table-cell>
          <table:table-cell office:value-type="float" office:value="68620" table:style-name="ce43">
            <text:p>68,620</text:p>
          </table:table-cell>
          <table:table-cell office:value-type="float" office:value="3.01" table:style-name="ce42">
            <text:p>3.01</text:p>
          </table:table-cell>
          <table:table-cell office:value-type="float" office:value="142669" table:style-name="ce38">
            <text:p>142,669</text:p>
          </table:table-cell>
          <table:table-cell office:value-type="float" office:value="6.25" table:style-name="ce42">
            <text:p>6.25</text:p>
          </table:table-cell>
          <table:table-cell office:value-type="float" office:value="64540" table:style-name="ce38">
            <text:p>64,540</text:p>
          </table:table-cell>
          <table:table-cell office:value-type="float" office:value="2.83" table:style-name="ce42">
            <text:p>2.83</text:p>
          </table:table-cell>
          <table:table-cell office:value-type="float" office:value="1414340" table:style-name="ce38">
            <text:p>1,414,340</text:p>
          </table:table-cell>
          <table:table-cell office:value-type="float" office:value="1376816" table:style-name="ce38">
            <text:p>1,376,816</text:p>
          </table:table-cell>
          <table:table-cell office:value-type="float" office:value="474919" table:style-name="ce37">
            <text:p>474,919</text:p>
          </table:table-cell>
          <table:table-cell table:number-columns-repeated="16361" table:style-name="ce172"/>
        </table:table-row>
        <table:table-row table:style-name="ro6">
          <table:table-cell office:value-type="string" table:number-columns-spanned="2" table:number-rows-spanned="1" table:style-name="ce243">
            <text:p>96 年</text:p>
          </table:table-cell>
          <table:covered-table-cell/>
          <table:table-cell office:value-type="float" office:value="7512449" table:style-name="ce41">
            <text:p>7,512,449</text:p>
          </table:table-cell>
          <table:table-cell office:value-type="float" office:value="22958360" table:style-name="ce38">
            <text:p>22,958,360</text:p>
          </table:table-cell>
          <table:table-cell office:value-type="float" office:value="11608767" table:style-name="ce38">
            <text:p>11,608,767</text:p>
          </table:table-cell>
          <table:table-cell office:value-type="float" office:value="11349593" table:style-name="ce38">
            <text:p>11,349,593</text:p>
          </table:table-cell>
          <table:table-cell office:value-type="float" office:value="204414" table:style-name="ce38">
            <text:p>204,414</text:p>
          </table:table-cell>
          <table:table-cell office:value-type="float" office:value="106898" table:style-name="ce38">
            <text:p>106,898</text:p>
          </table:table-cell>
          <table:table-cell office:value-type="float" office:value="97516" table:style-name="ce38">
            <text:p>97,516</text:p>
          </table:table-cell>
          <table:table-cell office:value-type="float" office:value="8.92" table:style-name="ce44">
            <text:p>8.92</text:p>
          </table:table-cell>
          <table:table-cell office:value-type="float" office:value="141111" table:style-name="ce38">
            <text:p>141,111</text:p>
          </table:table-cell>
          <table:table-cell office:value-type="float" office:value="87029" table:style-name="ce38">
            <text:p>87,029</text:p>
          </table:table-cell>
          <table:table-cell office:value-type="float" office:value="54082" table:style-name="ce38">
            <text:p>54,082</text:p>
          </table:table-cell>
          <table:table-cell office:value-type="float" office:value="6.16" table:style-name="ce42">
            <text:p>6.16</text:p>
          </table:table-cell>
          <table:table-cell office:value-type="float" office:value="63303" table:style-name="ce43">
            <text:p>63,303</text:p>
          </table:table-cell>
          <table:table-cell office:value-type="float" office:value="2.76" table:style-name="ce42">
            <text:p>2.76</text:p>
          </table:table-cell>
          <table:table-cell office:value-type="float" office:value="135041" table:style-name="ce38">
            <text:p>135,041</text:p>
          </table:table-cell>
          <table:table-cell office:value-type="float" office:value="5.89" table:style-name="ce42">
            <text:p>5.89</text:p>
          </table:table-cell>
          <table:table-cell office:value-type="float" office:value="58518" table:style-name="ce38">
            <text:p>58,518</text:p>
          </table:table-cell>
          <table:table-cell office:value-type="float" office:value="2.5499999999999998" table:style-name="ce42">
            <text:p>2.55</text:p>
          </table:table-cell>
          <table:table-cell office:value-type="float" office:value="1173040" table:style-name="ce38">
            <text:p>1,173,040</text:p>
          </table:table-cell>
          <table:table-cell office:value-type="float" office:value="1154510" table:style-name="ce38">
            <text:p>1,154,510</text:p>
          </table:table-cell>
          <table:table-cell office:value-type="float" office:value="484174" table:style-name="ce37">
            <text:p>484,174</text:p>
          </table:table-cell>
          <table:table-cell table:number-columns-repeated="16361" table:style-name="ce172"/>
        </table:table-row>
        <table:table-row table:style-name="ro6">
          <table:table-cell office:value-type="string" table:number-columns-spanned="2" table:number-rows-spanned="1" table:style-name="ce243">
            <text:p>97 年</text:p>
          </table:table-cell>
          <table:covered-table-cell/>
          <table:table-cell office:value-type="float" office:value="7655772" table:style-name="ce41">
            <text:p>7,655,772</text:p>
          </table:table-cell>
          <table:table-cell office:value-type="float" office:value="23037031" table:style-name="ce38">
            <text:p>23,037,031</text:p>
          </table:table-cell>
          <table:table-cell office:value-type="float" office:value="11626351" table:style-name="ce38">
            <text:p>11,626,351</text:p>
          </table:table-cell>
          <table:table-cell office:value-type="float" office:value="11410680" table:style-name="ce38">
            <text:p>11,410,680</text:p>
          </table:table-cell>
          <table:table-cell office:value-type="float" office:value="198733" table:style-name="ce38">
            <text:p>198,733</text:p>
          </table:table-cell>
          <table:table-cell office:value-type="float" office:value="103937" table:style-name="ce38">
            <text:p>103,937</text:p>
          </table:table-cell>
          <table:table-cell office:value-type="float" office:value="94796" table:style-name="ce38">
            <text:p>94,796</text:p>
          </table:table-cell>
          <table:table-cell office:value-type="float" office:value="8.64" table:style-name="ce42">
            <text:p>8.64</text:p>
          </table:table-cell>
          <table:table-cell office:value-type="float" office:value="143624" table:style-name="ce38">
            <text:p>143,624</text:p>
          </table:table-cell>
          <table:table-cell office:value-type="float" office:value="88541" table:style-name="ce38">
            <text:p>88,541</text:p>
          </table:table-cell>
          <table:table-cell office:value-type="float" office:value="55083" table:style-name="ce38">
            <text:p>55,083</text:p>
          </table:table-cell>
          <table:table-cell office:value-type="float" office:value="6.25" table:style-name="ce42">
            <text:p>6.25</text:p>
          </table:table-cell>
          <table:table-cell office:value-type="float" office:value="55109" table:style-name="ce43">
            <text:p>55,109</text:p>
          </table:table-cell>
          <table:table-cell office:value-type="float" office:value="2.4" table:style-name="ce42">
            <text:p>2.40</text:p>
          </table:table-cell>
          <table:table-cell office:value-type="float" office:value="154866" table:style-name="ce38">
            <text:p>154,866</text:p>
          </table:table-cell>
          <table:table-cell office:value-type="float" office:value="6.73" table:style-name="ce42">
            <text:p>6.73</text:p>
          </table:table-cell>
          <table:table-cell office:value-type="float" office:value="55995" table:style-name="ce38">
            <text:p>55,995</text:p>
          </table:table-cell>
          <table:table-cell office:value-type="float" office:value="2.4300000000000002" table:style-name="ce42">
            <text:p>2.43</text:p>
          </table:table-cell>
          <table:table-cell office:value-type="float" office:value="1196407" table:style-name="ce38">
            <text:p>1,196,407</text:p>
          </table:table-cell>
          <table:table-cell office:value-type="float" office:value="1172845" table:style-name="ce38">
            <text:p>1,172,845</text:p>
          </table:table-cell>
          <table:table-cell office:value-type="float" office:value="494107" table:style-name="ce37">
            <text:p>494,107</text:p>
          </table:table-cell>
          <table:table-cell table:number-columns-repeated="16361" table:style-name="ce172"/>
        </table:table-row>
        <table:table-row table:style-name="ro6">
          <table:table-cell office:value-type="string" table:number-columns-spanned="2" table:number-rows-spanned="1" table:style-name="ce243">
            <text:p>98 年</text:p>
          </table:table-cell>
          <table:covered-table-cell/>
          <table:table-cell office:value-type="float" office:value="7805834" table:style-name="ce41">
            <text:p>7,805,834</text:p>
          </table:table-cell>
          <table:table-cell office:value-type="float" office:value="23119772" table:style-name="ce38">
            <text:p>23,119,772</text:p>
          </table:table-cell>
          <table:table-cell office:value-type="float" office:value="11636734" table:style-name="ce38">
            <text:p>11,636,734</text:p>
          </table:table-cell>
          <table:table-cell office:value-type="float" office:value="11483038" table:style-name="ce38">
            <text:p>11,483,038</text:p>
          </table:table-cell>
          <table:table-cell office:value-type="float" office:value="191310" table:style-name="ce38">
            <text:p>191,310</text:p>
          </table:table-cell>
          <table:table-cell office:value-type="float" office:value="99492" table:style-name="ce38">
            <text:p>99,492</text:p>
          </table:table-cell>
          <table:table-cell office:value-type="float" office:value="91818" table:style-name="ce38">
            <text:p>91,818</text:p>
          </table:table-cell>
          <table:table-cell office:value-type="float" office:value="8.2899999999999991" table:style-name="ce42">
            <text:p>8.29</text:p>
          </table:table-cell>
          <table:table-cell office:value-type="float" office:value="143582" table:style-name="ce38">
            <text:p>143,582</text:p>
          </table:table-cell>
          <table:table-cell office:value-type="float" office:value="88088" table:style-name="ce38">
            <text:p>88,088</text:p>
          </table:table-cell>
          <table:table-cell office:value-type="float" office:value="55494" table:style-name="ce38">
            <text:p>55,494</text:p>
          </table:table-cell>
          <table:table-cell office:value-type="float" office:value="6.22" table:style-name="ce42">
            <text:p>6.22</text:p>
          </table:table-cell>
          <table:table-cell office:value-type="float" office:value="47728" table:style-name="ce43">
            <text:p>47,728</text:p>
          </table:table-cell>
          <table:table-cell office:value-type="float" office:value="2.0699999999999998" table:style-name="ce42">
            <text:p>2.07</text:p>
          </table:table-cell>
          <table:table-cell office:value-type="float" office:value="117099" table:style-name="ce38">
            <text:p>117,099</text:p>
          </table:table-cell>
          <table:table-cell office:value-type="float" office:value="5.07" table:style-name="ce42">
            <text:p>5.07</text:p>
          </table:table-cell>
          <table:table-cell office:value-type="float" office:value="57223" table:style-name="ce38">
            <text:p>57,223</text:p>
          </table:table-cell>
          <table:table-cell office:value-type="float" office:value="2.48" table:style-name="ce42">
            <text:p>2.48</text:p>
          </table:table-cell>
          <table:table-cell office:value-type="float" office:value="1198561" table:style-name="ce38">
            <text:p>1,198,561</text:p>
          </table:table-cell>
          <table:table-cell office:value-type="float" office:value="1163548" table:style-name="ce38">
            <text:p>1,163,548</text:p>
          </table:table-cell>
          <table:table-cell office:value-type="float" office:value="504531" table:style-name="ce37">
            <text:p>504,531</text:p>
          </table:table-cell>
          <table:table-cell table:number-columns-repeated="16361" table:style-name="ce172"/>
        </table:table-row>
        <table:table-row table:style-name="ro6">
          <table:table-cell office:value-type="string" table:number-columns-spanned="2" table:number-rows-spanned="1" table:style-name="ce243">
            <text:p>99 年</text:p>
          </table:table-cell>
          <table:covered-table-cell/>
          <table:table-cell office:value-type="float" office:value="7937024" table:style-name="ce41">
            <text:p>7,937,024</text:p>
          </table:table-cell>
          <table:table-cell office:value-type="float" office:value="23162123" table:style-name="ce38">
            <text:p>23,162,123</text:p>
          </table:table-cell>
          <table:table-cell office:value-type="float" office:value="11635225" table:style-name="ce38">
            <text:p>11,635,225</text:p>
          </table:table-cell>
          <table:table-cell office:value-type="float" office:value="11526898" table:style-name="ce38">
            <text:p>11,526,898</text:p>
          </table:table-cell>
          <table:table-cell office:value-type="float" office:value="166886" table:style-name="ce38">
            <text:p>166,886</text:p>
          </table:table-cell>
          <table:table-cell office:value-type="float" office:value="87213" table:style-name="ce38">
            <text:p>87,213</text:p>
          </table:table-cell>
          <table:table-cell office:value-type="float" office:value="79673" table:style-name="ce38">
            <text:p>79,673</text:p>
          </table:table-cell>
          <table:table-cell office:value-type="float" office:value="7.21" table:style-name="ce42">
            <text:p>7.21</text:p>
          </table:table-cell>
          <table:table-cell office:value-type="float" office:value="145772" table:style-name="ce38">
            <text:p>145,772</text:p>
          </table:table-cell>
          <table:table-cell office:value-type="float" office:value="89152" table:style-name="ce38">
            <text:p>89,152</text:p>
          </table:table-cell>
          <table:table-cell office:value-type="float" office:value="56620" table:style-name="ce38">
            <text:p>56,620</text:p>
          </table:table-cell>
          <table:table-cell office:value-type="float" office:value="6.3" table:style-name="ce42">
            <text:p>6.30</text:p>
          </table:table-cell>
          <table:table-cell office:value-type="float" office:value="21114" table:style-name="ce43">
            <text:p>21,114</text:p>
          </table:table-cell>
          <table:table-cell office:value-type="float" office:value="0.91" table:style-name="ce42">
            <text:p>0.91</text:p>
          </table:table-cell>
          <table:table-cell office:value-type="float" office:value="138819" table:style-name="ce38">
            <text:p>138,819</text:p>
          </table:table-cell>
          <table:table-cell office:value-type="float" office:value="6" table:style-name="ce42">
            <text:p>6.00</text:p>
          </table:table-cell>
          <table:table-cell office:value-type="float" office:value="58115" table:style-name="ce38">
            <text:p>58,115</text:p>
          </table:table-cell>
          <table:table-cell office:value-type="float" office:value="2.5099999999999998" table:style-name="ce42">
            <text:p>2.51</text:p>
          </table:table-cell>
          <table:table-cell office:value-type="float" office:value="1213899" table:style-name="ce38">
            <text:p>1,213,899</text:p>
          </table:table-cell>
          <table:table-cell office:value-type="float" office:value="1192662" table:style-name="ce38">
            <text:p>1,192,662</text:p>
          </table:table-cell>
          <table:table-cell office:value-type="float" office:value="512701" table:style-name="ce37">
            <text:p>512,701</text:p>
          </table:table-cell>
          <table:table-cell table:number-columns-repeated="16361" table:style-name="ce171"/>
        </table:table-row>
        <table:table-row table:style-name="ro6">
          <table:table-cell office:value-type="string" table:number-columns-spanned="2" table:number-rows-spanned="1" table:style-name="ce244">
            <text:p>100年</text:p>
          </table:table-cell>
          <table:covered-table-cell/>
          <table:table-cell office:value-type="float" office:value="8057761" table:style-name="ce38">
            <text:p>8,057,761</text:p>
          </table:table-cell>
          <table:table-cell office:value-type="float" office:value="23224912" table:style-name="ce38">
            <text:p>23,224,912</text:p>
          </table:table-cell>
          <table:table-cell office:value-type="float" office:value="11645674" table:style-name="ce38">
            <text:p>11,645,674</text:p>
          </table:table-cell>
          <table:table-cell office:value-type="float" office:value="11579238" table:style-name="ce38">
            <text:p>11,579,238</text:p>
          </table:table-cell>
          <table:table-cell office:value-type="float" office:value="196627" table:style-name="ce38">
            <text:p>196,627</text:p>
          </table:table-cell>
          <table:table-cell office:value-type="float" office:value="101943" table:style-name="ce38">
            <text:p>101,943</text:p>
          </table:table-cell>
          <table:table-cell office:value-type="float" office:value="94684" table:style-name="ce38">
            <text:p>94,684</text:p>
          </table:table-cell>
          <table:table-cell office:value-type="float" office:value="8.48" table:style-name="ce39">
            <text:p><text:s text:c="3"/>8.48</text:p>
          </table:table-cell>
          <table:table-cell office:value-type="float" office:value="152915" table:style-name="ce38">
            <text:p>152,915</text:p>
          </table:table-cell>
          <table:table-cell office:value-type="float" office:value="93810" table:style-name="ce38">
            <text:p>93,810</text:p>
          </table:table-cell>
          <table:table-cell office:value-type="float" office:value="59105" table:style-name="ce38">
            <text:p>59,105</text:p>
          </table:table-cell>
          <table:table-cell office:value-type="float" office:value="6.59" table:style-name="ce39">
            <text:p><text:s text:c="3"/>6.59</text:p>
          </table:table-cell>
          <table:table-cell office:value-type="float" office:value="43712" table:style-name="ce38">
            <text:p>43,712</text:p>
          </table:table-cell>
          <table:table-cell office:value-type="float" office:value="1.88" table:style-name="ce39">
            <text:p><text:s text:c="3"/>1.88</text:p>
          </table:table-cell>
          <table:table-cell office:value-type="float" office:value="165327" table:style-name="ce38">
            <text:p>165,327</text:p>
          </table:table-cell>
          <table:table-cell office:value-type="float" office:value="7.13" table:style-name="ce39">
            <text:p><text:s text:c="3"/>7.13</text:p>
          </table:table-cell>
          <table:table-cell office:value-type="float" office:value="57008" table:style-name="ce38">
            <text:p>57,008</text:p>
          </table:table-cell>
          <table:table-cell office:value-type="float" office:value="2.46" table:style-name="ce39">
            <text:p><text:s text:c="3"/>2.46</text:p>
          </table:table-cell>
          <table:table-cell office:value-type="float" office:value="1128449" table:style-name="ce38">
            <text:p>1,128,449</text:p>
          </table:table-cell>
          <table:table-cell office:value-type="float" office:value="1109372" table:style-name="ce38">
            <text:p>1,109,372</text:p>
          </table:table-cell>
          <table:table-cell office:value-type="float" office:value="519984" table:style-name="ce37">
            <text:p>519,984</text:p>
          </table:table-cell>
          <table:table-cell table:number-columns-repeated="16361" table:style-name="ce172"/>
        </table:table-row>
        <table:table-row table:style-name="ro6">
          <table:table-cell office:value-type="string" table:number-columns-spanned="2" table:number-rows-spanned="1" table:style-name="ce244">
            <text:p>101年</text:p>
          </table:table-cell>
          <table:covered-table-cell/>
          <table:table-cell office:value-type="float" office:value="8186432" table:style-name="ce41">
            <text:p>8,186,432</text:p>
          </table:table-cell>
          <table:table-cell office:value-type="float" office:value="23315822" table:style-name="ce41">
            <text:p>23,315,822</text:p>
          </table:table-cell>
          <table:table-cell office:value-type="float" office:value="11673319" table:style-name="ce41">
            <text:p>11,673,319</text:p>
          </table:table-cell>
          <table:table-cell office:value-type="float" office:value="11642503" table:style-name="ce41">
            <text:p>11,642,503</text:p>
          </table:table-cell>
          <table:table-cell office:value-type="float" office:value="229481" table:style-name="ce38">
            <text:p>229,481</text:p>
          </table:table-cell>
          <table:table-cell office:value-type="float" office:value="118848" table:style-name="ce38">
            <text:p>118,848</text:p>
          </table:table-cell>
          <table:table-cell office:value-type="float" office:value="110633" table:style-name="ce38">
            <text:p>110,633</text:p>
          </table:table-cell>
          <table:table-cell office:value-type="float" office:value="9.86" table:style-name="ce40">
            <text:p><text:s text:c="3"/>9.86</text:p>
          </table:table-cell>
          <table:table-cell office:value-type="float" office:value="154251" table:style-name="ce38">
            <text:p>154,251</text:p>
          </table:table-cell>
          <table:table-cell office:value-type="float" office:value="93618" table:style-name="ce38">
            <text:p>93,618</text:p>
          </table:table-cell>
          <table:table-cell office:value-type="float" office:value="60633" table:style-name="ce38">
            <text:p>60,633</text:p>
          </table:table-cell>
          <table:table-cell office:value-type="float" office:value="6.63" table:style-name="ce39">
            <text:p><text:s text:c="3"/>6.63</text:p>
          </table:table-cell>
          <table:table-cell office:value-type="float" office:value="75230" table:style-name="ce38">
            <text:p>75,230</text:p>
          </table:table-cell>
          <table:table-cell office:value-type="float" office:value="3.23" table:style-name="ce39">
            <text:p><text:s text:c="3"/>3.23</text:p>
          </table:table-cell>
          <table:table-cell office:value-type="float" office:value="143384" table:style-name="ce38">
            <text:p>143,384</text:p>
          </table:table-cell>
          <table:table-cell office:value-type="float" office:value="6.16" table:style-name="ce39">
            <text:p><text:s text:c="3"/>6.16</text:p>
          </table:table-cell>
          <table:table-cell office:value-type="float" office:value="55980" table:style-name="ce38">
            <text:p>55,980</text:p>
          </table:table-cell>
          <table:table-cell office:value-type="float" office:value="2.41" table:style-name="ce39">
            <text:p><text:s text:c="3"/>2.41</text:p>
          </table:table-cell>
          <table:table-cell office:value-type="float" office:value="1118006" table:style-name="ce38">
            <text:p>1,118,006</text:p>
          </table:table-cell>
          <table:table-cell office:value-type="float" office:value="1102326" table:style-name="ce38">
            <text:p>1,102,326</text:p>
          </table:table-cell>
          <table:table-cell office:value-type="float" office:value="527250" table:style-name="ce37">
            <text:p>527,250</text:p>
          </table:table-cell>
          <table:table-cell table:number-columns-repeated="16361" table:style-name="ce173"/>
        </table:table-row>
        <table:table-row table:style-name="ro6">
          <table:table-cell office:value-type="string" table:number-columns-spanned="2" table:number-rows-spanned="1" table:style-name="ce243">
            <text:p>102年</text:p>
          </table:table-cell>
          <table:covered-table-cell/>
          <table:table-cell office:value-type="float" office:value="8286260" table:style-name="ce38">
            <text:p>8,286,260</text:p>
          </table:table-cell>
          <table:table-cell office:value-type="float" office:value="23373517" table:style-name="ce38">
            <text:p>23,373,517</text:p>
          </table:table-cell>
          <table:table-cell office:value-type="float" office:value="11684674" table:style-name="ce38">
            <text:p>11,684,674</text:p>
          </table:table-cell>
          <table:table-cell office:value-type="float" office:value="11688843" table:style-name="ce38">
            <text:p>11,688,843</text:p>
          </table:table-cell>
          <table:table-cell office:value-type="float" office:value="199113" table:style-name="ce38">
            <text:p>199,113</text:p>
          </table:table-cell>
          <table:table-cell office:value-type="float" office:value="103120" table:style-name="ce38">
            <text:p>103,120</text:p>
          </table:table-cell>
          <table:table-cell office:value-type="float" office:value="95993" table:style-name="ce38">
            <text:p>95,993</text:p>
          </table:table-cell>
          <table:table-cell office:value-type="float" office:value="8.5299999999999994" table:style-name="ce39">
            <text:p><text:s text:c="3"/>8.53</text:p>
          </table:table-cell>
          <table:table-cell office:value-type="float" office:value="155908" table:style-name="ce38">
            <text:p>155,908</text:p>
          </table:table-cell>
          <table:table-cell office:value-type="float" office:value="94505" table:style-name="ce38">
            <text:p>94,505</text:p>
          </table:table-cell>
          <table:table-cell office:value-type="float" office:value="61403" table:style-name="ce38">
            <text:p>61,403</text:p>
          </table:table-cell>
          <table:table-cell office:value-type="float" office:value="6.68" table:style-name="ce39">
            <text:p><text:s text:c="3"/>6.68</text:p>
          </table:table-cell>
          <table:table-cell office:value-type="float" office:value="43205" table:style-name="ce38">
            <text:p>43,205</text:p>
          </table:table-cell>
          <table:table-cell office:value-type="float" office:value="1.85" table:style-name="ce39">
            <text:p><text:s text:c="3"/>1.85</text:p>
          </table:table-cell>
          <table:table-cell office:value-type="float" office:value="147636" table:style-name="ce38">
            <text:p>147,636</text:p>
          </table:table-cell>
          <table:table-cell office:value-type="float" office:value="6.32" table:style-name="ce39">
            <text:p><text:s text:c="3"/>6.32</text:p>
          </table:table-cell>
          <table:table-cell office:value-type="float" office:value="53604" table:style-name="ce38">
            <text:p>53,604</text:p>
          </table:table-cell>
          <table:table-cell office:value-type="float" office:value="2.2999999999999998" table:style-name="ce39">
            <text:p><text:s text:c="3"/>2.30</text:p>
          </table:table-cell>
          <table:table-cell office:value-type="float" office:value="1079702" table:style-name="ce38">
            <text:p>1,079,702</text:p>
          </table:table-cell>
          <table:table-cell office:value-type="float" office:value="1065212" table:style-name="ce38">
            <text:p>1,065,212</text:p>
          </table:table-cell>
          <table:table-cell office:value-type="float" office:value="533601" table:style-name="ce37">
            <text:p>533,601</text:p>
          </table:table-cell>
          <table:table-cell table:number-columns-repeated="16361" table:style-name="ce171"/>
        </table:table-row>
        <table:table-row table:style-name="ro5">
          <table:table-cell office:value-type="string" table:number-columns-spanned="2" table:number-rows-spanned="1" table:style-name="ce243">
            <text:p>103年</text:p>
          </table:table-cell>
          <table:covered-table-cell/>
          <table:table-cell office:value-type="float" office:value="8382699" table:style-name="ce38">
            <text:p>8,382,699</text:p>
          </table:table-cell>
          <table:table-cell office:value-type="float" office:value="23433753" table:style-name="ce38">
            <text:p>23,433,753</text:p>
          </table:table-cell>
          <table:table-cell office:value-type="float" office:value="11697971" table:style-name="ce38">
            <text:p>11,697,971</text:p>
          </table:table-cell>
          <table:table-cell office:value-type="float" office:value="11735782" table:style-name="ce38">
            <text:p>11,735,782</text:p>
          </table:table-cell>
          <table:table-cell office:value-type="float" office:value="210383" table:style-name="ce38">
            <text:p>210,383</text:p>
          </table:table-cell>
          <table:table-cell office:value-type="float" office:value="108817" table:style-name="ce38">
            <text:p>108,817</text:p>
          </table:table-cell>
          <table:table-cell office:value-type="float" office:value="101566" table:style-name="ce38">
            <text:p>101,566</text:p>
          </table:table-cell>
          <table:table-cell office:value-type="float" office:value="8.99" table:style-name="ce39">
            <text:p><text:s text:c="3"/>8.99</text:p>
          </table:table-cell>
          <table:table-cell office:value-type="float" office:value="163929" table:style-name="ce38">
            <text:p>163,929</text:p>
          </table:table-cell>
          <table:table-cell office:value-type="float" office:value="98733" table:style-name="ce38">
            <text:p>98,733</text:p>
          </table:table-cell>
          <table:table-cell office:value-type="float" office:value="65196" table:style-name="ce38">
            <text:p>65,196</text:p>
          </table:table-cell>
          <table:table-cell office:value-type="float" office:value="7" table:style-name="ce39">
            <text:p><text:s text:c="3"/>7.00</text:p>
          </table:table-cell>
          <table:table-cell office:value-type="float" office:value="46454" table:style-name="ce38">
            <text:p>46,454</text:p>
          </table:table-cell>
          <table:table-cell office:value-type="float" office:value="1.98" table:style-name="ce39">
            <text:p><text:s text:c="3"/>1.98</text:p>
          </table:table-cell>
          <table:table-cell office:value-type="float" office:value="149287" table:style-name="ce38">
            <text:p>149,287</text:p>
          </table:table-cell>
          <table:table-cell office:value-type="float" office:value="6.38" table:style-name="ce39">
            <text:p><text:s text:c="3"/>6.38</text:p>
          </table:table-cell>
          <table:table-cell office:value-type="float" office:value="53190" table:style-name="ce38">
            <text:p>53,190</text:p>
          </table:table-cell>
          <table:table-cell office:value-type="float" office:value="2.27" table:style-name="ce39">
            <text:p><text:s text:c="3"/>2.27</text:p>
          </table:table-cell>
          <table:table-cell office:value-type="float" office:value="1073783" table:style-name="ce38">
            <text:p>1,073,783</text:p>
          </table:table-cell>
          <table:table-cell office:value-type="float" office:value="1060001" table:style-name="ce38">
            <text:p>1,060,001</text:p>
          </table:table-cell>
          <table:table-cell office:value-type="float" office:value="540023" table:style-name="ce37">
            <text:p>540,023</text:p>
          </table:table-cell>
          <table:table-cell table:number-columns-repeated="16361" table:style-name="ce171"/>
        </table:table-row>
        <table:table-row table:style-name="ro5">
          <table:table-cell office:value-type="string" table:number-columns-spanned="2" table:number-rows-spanned="1" table:style-name="ce181">
            <text:p>1 月</text:p>
          </table:table-cell>
          <table:covered-table-cell/>
          <table:table-cell office:value-type="float" office:value="8290235" table:style-name="ce13">
            <text:p>8,290,235</text:p>
          </table:table-cell>
          <table:table-cell office:value-type="float" office:value="23377515" table:style-name="ce13">
            <text:p>23,377,515</text:p>
          </table:table-cell>
          <table:table-cell office:value-type="float" office:value="11685438" table:style-name="ce13">
            <text:p>11,685,438</text:p>
          </table:table-cell>
          <table:table-cell office:value-type="float" office:value="11692077" table:style-name="ce13">
            <text:p>11,692,077</text:p>
          </table:table-cell>
          <table:table-cell office:value-type="float" office:value="15716" table:style-name="ce13">
            <text:p>15,716</text:p>
          </table:table-cell>
          <table:table-cell office:value-type="float" office:value="8310" table:style-name="ce13">
            <text:p>8,310</text:p>
          </table:table-cell>
          <table:table-cell office:value-type="float" office:value="7406" table:style-name="ce13">
            <text:p>7,406</text:p>
          </table:table-cell>
          <table:table-cell office:value-type="float" office:value="7.92" table:style-name="ce35">
            <text:p>7.92</text:p>
          </table:table-cell>
          <table:table-cell office:value-type="float" office:value="13935" table:style-name="ce13">
            <text:p>13,935</text:p>
          </table:table-cell>
          <table:table-cell office:value-type="float" office:value="8365" table:style-name="ce13">
            <text:p>8,365</text:p>
          </table:table-cell>
          <table:table-cell office:value-type="float" office:value="5570" table:style-name="ce13">
            <text:p>5,570</text:p>
          </table:table-cell>
          <table:table-cell office:value-type="float" office:value="7.02" table:style-name="ce35">
            <text:p>7.02</text:p>
          </table:table-cell>
          <table:table-cell office:value-type="float" office:value="1781" table:style-name="ce36">
            <text:p><text:s text:c="3"/>1,781</text:p>
          </table:table-cell>
          <table:table-cell office:value-type="float" office:value="0.9" table:style-name="ce35">
            <text:p>0.90</text:p>
          </table:table-cell>
          <table:table-cell office:value-type="float" office:value="16455" table:style-name="ce13">
            <text:p>16,455</text:p>
          </table:table-cell>
          <table:table-cell office:value-type="float" office:value="8.2899999999999991" table:style-name="ce35">
            <text:p>8.29</text:p>
          </table:table-cell>
          <table:table-cell office:value-type="float" office:value="3779" table:style-name="ce13">
            <text:p>3,779</text:p>
          </table:table-cell>
          <table:table-cell office:value-type="float" office:value="1.9" table:style-name="ce35">
            <text:p>1.90</text:p>
          </table:table-cell>
          <table:table-cell office:value-type="float" office:value="77521" table:style-name="ce13">
            <text:p>77,521</text:p>
          </table:table-cell>
          <table:table-cell office:value-type="float" office:value="75304" table:style-name="ce13">
            <text:p>75,304</text:p>
          </table:table-cell>
          <table:table-cell office:value-type="float" office:value="534007" table:style-name="ce34">
            <text:p>534,007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181">
            <text:p>2 月</text:p>
          </table:table-cell>
          <table:covered-table-cell/>
          <table:table-cell office:value-type="float" office:value="8293789" table:style-name="ce13">
            <text:p>8,293,789</text:p>
          </table:table-cell>
          <table:table-cell office:value-type="float" office:value="23379129" table:style-name="ce13">
            <text:p>23,379,129</text:p>
          </table:table-cell>
          <table:table-cell office:value-type="float" office:value="11684625" table:style-name="ce13">
            <text:p>11,684,625</text:p>
          </table:table-cell>
          <table:table-cell office:value-type="float" office:value="11694504" table:style-name="ce13">
            <text:p>11,694,504</text:p>
          </table:table-cell>
          <table:table-cell office:value-type="float" office:value="15357" table:style-name="ce13">
            <text:p>15,357</text:p>
          </table:table-cell>
          <table:table-cell office:value-type="float" office:value="7851" table:style-name="ce13">
            <text:p>7,851</text:p>
          </table:table-cell>
          <table:table-cell office:value-type="float" office:value="7506" table:style-name="ce13">
            <text:p>7,506</text:p>
          </table:table-cell>
          <table:table-cell office:value-type="float" office:value="8.56" table:style-name="ce35">
            <text:p>8.56</text:p>
          </table:table-cell>
          <table:table-cell office:value-type="float" office:value="15349" table:style-name="ce13">
            <text:p>15,349</text:p>
          </table:table-cell>
          <table:table-cell office:value-type="float" office:value="9248" table:style-name="ce13">
            <text:p>9,248</text:p>
          </table:table-cell>
          <table:table-cell office:value-type="float" office:value="6101" table:style-name="ce13">
            <text:p>6,101</text:p>
          </table:table-cell>
          <table:table-cell office:value-type="float" office:value="8.56" table:style-name="ce35">
            <text:p>8.56</text:p>
          </table:table-cell>
          <table:table-cell office:value-type="float" office:value="8" table:style-name="ce36">
            <text:p><text:s text:c="3"/>8</text:p>
          </table:table-cell>
          <table:table-cell office:value-type="string" table:style-name="ce174">
            <text:p><text:s text:c="5"/>0.00</text:p>
          </table:table-cell>
          <table:table-cell office:value-type="float" office:value="9616" table:style-name="ce13">
            <text:p>9,616</text:p>
          </table:table-cell>
          <table:table-cell office:value-type="float" office:value="5.36" table:style-name="ce35">
            <text:p>5.36</text:p>
          </table:table-cell>
          <table:table-cell office:value-type="float" office:value="3851" table:style-name="ce13">
            <text:p>3,851</text:p>
          </table:table-cell>
          <table:table-cell office:value-type="float" office:value="2.15" table:style-name="ce35">
            <text:p>2.15</text:p>
          </table:table-cell>
          <table:table-cell office:value-type="float" office:value="77189" table:style-name="ce13">
            <text:p>77,189</text:p>
          </table:table-cell>
          <table:table-cell office:value-type="float" office:value="75583" table:style-name="ce13">
            <text:p>75,583</text:p>
          </table:table-cell>
          <table:table-cell office:value-type="float" office:value="534561" table:style-name="ce34">
            <text:p>534,561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181">
            <text:p>3 月</text:p>
          </table:table-cell>
          <table:covered-table-cell/>
          <table:table-cell office:value-type="float" office:value="8300560" table:style-name="ce13">
            <text:p>8,300,560</text:p>
          </table:table-cell>
          <table:table-cell office:value-type="float" office:value="23379594" table:style-name="ce13">
            <text:p>23,379,594</text:p>
          </table:table-cell>
          <table:table-cell office:value-type="float" office:value="11683396" table:style-name="ce13">
            <text:p>11,683,396</text:p>
          </table:table-cell>
          <table:table-cell office:value-type="float" office:value="11696198" table:style-name="ce13">
            <text:p>11,696,198</text:p>
          </table:table-cell>
          <table:table-cell office:value-type="float" office:value="17588" table:style-name="ce13">
            <text:p>17,588</text:p>
          </table:table-cell>
          <table:table-cell office:value-type="float" office:value="9053" table:style-name="ce13">
            <text:p>9,053</text:p>
          </table:table-cell>
          <table:table-cell office:value-type="float" office:value="8535" table:style-name="ce13">
            <text:p>8,535</text:p>
          </table:table-cell>
          <table:table-cell office:value-type="float" office:value="8.86" table:style-name="ce35">
            <text:p>8.86</text:p>
          </table:table-cell>
          <table:table-cell office:value-type="float" office:value="15465" table:style-name="ce13">
            <text:p>15,465</text:p>
          </table:table-cell>
          <table:table-cell office:value-type="float" office:value="9246" table:style-name="ce13">
            <text:p>9,246</text:p>
          </table:table-cell>
          <table:table-cell office:value-type="float" office:value="6219" table:style-name="ce13">
            <text:p>6,219</text:p>
          </table:table-cell>
          <table:table-cell office:value-type="float" office:value="7.79" table:style-name="ce35">
            <text:p>7.79</text:p>
          </table:table-cell>
          <table:table-cell office:value-type="float" office:value="2123" table:style-name="ce36">
            <text:p><text:s text:c="3"/>2,123</text:p>
          </table:table-cell>
          <table:table-cell office:value-type="float" office:value="1.07" table:style-name="ce35">
            <text:p>1.07</text:p>
          </table:table-cell>
          <table:table-cell office:value-type="float" office:value="13000" table:style-name="ce13">
            <text:p>13,000</text:p>
          </table:table-cell>
          <table:table-cell office:value-type="float" office:value="6.55" table:style-name="ce35">
            <text:p>6.55</text:p>
          </table:table-cell>
          <table:table-cell office:value-type="float" office:value="4605" table:style-name="ce13">
            <text:p>4,605</text:p>
          </table:table-cell>
          <table:table-cell office:value-type="float" office:value="2.3199999999999998" table:style-name="ce35">
            <text:p>2.32</text:p>
          </table:table-cell>
          <table:table-cell office:value-type="float" office:value="96549" table:style-name="ce13">
            <text:p>96,549</text:p>
          </table:table-cell>
          <table:table-cell office:value-type="float" office:value="98207" table:style-name="ce13">
            <text:p>98,207</text:p>
          </table:table-cell>
          <table:table-cell office:value-type="float" office:value="534981" table:style-name="ce34">
            <text:p>534,981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181">
            <text:p>4 月</text:p>
          </table:table-cell>
          <table:covered-table-cell/>
          <table:table-cell office:value-type="float" office:value="8308440" table:style-name="ce13">
            <text:p>8,308,440</text:p>
          </table:table-cell>
          <table:table-cell office:value-type="float" office:value="23382948" table:style-name="ce13">
            <text:p>23,382,948</text:p>
          </table:table-cell>
          <table:table-cell office:value-type="float" office:value="11683631" table:style-name="ce13">
            <text:p>11,683,631</text:p>
          </table:table-cell>
          <table:table-cell office:value-type="float" office:value="11699317" table:style-name="ce13">
            <text:p>11,699,317</text:p>
          </table:table-cell>
          <table:table-cell office:value-type="float" office:value="17507" table:style-name="ce13">
            <text:p>17,507</text:p>
          </table:table-cell>
          <table:table-cell office:value-type="float" office:value="9007" table:style-name="ce13">
            <text:p>9,007</text:p>
          </table:table-cell>
          <table:table-cell office:value-type="float" office:value="8500" table:style-name="ce13">
            <text:p>8,500</text:p>
          </table:table-cell>
          <table:table-cell office:value-type="float" office:value="9.11" table:style-name="ce35">
            <text:p>9.11</text:p>
          </table:table-cell>
          <table:table-cell office:value-type="float" office:value="14114" table:style-name="ce13">
            <text:p>14,114</text:p>
          </table:table-cell>
          <table:table-cell office:value-type="float" office:value="8527" table:style-name="ce13">
            <text:p>8,527</text:p>
          </table:table-cell>
          <table:table-cell office:value-type="float" office:value="5587" table:style-name="ce13">
            <text:p>5,587</text:p>
          </table:table-cell>
          <table:table-cell office:value-type="float" office:value="7.34" table:style-name="ce35">
            <text:p>7.34</text:p>
          </table:table-cell>
          <table:table-cell office:value-type="float" office:value="3393" table:style-name="ce36">
            <text:p><text:s text:c="3"/>3,393</text:p>
          </table:table-cell>
          <table:table-cell office:value-type="float" office:value="1.77" table:style-name="ce35">
            <text:p>1.77</text:p>
          </table:table-cell>
          <table:table-cell office:value-type="float" office:value="9707" table:style-name="ce13">
            <text:p>9,707</text:p>
          </table:table-cell>
          <table:table-cell office:value-type="float" office:value="5.05" table:style-name="ce35">
            <text:p>5.05</text:p>
          </table:table-cell>
          <table:table-cell office:value-type="float" office:value="4608" table:style-name="ce13">
            <text:p>4,608</text:p>
          </table:table-cell>
          <table:table-cell office:value-type="float" office:value="2.4" table:style-name="ce35">
            <text:p>2.40</text:p>
          </table:table-cell>
          <table:table-cell office:value-type="float" office:value="99151" table:style-name="ce13">
            <text:p>99,151</text:p>
          </table:table-cell>
          <table:table-cell office:value-type="float" office:value="99190" table:style-name="ce13">
            <text:p>99,190</text:p>
          </table:table-cell>
          <table:table-cell office:value-type="float" office:value="535492" table:style-name="ce34">
            <text:p>535,492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181">
            <text:p>5 月</text:p>
          </table:table-cell>
          <table:covered-table-cell/>
          <table:table-cell office:value-type="float" office:value="8320686" table:style-name="ce13">
            <text:p>8,320,686</text:p>
          </table:table-cell>
          <table:table-cell office:value-type="float" office:value="23386883" table:style-name="ce13">
            <text:p>23,386,883</text:p>
          </table:table-cell>
          <table:table-cell office:value-type="float" office:value="11684092" table:style-name="ce13">
            <text:p>11,684,092</text:p>
          </table:table-cell>
          <table:table-cell office:value-type="float" office:value="11702791" table:style-name="ce13">
            <text:p>11,702,791</text:p>
          </table:table-cell>
          <table:table-cell office:value-type="float" office:value="15658" table:style-name="ce13">
            <text:p>15,658</text:p>
          </table:table-cell>
          <table:table-cell office:value-type="float" office:value="8109" table:style-name="ce13">
            <text:p>8,109</text:p>
          </table:table-cell>
          <table:table-cell office:value-type="float" office:value="7549" table:style-name="ce13">
            <text:p>7,549</text:p>
          </table:table-cell>
          <table:table-cell office:value-type="float" office:value="7.88" table:style-name="ce35">
            <text:p>7.88</text:p>
          </table:table-cell>
          <table:table-cell office:value-type="float" office:value="13187" table:style-name="ce13">
            <text:p>13,187</text:p>
          </table:table-cell>
          <table:table-cell office:value-type="float" office:value="7929" table:style-name="ce13">
            <text:p>7,929</text:p>
          </table:table-cell>
          <table:table-cell office:value-type="float" office:value="5258" table:style-name="ce13">
            <text:p>5,258</text:p>
          </table:table-cell>
          <table:table-cell office:value-type="float" office:value="6.64" table:style-name="ce35">
            <text:p>6.64</text:p>
          </table:table-cell>
          <table:table-cell office:value-type="float" office:value="2471" table:style-name="ce36">
            <text:p><text:s text:c="3"/>2,471</text:p>
          </table:table-cell>
          <table:table-cell office:value-type="float" office:value="1.24" table:style-name="ce35">
            <text:p>1.24</text:p>
          </table:table-cell>
          <table:table-cell office:value-type="float" office:value="18308" table:style-name="ce13">
            <text:p>18,308</text:p>
          </table:table-cell>
          <table:table-cell office:value-type="float" office:value="9.2200000000000006" table:style-name="ce35">
            <text:p>9.22</text:p>
          </table:table-cell>
          <table:table-cell office:value-type="float" office:value="4641" table:style-name="ce13">
            <text:p>4,641</text:p>
          </table:table-cell>
          <table:table-cell office:value-type="float" office:value="2.34" table:style-name="ce35">
            <text:p>2.34</text:p>
          </table:table-cell>
          <table:table-cell office:value-type="float" office:value="109538" table:style-name="ce13">
            <text:p>109,538</text:p>
          </table:table-cell>
          <table:table-cell office:value-type="float" office:value="108074" table:style-name="ce13">
            <text:p>108,074</text:p>
          </table:table-cell>
          <table:table-cell office:value-type="float" office:value="535953" table:style-name="ce34">
            <text:p>535,953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181">
            <text:p>6 月</text:p>
          </table:table-cell>
          <table:covered-table-cell/>
          <table:table-cell office:value-type="float" office:value="8329623" table:style-name="ce13">
            <text:p>8,329,623</text:p>
          </table:table-cell>
          <table:table-cell office:value-type="float" office:value="23392036" table:style-name="ce13">
            <text:p>23,392,036</text:p>
          </table:table-cell>
          <table:table-cell office:value-type="float" office:value="11685478" table:style-name="ce13">
            <text:p>11,685,478</text:p>
          </table:table-cell>
          <table:table-cell office:value-type="float" office:value="11706558" table:style-name="ce13">
            <text:p>11,706,558</text:p>
          </table:table-cell>
          <table:table-cell office:value-type="float" office:value="16420" table:style-name="ce13">
            <text:p>16,420</text:p>
          </table:table-cell>
          <table:table-cell office:value-type="float" office:value="8502" table:style-name="ce13">
            <text:p>8,502</text:p>
          </table:table-cell>
          <table:table-cell office:value-type="float" office:value="7918" table:style-name="ce13">
            <text:p>7,918</text:p>
          </table:table-cell>
          <table:table-cell office:value-type="float" office:value="8.5399999999999991" table:style-name="ce35">
            <text:p>8.54</text:p>
          </table:table-cell>
          <table:table-cell office:value-type="float" office:value="12664" table:style-name="ce13">
            <text:p>12,664</text:p>
          </table:table-cell>
          <table:table-cell office:value-type="float" office:value="7600" table:style-name="ce13">
            <text:p>7,600</text:p>
          </table:table-cell>
          <table:table-cell office:value-type="float" office:value="5064" table:style-name="ce13">
            <text:p>5,064</text:p>
          </table:table-cell>
          <table:table-cell office:value-type="float" office:value="6.59" table:style-name="ce35">
            <text:p>6.59</text:p>
          </table:table-cell>
          <table:table-cell office:value-type="float" office:value="3756" table:style-name="ce36">
            <text:p><text:s text:c="3"/>3,756</text:p>
          </table:table-cell>
          <table:table-cell office:value-type="float" office:value="1.95" table:style-name="ce35">
            <text:p>1.95</text:p>
          </table:table-cell>
          <table:table-cell office:value-type="float" office:value="12345" table:style-name="ce13">
            <text:p>12,345</text:p>
          </table:table-cell>
          <table:table-cell office:value-type="float" office:value="6.42" table:style-name="ce35">
            <text:p>6.42</text:p>
          </table:table-cell>
          <table:table-cell office:value-type="float" office:value="4498" table:style-name="ce13">
            <text:p>4,498</text:p>
          </table:table-cell>
          <table:table-cell office:value-type="float" office:value="2.34" table:style-name="ce35">
            <text:p>2.34</text:p>
          </table:table-cell>
          <table:table-cell office:value-type="float" office:value="95551" table:style-name="ce13">
            <text:p>95,551</text:p>
          </table:table-cell>
          <table:table-cell office:value-type="float" office:value="94154" table:style-name="ce13">
            <text:p>94,154</text:p>
          </table:table-cell>
          <table:table-cell office:value-type="float" office:value="536509" table:style-name="ce34">
            <text:p>536,509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181">
            <text:p>7 月</text:p>
          </table:table-cell>
          <table:covered-table-cell/>
          <table:table-cell office:value-type="float" office:value="8339092" table:style-name="ce13">
            <text:p>8,339,092</text:p>
          </table:table-cell>
          <table:table-cell office:value-type="float" office:value="23398263" table:style-name="ce13">
            <text:p>23,398,263</text:p>
          </table:table-cell>
          <table:table-cell office:value-type="float" office:value="11687050" table:style-name="ce13">
            <text:p>11,687,050</text:p>
          </table:table-cell>
          <table:table-cell office:value-type="float" office:value="11711213" table:style-name="ce13">
            <text:p>11,711,213</text:p>
          </table:table-cell>
          <table:table-cell office:value-type="float" office:value="17658" table:style-name="ce13">
            <text:p>17,658</text:p>
          </table:table-cell>
          <table:table-cell office:value-type="float" office:value="9198" table:style-name="ce13">
            <text:p>9,198</text:p>
          </table:table-cell>
          <table:table-cell office:value-type="float" office:value="8460" table:style-name="ce13">
            <text:p>8,460</text:p>
          </table:table-cell>
          <table:table-cell office:value-type="float" office:value="8.89" table:style-name="ce35">
            <text:p>8.89</text:p>
          </table:table-cell>
          <table:table-cell office:value-type="float" office:value="14090" table:style-name="ce13">
            <text:p>14,090</text:p>
          </table:table-cell>
          <table:table-cell office:value-type="float" office:value="8482" table:style-name="ce13">
            <text:p>8,482</text:p>
          </table:table-cell>
          <table:table-cell office:value-type="float" office:value="5608" table:style-name="ce13">
            <text:p>5,608</text:p>
          </table:table-cell>
          <table:table-cell office:value-type="float" office:value="7.09" table:style-name="ce35">
            <text:p>7.09</text:p>
          </table:table-cell>
          <table:table-cell office:value-type="float" office:value="3568" table:style-name="ce36">
            <text:p><text:s text:c="3"/>3,568</text:p>
          </table:table-cell>
          <table:table-cell office:value-type="float" office:value="1.8" table:style-name="ce35">
            <text:p>1.80</text:p>
          </table:table-cell>
          <table:table-cell office:value-type="float" office:value="9975" table:style-name="ce13">
            <text:p>9,975</text:p>
          </table:table-cell>
          <table:table-cell office:value-type="float" office:value="5.0199999999999996" table:style-name="ce35">
            <text:p>5.02</text:p>
          </table:table-cell>
          <table:table-cell office:value-type="float" office:value="4823" table:style-name="ce13">
            <text:p>4,823</text:p>
          </table:table-cell>
          <table:table-cell office:value-type="float" office:value="2.4300000000000002" table:style-name="ce35">
            <text:p>2.43</text:p>
          </table:table-cell>
          <table:table-cell office:value-type="float" office:value="104599" table:style-name="ce13">
            <text:p>104,599</text:p>
          </table:table-cell>
          <table:table-cell office:value-type="float" office:value="101940" table:style-name="ce13">
            <text:p>101,940</text:p>
          </table:table-cell>
          <table:table-cell office:value-type="float" office:value="537103" table:style-name="ce34">
            <text:p>537,103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181">
            <text:p>8 月</text:p>
          </table:table-cell>
          <table:covered-table-cell/>
          <table:table-cell office:value-type="float" office:value="8354235" table:style-name="ce13">
            <text:p>8,354,235</text:p>
          </table:table-cell>
          <table:table-cell office:value-type="float" office:value="23404243" table:style-name="ce13">
            <text:p>23,404,243</text:p>
          </table:table-cell>
          <table:table-cell office:value-type="float" office:value="11688646" table:style-name="ce13">
            <text:p>11,688,646</text:p>
          </table:table-cell>
          <table:table-cell office:value-type="float" office:value="11715597" table:style-name="ce13">
            <text:p>11,715,597</text:p>
          </table:table-cell>
          <table:table-cell office:value-type="float" office:value="16566" table:style-name="ce13">
            <text:p>16,566</text:p>
          </table:table-cell>
          <table:table-cell office:value-type="float" office:value="8574" table:style-name="ce13">
            <text:p>8,574</text:p>
          </table:table-cell>
          <table:table-cell office:value-type="float" office:value="7992" table:style-name="ce13">
            <text:p>7,992</text:p>
          </table:table-cell>
          <table:table-cell office:value-type="float" office:value="8.34" table:style-name="ce35">
            <text:p>8.34</text:p>
          </table:table-cell>
          <table:table-cell office:value-type="float" office:value="12397" table:style-name="ce13">
            <text:p>12,397</text:p>
          </table:table-cell>
          <table:table-cell office:value-type="float" office:value="7543" table:style-name="ce13">
            <text:p>7,543</text:p>
          </table:table-cell>
          <table:table-cell office:value-type="float" office:value="4854" table:style-name="ce13">
            <text:p>4,854</text:p>
          </table:table-cell>
          <table:table-cell office:value-type="float" office:value="6.24" table:style-name="ce35">
            <text:p>6.24</text:p>
          </table:table-cell>
          <table:table-cell office:value-type="float" office:value="4169" table:style-name="ce36">
            <text:p><text:s text:c="3"/>4,169</text:p>
          </table:table-cell>
          <table:table-cell office:value-type="float" office:value="2.1" table:style-name="ce35">
            <text:p>2.10</text:p>
          </table:table-cell>
          <table:table-cell office:value-type="float" office:value="5819" table:style-name="ce13">
            <text:p>5,819</text:p>
          </table:table-cell>
          <table:table-cell office:value-type="float" office:value="2.93" table:style-name="ce35">
            <text:p>2.93</text:p>
          </table:table-cell>
          <table:table-cell office:value-type="float" office:value="4522" table:style-name="ce13">
            <text:p>4,522</text:p>
          </table:table-cell>
          <table:table-cell office:value-type="float" office:value="2.2799999999999998" table:style-name="ce35">
            <text:p>2.28</text:p>
          </table:table-cell>
          <table:table-cell office:value-type="float" office:value="92417" table:style-name="ce13">
            <text:p>92,417</text:p>
          </table:table-cell>
          <table:table-cell office:value-type="float" office:value="90606" table:style-name="ce13">
            <text:p>90,606</text:p>
          </table:table-cell>
          <table:table-cell office:value-type="float" office:value="537766" table:style-name="ce34">
            <text:p>537,766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181">
            <text:p>9 月</text:p>
          </table:table-cell>
          <table:covered-table-cell/>
          <table:table-cell office:value-type="float" office:value="8372925" table:style-name="ce13">
            <text:p>8,372,925</text:p>
          </table:table-cell>
          <table:table-cell office:value-type="float" office:value="23410280" table:style-name="ce13">
            <text:p>23,410,280</text:p>
          </table:table-cell>
          <table:table-cell office:value-type="float" office:value="11690317" table:style-name="ce13">
            <text:p>11,690,317</text:p>
          </table:table-cell>
          <table:table-cell office:value-type="float" office:value="11719963" table:style-name="ce13">
            <text:p>11,719,963</text:p>
          </table:table-cell>
          <table:table-cell office:value-type="float" office:value="18624" table:style-name="ce13">
            <text:p>18,624</text:p>
          </table:table-cell>
          <table:table-cell office:value-type="float" office:value="9617" table:style-name="ce13">
            <text:p>9,617</text:p>
          </table:table-cell>
          <table:table-cell office:value-type="float" office:value="9007" table:style-name="ce13">
            <text:p>9,007</text:p>
          </table:table-cell>
          <table:table-cell office:value-type="float" office:value="9.68" table:style-name="ce35">
            <text:p>9.68</text:p>
          </table:table-cell>
          <table:table-cell office:value-type="float" office:value="13421" table:style-name="ce13">
            <text:p>13,421</text:p>
          </table:table-cell>
          <table:table-cell office:value-type="float" office:value="8047" table:style-name="ce13">
            <text:p>8,047</text:p>
          </table:table-cell>
          <table:table-cell office:value-type="float" office:value="5374" table:style-name="ce13">
            <text:p>5,374</text:p>
          </table:table-cell>
          <table:table-cell office:value-type="float" office:value="6.98" table:style-name="ce35">
            <text:p>6.98</text:p>
          </table:table-cell>
          <table:table-cell office:value-type="float" office:value="5203" table:style-name="ce36">
            <text:p><text:s text:c="3"/>5,203</text:p>
          </table:table-cell>
          <table:table-cell office:value-type="float" office:value="2.7" table:style-name="ce35">
            <text:p>2.70</text:p>
          </table:table-cell>
          <table:table-cell office:value-type="float" office:value="13837" table:style-name="ce13">
            <text:p>13,837</text:p>
          </table:table-cell>
          <table:table-cell office:value-type="float" office:value="7.19" table:style-name="ce35">
            <text:p>7.19</text:p>
          </table:table-cell>
          <table:table-cell office:value-type="float" office:value="4766" table:style-name="ce13">
            <text:p>4,766</text:p>
          </table:table-cell>
          <table:table-cell office:value-type="float" office:value="2.48" table:style-name="ce35">
            <text:p>2.48</text:p>
          </table:table-cell>
          <table:table-cell office:value-type="float" office:value="94353" table:style-name="ce13">
            <text:p>94,353</text:p>
          </table:table-cell>
          <table:table-cell office:value-type="float" office:value="93519" table:style-name="ce13">
            <text:p>93,519</text:p>
          </table:table-cell>
          <table:table-cell office:value-type="float" office:value="538439" table:style-name="ce34">
            <text:p>538,439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181">
            <text:p>10 月</text:p>
          </table:table-cell>
          <table:covered-table-cell/>
          <table:table-cell office:value-type="float" office:value="8374527" table:style-name="ce13">
            <text:p>8,374,527</text:p>
          </table:table-cell>
          <table:table-cell office:value-type="float" office:value="23417116" table:style-name="ce13">
            <text:p>23,417,116</text:p>
          </table:table-cell>
          <table:table-cell office:value-type="float" office:value="11692654" table:style-name="ce13">
            <text:p>11,692,654</text:p>
          </table:table-cell>
          <table:table-cell office:value-type="float" office:value="11724462" table:style-name="ce13">
            <text:p>11,724,462</text:p>
          </table:table-cell>
          <table:table-cell office:value-type="float" office:value="20027" table:style-name="ce13">
            <text:p>20,027</text:p>
          </table:table-cell>
          <table:table-cell office:value-type="float" office:value="10294" table:style-name="ce13">
            <text:p>10,294</text:p>
          </table:table-cell>
          <table:table-cell office:value-type="float" office:value="9733" table:style-name="ce13">
            <text:p>9,733</text:p>
          </table:table-cell>
          <table:table-cell office:value-type="float" office:value="10.07" table:style-name="ce35">
            <text:p>10.07</text:p>
          </table:table-cell>
          <table:table-cell office:value-type="float" office:value="13236" table:style-name="ce13">
            <text:p>13,236</text:p>
          </table:table-cell>
          <table:table-cell office:value-type="float" office:value="7867" table:style-name="ce13">
            <text:p>7,867</text:p>
          </table:table-cell>
          <table:table-cell office:value-type="float" office:value="5369" table:style-name="ce13">
            <text:p>5,369</text:p>
          </table:table-cell>
          <table:table-cell office:value-type="float" office:value="6.66" table:style-name="ce35">
            <text:p>6.66</text:p>
          </table:table-cell>
          <table:table-cell office:value-type="float" office:value="6791" table:style-name="ce36">
            <text:p><text:s text:c="3"/>6,791</text:p>
          </table:table-cell>
          <table:table-cell office:value-type="float" office:value="3.42" table:style-name="ce35">
            <text:p>3.42</text:p>
          </table:table-cell>
          <table:table-cell office:value-type="float" office:value="12828" table:style-name="ce13">
            <text:p>12,828</text:p>
          </table:table-cell>
          <table:table-cell office:value-type="float" office:value="6.45" table:style-name="ce35">
            <text:p>6.45</text:p>
          </table:table-cell>
          <table:table-cell office:value-type="float" office:value="4568" table:style-name="ce13">
            <text:p>4,568</text:p>
          </table:table-cell>
          <table:table-cell office:value-type="float" office:value="2.2999999999999998" table:style-name="ce35">
            <text:p>2.30</text:p>
          </table:table-cell>
          <table:table-cell office:value-type="float" office:value="65917" table:style-name="ce13">
            <text:p>65,917</text:p>
          </table:table-cell>
          <table:table-cell office:value-type="float" office:value="65872" table:style-name="ce13">
            <text:p>65,872</text:p>
          </table:table-cell>
          <table:table-cell office:value-type="float" office:value="538994" table:style-name="ce34">
            <text:p>538,994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181">
            <text:p>11 月</text:p>
          </table:table-cell>
          <table:covered-table-cell/>
          <table:table-cell office:value-type="float" office:value="8375477" table:style-name="ce13">
            <text:p>8,375,477</text:p>
          </table:table-cell>
          <table:table-cell office:value-type="float" office:value="23424615" table:style-name="ce13">
            <text:p>23,424,615</text:p>
          </table:table-cell>
          <table:table-cell office:value-type="float" office:value="11695144" table:style-name="ce13">
            <text:p>11,695,144</text:p>
          </table:table-cell>
          <table:table-cell office:value-type="float" office:value="11729471" table:style-name="ce13">
            <text:p>11,729,471</text:p>
          </table:table-cell>
          <table:table-cell office:value-type="float" office:value="18109" table:style-name="ce13">
            <text:p>18,109</text:p>
          </table:table-cell>
          <table:table-cell office:value-type="float" office:value="9416" table:style-name="ce13">
            <text:p>9,416</text:p>
          </table:table-cell>
          <table:table-cell office:value-type="float" office:value="8693" table:style-name="ce13">
            <text:p>8,693</text:p>
          </table:table-cell>
          <table:table-cell office:value-type="float" office:value="9.41" table:style-name="ce35">
            <text:p>9.41</text:p>
          </table:table-cell>
          <table:table-cell office:value-type="float" office:value="11462" table:style-name="ce13">
            <text:p>11,462</text:p>
          </table:table-cell>
          <table:table-cell office:value-type="float" office:value="7008" table:style-name="ce13">
            <text:p>7,008</text:p>
          </table:table-cell>
          <table:table-cell office:value-type="float" office:value="4454" table:style-name="ce13">
            <text:p>4,454</text:p>
          </table:table-cell>
          <table:table-cell office:value-type="float" office:value="5.95" table:style-name="ce35">
            <text:p>5.95</text:p>
          </table:table-cell>
          <table:table-cell office:value-type="float" office:value="6647" table:style-name="ce36">
            <text:p><text:s text:c="3"/>6,647</text:p>
          </table:table-cell>
          <table:table-cell office:value-type="float" office:value="3.45" table:style-name="ce35">
            <text:p>3.45</text:p>
          </table:table-cell>
          <table:table-cell office:value-type="float" office:value="10580" table:style-name="ce13">
            <text:p>10,580</text:p>
          </table:table-cell>
          <table:table-cell office:value-type="float" office:value="5.5" table:style-name="ce35">
            <text:p>5.50</text:p>
          </table:table-cell>
          <table:table-cell office:value-type="float" office:value="3857" table:style-name="ce13">
            <text:p>3,857</text:p>
          </table:table-cell>
          <table:table-cell office:value-type="float" office:value="2" table:style-name="ce35">
            <text:p>2.00</text:p>
          </table:table-cell>
          <table:table-cell office:value-type="float" office:value="51102" table:style-name="ce13">
            <text:p>51,102</text:p>
          </table:table-cell>
          <table:table-cell office:value-type="float" office:value="50250" table:style-name="ce13">
            <text:p>50,250</text:p>
          </table:table-cell>
          <table:table-cell office:value-type="float" office:value="539435" table:style-name="ce34">
            <text:p>539,435</text:p>
          </table:table-cell>
          <table:table-cell table:number-columns-repeated="16361" table:style-name="ce172"/>
        </table:table-row>
        <table:table-row table:style-name="ro7">
          <table:table-cell office:value-type="string" table:number-columns-spanned="2" table:number-rows-spanned="1" table:style-name="ce181">
            <text:p>12 月</text:p>
          </table:table-cell>
          <table:covered-table-cell/>
          <table:table-cell office:value-type="float" office:value="8382699" table:style-name="ce13">
            <text:p>8,382,699</text:p>
          </table:table-cell>
          <table:table-cell office:value-type="float" office:value="23433753" table:style-name="ce13">
            <text:p>23,433,753</text:p>
          </table:table-cell>
          <table:table-cell office:value-type="float" office:value="11697971" table:style-name="ce13">
            <text:p>11,697,971</text:p>
          </table:table-cell>
          <table:table-cell office:value-type="float" office:value="11735782" table:style-name="ce13">
            <text:p>11,735,782</text:p>
          </table:table-cell>
          <table:table-cell office:value-type="float" office:value="21153" table:style-name="ce13">
            <text:p>21,153</text:p>
          </table:table-cell>
          <table:table-cell office:value-type="float" office:value="10886" table:style-name="ce13">
            <text:p>10,886</text:p>
          </table:table-cell>
          <table:table-cell office:value-type="float" office:value="10267" table:style-name="ce13">
            <text:p>10,267</text:p>
          </table:table-cell>
          <table:table-cell office:value-type="float" office:value="10.63" table:style-name="ce35">
            <text:p>10.63</text:p>
          </table:table-cell>
          <table:table-cell office:value-type="float" office:value="14609" table:style-name="ce13">
            <text:p>14,609</text:p>
          </table:table-cell>
          <table:table-cell office:value-type="float" office:value="8871" table:style-name="ce13">
            <text:p>8,871</text:p>
          </table:table-cell>
          <table:table-cell office:value-type="float" office:value="5738" table:style-name="ce13">
            <text:p>5,738</text:p>
          </table:table-cell>
          <table:table-cell office:value-type="float" office:value="7.34" table:style-name="ce35">
            <text:p>7.34</text:p>
          </table:table-cell>
          <table:table-cell office:value-type="float" office:value="6544" table:style-name="ce36">
            <text:p><text:s text:c="3"/>6,544</text:p>
          </table:table-cell>
          <table:table-cell office:value-type="float" office:value="3.29" table:style-name="ce35">
            <text:p>3.29</text:p>
          </table:table-cell>
          <table:table-cell office:value-type="float" office:value="16817" table:style-name="ce13">
            <text:p>16,817</text:p>
          </table:table-cell>
          <table:table-cell office:value-type="float" office:value="8.4499999999999993" table:style-name="ce35">
            <text:p>8.45</text:p>
          </table:table-cell>
          <table:table-cell office:value-type="float" office:value="4672" table:style-name="ce13">
            <text:p>4,672</text:p>
          </table:table-cell>
          <table:table-cell office:value-type="float" office:value="2.35" table:style-name="ce35">
            <text:p>2.35</text:p>
          </table:table-cell>
          <table:table-cell office:value-type="float" office:value="109896" table:style-name="ce13">
            <text:p>109,896</text:p>
          </table:table-cell>
          <table:table-cell office:value-type="float" office:value="107302" table:style-name="ce13">
            <text:p>107,302</text:p>
          </table:table-cell>
          <table:table-cell office:value-type="float" office:value="540023" table:style-name="ce34">
            <text:p>540,023</text:p>
          </table:table-cell>
          <table:table-cell table:number-columns-repeated="16361" table:style-name="ce172"/>
        </table:table-row>
        <table:table-row table:style-name="ro8">
          <table:table-cell office:value-type="string" table:number-columns-spanned="2" table:number-rows-spanned="1" table:style-name="ce253">
            <text:p>104年1~4月</text:p>
          </table:table-cell>
          <table:covered-table-cell/>
          <table:table-cell office:value-type="float" office:value="8410079" table:style-name="ce38">
            <text:p>8,410,079</text:p>
          </table:table-cell>
          <table:table-cell office:value-type="float" office:value="23452387" table:style-name="ce38">
            <text:p>23,452,387</text:p>
          </table:table-cell>
          <table:table-cell office:value-type="float" office:value="11702120" table:style-name="ce38">
            <text:p>11,702,120</text:p>
          </table:table-cell>
          <table:table-cell office:value-type="float" office:value="11750267" table:style-name="ce38">
            <text:p>11,750,267</text:p>
          </table:table-cell>
          <table:table-cell office:value-type="float" office:value="69095" table:style-name="ce38">
            <text:p>69,095</text:p>
          </table:table-cell>
          <table:table-cell office:value-type="float" office:value="35849" table:style-name="ce38">
            <text:p>35,849</text:p>
          </table:table-cell>
          <table:table-cell office:value-type="float" office:value="33246" table:style-name="ce38">
            <text:p>33,246</text:p>
          </table:table-cell>
          <table:table-cell office:value-type="float" office:value="8.9600000000000009" table:style-name="ce39">
            <text:p><text:s text:c="3"/>8.96</text:p>
          </table:table-cell>
          <table:table-cell office:value-type="float" office:value="56526" table:style-name="ce38">
            <text:p>56,526</text:p>
          </table:table-cell>
          <table:table-cell office:value-type="float" office:value="34011" table:style-name="ce38">
            <text:p>34,011</text:p>
          </table:table-cell>
          <table:table-cell office:value-type="float" office:value="22515" table:style-name="ce38">
            <text:p>22,515</text:p>
          </table:table-cell>
          <table:table-cell office:value-type="float" office:value="7.33" table:style-name="ce39">
            <text:p><text:s text:c="3"/>7.33</text:p>
          </table:table-cell>
          <table:table-cell office:value-type="float" office:value="12569" table:style-name="ce38">
            <text:p>12,569</text:p>
          </table:table-cell>
          <table:table-cell office:value-type="float" office:value="1.63" table:style-name="ce39">
            <text:p><text:s text:c="3"/>1.63</text:p>
          </table:table-cell>
          <table:table-cell office:value-type="float" office:value="50116" table:style-name="ce38">
            <text:p>50,116</text:p>
          </table:table-cell>
          <table:table-cell office:value-type="float" office:value="6.5" table:style-name="ce39">
            <text:p><text:s text:c="3"/>6.50</text:p>
          </table:table-cell>
          <table:table-cell office:value-type="float" office:value="16505" table:style-name="ce38">
            <text:p>16,505</text:p>
          </table:table-cell>
          <table:table-cell office:value-type="float" office:value="2.14" table:style-name="ce39">
            <text:p><text:s text:c="3"/>2.14</text:p>
          </table:table-cell>
          <table:table-cell office:value-type="float" office:value="342306" table:style-name="ce38">
            <text:p>342,306</text:p>
          </table:table-cell>
          <table:table-cell office:value-type="float" office:value="336241" table:style-name="ce38">
            <text:p>336,241</text:p>
          </table:table-cell>
          <table:table-cell office:value-type="float" office:value="541987" table:style-name="ce37">
            <text:p>541,987</text:p>
          </table:table-cell>
          <table:table-cell table:number-columns-repeated="16361" table:style-name="ce172"/>
        </table:table-row>
        <table:table-row table:style-name="ro9">
          <table:table-cell office:value-type="string" table:number-columns-spanned="2" table:number-rows-spanned="1" table:style-name="ce181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5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5">
            <text:p>7.19</text:p>
          </table:table-cell>
          <table:table-cell office:value-type="float" office:value="3882" table:style-name="ce36">
            <text:p><text:s text:c="3"/>3,882</text:p>
          </table:table-cell>
          <table:table-cell office:value-type="float" office:value="1.95" table:style-name="ce35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5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5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4">
            <text:p>540,583</text:p>
          </table:table-cell>
          <table:table-cell table:number-columns-repeated="16361" table:style-name="ce172"/>
        </table:table-row>
        <table:table-row table:style-name="ro9">
          <table:table-cell office:value-type="string" table:number-columns-spanned="2" table:number-rows-spanned="1" table:style-name="ce181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5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5">
            <text:p>6.74</text:p>
          </table:table-cell>
          <table:table-cell office:value-type="float" office:value="2811" table:style-name="ce36">
            <text:p><text:s text:c="3"/>2,811</text:p>
          </table:table-cell>
          <table:table-cell office:value-type="float" office:value="1.56" table:style-name="ce35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5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5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4">
            <text:p>540,963</text:p>
          </table:table-cell>
          <table:table-cell table:number-columns-repeated="16361" table:style-name="ce172"/>
        </table:table-row>
        <table:table-row table:style-name="ro9">
          <table:table-cell office:value-type="string" table:number-columns-spanned="2" table:number-rows-spanned="1" table:style-name="ce181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13">
            <text:p>11,747,443</text:p>
          </table:table-cell>
          <table:table-cell office:value-type="float" office:value="19384" table:style-name="ce13">
            <text:p>19,384</text:p>
          </table:table-cell>
          <table:table-cell office:value-type="float" office:value="10041" table:style-name="ce13">
            <text:p>10,041</text:p>
          </table:table-cell>
          <table:table-cell office:value-type="float" office:value="9343" table:style-name="ce13">
            <text:p>9,343</text:p>
          </table:table-cell>
          <table:table-cell office:value-type="float" office:value="9.73" table:style-name="ce35">
            <text:p>9.73</text:p>
          </table:table-cell>
          <table:table-cell office:value-type="float" office:value="16092" table:style-name="ce13">
            <text:p>16,092</text:p>
          </table:table-cell>
          <table:table-cell office:value-type="float" office:value="9625" table:style-name="ce13">
            <text:p>9,625</text:p>
          </table:table-cell>
          <table:table-cell office:value-type="float" office:value="6467" table:style-name="ce13">
            <text:p>6,467</text:p>
          </table:table-cell>
          <table:table-cell office:value-type="float" office:value="8.08" table:style-name="ce35">
            <text:p>8.08</text:p>
          </table:table-cell>
          <table:table-cell office:value-type="float" office:value="3292" table:style-name="ce36">
            <text:p><text:s text:c="3"/>3,292</text:p>
          </table:table-cell>
          <table:table-cell office:value-type="float" office:value="1.65" table:style-name="ce35">
            <text:p>1.65</text:p>
          </table:table-cell>
          <table:table-cell office:value-type="float" office:value="13395" table:style-name="ce13">
            <text:p>13,395</text:p>
          </table:table-cell>
          <table:table-cell office:value-type="float" office:value="6.73" table:style-name="ce35">
            <text:p>6.73</text:p>
          </table:table-cell>
          <table:table-cell office:value-type="float" office:value="4916" table:style-name="ce13">
            <text:p>4,916</text:p>
          </table:table-cell>
          <table:table-cell office:value-type="float" office:value="2.4700000000000002" table:style-name="ce35">
            <text:p>2.47</text:p>
          </table:table-cell>
          <table:table-cell office:value-type="float" office:value="102171" table:style-name="ce13">
            <text:p>102,171</text:p>
          </table:table-cell>
          <table:table-cell office:value-type="float" office:value="101710" table:style-name="ce13">
            <text:p>101,710</text:p>
          </table:table-cell>
          <table:table-cell office:value-type="float" office:value="541494" table:style-name="ce34">
            <text:p>541,494</text:p>
          </table:table-cell>
          <table:table-cell table:number-columns-repeated="16361" table:style-name="ce172"/>
        </table:table-row>
        <table:table-row table:style-name="ro10">
          <table:table-cell office:value-type="string" table:number-columns-spanned="2" table:number-rows-spanned="1" table:style-name="ce181">
            <text:p>4 月</text:p>
          </table:table-cell>
          <table:covered-table-cell/>
          <table:table-cell office:value-type="float" office:value="8410079" table:style-name="ce13">
            <text:p>8,410,079</text:p>
          </table:table-cell>
          <table:table-cell office:value-type="float" office:value="23452387" table:style-name="ce13">
            <text:p>23,452,387</text:p>
          </table:table-cell>
          <table:table-cell office:value-type="float" office:value="11702120" table:style-name="ce13">
            <text:p>11,702,120</text:p>
          </table:table-cell>
          <table:table-cell office:value-type="float" office:value="11750267" table:style-name="ce13">
            <text:p>11,750,267</text:p>
          </table:table-cell>
          <table:table-cell office:value-type="float" office:value="16586" table:style-name="ce13">
            <text:p>16,586</text:p>
          </table:table-cell>
          <table:table-cell office:value-type="float" office:value="8602" table:style-name="ce13">
            <text:p>8,602</text:p>
          </table:table-cell>
          <table:table-cell office:value-type="float" office:value="7984" table:style-name="ce13">
            <text:p>7,984</text:p>
          </table:table-cell>
          <table:table-cell office:value-type="float" office:value="8.61" table:style-name="ce35">
            <text:p>8.61</text:p>
          </table:table-cell>
          <table:table-cell office:value-type="float" office:value="14002" table:style-name="ce13">
            <text:p>14,002</text:p>
          </table:table-cell>
          <table:table-cell office:value-type="float" office:value="8490" table:style-name="ce13">
            <text:p>8,490</text:p>
          </table:table-cell>
          <table:table-cell office:value-type="float" office:value="5512" table:style-name="ce13">
            <text:p>5,512</text:p>
          </table:table-cell>
          <table:table-cell office:value-type="float" office:value="7.26" table:style-name="ce35">
            <text:p>7.26</text:p>
          </table:table-cell>
          <table:table-cell office:value-type="float" office:value="2584" table:style-name="ce36">
            <text:p><text:s text:c="3"/>2,584</text:p>
          </table:table-cell>
          <table:table-cell office:value-type="float" office:value="1.34" table:style-name="ce35">
            <text:p>1.34</text:p>
          </table:table-cell>
          <table:table-cell office:value-type="float" office:value="9763" table:style-name="ce13">
            <text:p>9,763</text:p>
          </table:table-cell>
          <table:table-cell office:value-type="float" office:value="5.07" table:style-name="ce35">
            <text:p>5.07</text:p>
          </table:table-cell>
          <table:table-cell office:value-type="float" office:value="4434" table:style-name="ce13">
            <text:p>4,434</text:p>
          </table:table-cell>
          <table:table-cell office:value-type="float" office:value="2.2999999999999998" table:style-name="ce35">
            <text:p>2.30</text:p>
          </table:table-cell>
          <table:table-cell office:value-type="float" office:value="88547" table:style-name="ce13">
            <text:p>88,547</text:p>
          </table:table-cell>
          <table:table-cell office:value-type="float" office:value="88031" table:style-name="ce13">
            <text:p>88,031</text:p>
          </table:table-cell>
          <table:table-cell office:value-type="float" office:value="541987" table:style-name="ce34">
            <text:p>541,987</text:p>
          </table:table-cell>
          <table:table-cell table:number-columns-repeated="16361" table:style-name="ce172"/>
        </table:table-row>
        <table:table-row table:style-name="ro11">
          <table:table-cell table:style-name="ce33"/>
          <table:table-cell table:style-name="ce32"/>
          <table:table-cell table:style-name="ce31"/>
          <table:table-cell table:number-columns-repeated="6" table:style-name="ce29"/>
          <table:table-cell table:style-name="ce28"/>
          <table:table-cell table:number-columns-repeated="3" table:style-name="ce29"/>
          <table:table-cell table:style-name="ce28"/>
          <table:table-cell table:style-name="ce30"/>
          <table:table-cell table:style-name="ce28"/>
          <table:table-cell table:style-name="ce29"/>
          <table:table-cell table:style-name="ce28"/>
          <table:table-cell table:style-name="ce29"/>
          <table:table-cell table:number-columns-repeated="2" table:style-name="ce28"/>
          <table:table-cell table:style-name="ce27"/>
          <table:table-cell table:style-name="ce26"/>
          <table:table-cell table:number-columns-repeated="16361" table:style-name="ce175"/>
        </table:table-row>
        <table:table-row table:style-name="ro12">
          <table:table-cell office:value-type="string" table:number-columns-spanned="2" table:number-rows-spanned="1" table:style-name="ce250">
            <text:p>較上年同月</text:p>
            <text:p>増減 (%)<text:s/><text:span text:style-name="T6">△</text:span></text:p>
          </table:table-cell>
          <table:covered-table-cell/>
          <table:table-cell office:value-type="float" office:value="1.22" table:style-name="ce24">
            <text:p>1.22</text:p>
          </table:table-cell>
          <table:table-cell office:value-type="float" office:value="0.3" table:style-name="ce24">
            <text:p>0.30</text:p>
          </table:table-cell>
          <table:table-cell office:value-type="float" office:value="0.16" table:style-name="ce24">
            <text:p>0.16</text:p>
          </table:table-cell>
          <table:table-cell office:value-type="float" office:value="0.44" table:style-name="ce24">
            <text:p>0.44</text:p>
          </table:table-cell>
          <table:table-cell office:value-type="float" office:value="-5.26" table:style-name="ce23">
            <text:p>－ <text:s/>5.26</text:p>
          </table:table-cell>
          <table:table-cell office:value-type="float" office:value="-4.5" table:style-name="ce23">
            <text:p>－ <text:s/>4.50</text:p>
          </table:table-cell>
          <table:table-cell office:value-type="float" office:value="-6.07" table:style-name="ce23">
            <text:p>－ <text:s/>6.07</text:p>
          </table:table-cell>
          <table:table-cell office:value-type="float" office:value="-0.5" table:style-name="ce23">
            <text:p>－ <text:s/>0.50</text:p>
          </table:table-cell>
          <table:table-cell office:value-type="float" office:value="-0.79" table:style-name="ce23">
            <text:p>－ <text:s/>0.79</text:p>
          </table:table-cell>
          <table:table-cell office:value-type="float" office:value="-0.43" table:style-name="ce23">
            <text:p>－ <text:s/>0.43</text:p>
          </table:table-cell>
          <table:table-cell office:value-type="float" office:value="-1.34" table:style-name="ce23">
            <text:p>－ <text:s/>1.34</text:p>
          </table:table-cell>
          <table:table-cell office:value-type="float" office:value="-8.0000000000000071E-2" table:style-name="ce23">
            <text:p>－ <text:s/>0.08</text:p>
          </table:table-cell>
          <table:table-cell office:value-type="float" office:value="-23.84" table:style-name="ce23">
            <text:p>－ <text:s/>23.84</text:p>
          </table:table-cell>
          <table:table-cell office:value-type="float" office:value="-0.42999999999999994" table:style-name="ce25">
            <text:p>－ 0.43</text:p>
          </table:table-cell>
          <table:table-cell office:value-type="float" office:value="0.57999999999999996" table:style-name="ce24">
            <text:p>0.58</text:p>
          </table:table-cell>
          <table:table-cell office:value-type="float" office:value="2.0000000000000462E-2" table:style-name="ce23">
            <text:p>0.02</text:p>
          </table:table-cell>
          <table:table-cell office:value-type="float" office:value="-3.78" table:style-name="ce23">
            <text:p>－ <text:s/>3.78</text:p>
          </table:table-cell>
          <table:table-cell office:value-type="float" office:value="-0.10000000000000009" table:style-name="ce23">
            <text:p>－ <text:s/>0.10</text:p>
          </table:table-cell>
          <table:table-cell office:value-type="float" office:value="-10.69" table:style-name="ce23">
            <text:p>－ <text:s/>10.69</text:p>
          </table:table-cell>
          <table:table-cell office:value-type="float" office:value="-11.25" table:style-name="ce23">
            <text:p>－ <text:s/>11.25</text:p>
          </table:table-cell>
          <table:table-cell office:value-type="float" office:value="1.21" table:style-name="ce22">
            <text:p>1.21</text:p>
          </table:table-cell>
          <table:table-cell table:number-columns-repeated="16361" table:style-name="ce175"/>
        </table:table-row>
        <table:table-row table:style-name="ro12">
          <table:table-cell office:value-type="string" table:number-columns-spanned="2" table:number-rows-spanned="1" table:style-name="ce254">
            <text:p>較本年上月</text:p>
            <text:p>増減 (%)<text:s/><text:span text:style-name="T6">△</text:span></text:p>
          </table:table-cell>
          <table:covered-table-cell/>
          <table:table-cell office:value-type="float" office:value="0.09" table:style-name="ce21">
            <text:p>0.09</text:p>
          </table:table-cell>
          <table:table-cell office:value-type="float" office:value="0.01" table:style-name="ce20">
            <text:p>0.01</text:p>
          </table:table-cell>
          <table:table-cell office:value-type="string" table:style-name="ce176">
            <text:p><text:s text:c="5"/>0.00</text:p>
          </table:table-cell>
          <table:table-cell office:value-type="float" office:value="0.02" table:style-name="ce20">
            <text:p>0.02</text:p>
          </table:table-cell>
          <table:table-cell office:value-type="float" office:value="-14.43" table:style-name="ce19">
            <text:p>－ 14.43</text:p>
          </table:table-cell>
          <table:table-cell office:value-type="float" office:value="-14.33" table:style-name="ce19">
            <text:p>－ 14.33</text:p>
          </table:table-cell>
          <table:table-cell office:value-type="float" office:value="-14.55" table:style-name="ce19">
            <text:p>－ 14.55</text:p>
          </table:table-cell>
          <table:table-cell office:value-type="float" office:value="-1.120000000000001" table:style-name="ce18">
            <text:p>－ <text:s/>1.12</text:p>
          </table:table-cell>
          <table:table-cell office:value-type="float" office:value="-12.99" table:style-name="ce19">
            <text:p>－ 12.99</text:p>
          </table:table-cell>
          <table:table-cell office:value-type="float" office:value="-11.79" table:style-name="ce19">
            <text:p>－ 11.79</text:p>
          </table:table-cell>
          <table:table-cell office:value-type="float" office:value="-14.77" table:style-name="ce19">
            <text:p>－ 14.77</text:p>
          </table:table-cell>
          <table:table-cell office:value-type="float" office:value="-0.82000000000000028" table:style-name="ce18">
            <text:p>－ <text:s/>0.82</text:p>
          </table:table-cell>
          <table:table-cell office:value-type="float" office:value="-21.51" table:style-name="ce18">
            <text:p>－ <text:s/>21.51</text:p>
          </table:table-cell>
          <table:table-cell office:value-type="float" office:value="-0.30999999999999983" table:style-name="ce18">
            <text:p>－ <text:s/>0.31</text:p>
          </table:table-cell>
          <table:table-cell office:value-type="float" office:value="-27.11" table:style-name="ce19">
            <text:p>－ 27.11</text:p>
          </table:table-cell>
          <table:table-cell office:value-type="float" office:value="-1.6600000000000001" table:style-name="ce18">
            <text:p>－ <text:s/>1.66</text:p>
          </table:table-cell>
          <table:table-cell office:value-type="float" office:value="-9.8000000000000007" table:style-name="ce18">
            <text:p>－ <text:s/>9.80</text:p>
          </table:table-cell>
          <table:table-cell office:value-type="float" office:value="-0.17000000000000037" table:style-name="ce18">
            <text:p>－ <text:s/>0.17</text:p>
          </table:table-cell>
          <table:table-cell office:value-type="float" office:value="-13.33" table:style-name="ce18">
            <text:p>－ <text:s/>13.33</text:p>
          </table:table-cell>
          <table:table-cell office:value-type="float" office:value="-13.45" table:style-name="ce18">
            <text:p>－ <text:s/>13.45</text:p>
          </table:table-cell>
          <table:table-cell office:value-type="float" office:value="0.09" table:style-name="ce17">
            <text:p>0.09</text:p>
          </table:table-cell>
          <table:table-cell table:number-columns-repeated="16361" table:style-name="ce175"/>
        </table:table-row>
        <table:table-row table:style-name="ro13">
          <table:table-cell office:value-type="string" table:number-columns-spanned="1" table:number-rows-spanned="2" table:style-name="ce252">
            <text:p>本年1~4月較上年1~4月増減</text:p>
          </table:table-cell>
          <table:table-cell office:value-type="string" table:style-name="ce16">
            <text:p>實數</text:p>
          </table:table-cell>
          <table:table-cell office:value-type="float" office:value="101639" table:style-name="ce15">
            <text:p>101,639</text:p>
          </table:table-cell>
          <table:table-cell office:value-type="float" office:value="69439" table:style-name="ce14">
            <text:p>69,439</text:p>
          </table:table-cell>
          <table:table-cell office:value-type="float" office:value="18489" table:style-name="ce14">
            <text:p>18,489</text:p>
          </table:table-cell>
          <table:table-cell office:value-type="float" office:value="50950" table:style-name="ce13">
            <text:p>50,950</text:p>
          </table:table-cell>
          <table:table-cell office:value-type="float" office:value="2927" table:style-name="ce177">
            <text:p>2,927</text:p>
          </table:table-cell>
          <table:table-cell office:value-type="float" office:value="1628" table:style-name="ce177">
            <text:p>1,628</text:p>
          </table:table-cell>
          <table:table-cell office:value-type="float" office:value="1299" table:style-name="ce177">
            <text:p>1,299</text:p>
          </table:table-cell>
          <table:table-cell office:value-type="string" table:style-name="ce12">
            <text:p>…</text:p>
          </table:table-cell>
          <table:table-cell office:value-type="float" office:value="-2337" table:style-name="ce177">
            <text:p>－ 2,337</text:p>
          </table:table-cell>
          <table:table-cell office:value-type="float" office:value="-1375" table:style-name="ce177">
            <text:p>－ 1,375</text:p>
          </table:table-cell>
          <table:table-cell office:value-type="float" office:value="-962" table:style-name="ce177">
            <text:p>－ 962</text:p>
          </table:table-cell>
          <table:table-cell office:value-type="string" table:style-name="ce12">
            <text:p>…</text:p>
          </table:table-cell>
          <table:table-cell office:value-type="float" office:value="5264" table:style-name="ce177">
            <text:p>5,264</text:p>
          </table:table-cell>
          <table:table-cell office:value-type="string" table:style-name="ce12">
            <text:p>…</text:p>
          </table:table-cell>
          <table:table-cell office:value-type="float" office:value="1338" table:style-name="ce177">
            <text:p>1,338</text:p>
          </table:table-cell>
          <table:table-cell office:value-type="string" table:style-name="ce12">
            <text:p>…</text:p>
          </table:table-cell>
          <table:table-cell office:value-type="float" office:value="-338" table:style-name="ce177">
            <text:p>－ 338</text:p>
          </table:table-cell>
          <table:table-cell office:value-type="string" table:style-name="ce12">
            <text:p>…</text:p>
          </table:table-cell>
          <table:table-cell office:value-type="float" office:value="-8104" table:style-name="ce177">
            <text:p>－ 8,104</text:p>
          </table:table-cell>
          <table:table-cell office:value-type="float" office:value="-12043" table:style-name="ce177">
            <text:p>－ 12,043</text:p>
          </table:table-cell>
          <table:table-cell office:value-type="float" office:value="6495" table:style-name="ce178">
            <text:p>6,495</text:p>
          </table:table-cell>
          <table:table-cell table:number-columns-repeated="16361" table:style-name="ce175"/>
        </table:table-row>
        <table:table-row table:style-name="ro14">
          <table:covered-table-cell/>
          <table:table-cell office:value-type="string" table:style-name="ce11">
            <text:p>%<text:s/><text:span text:style-name="T6">△</text:span></text:p>
          </table:table-cell>
          <table:table-cell office:value-type="float" office:value="1.22" table:style-name="ce10">
            <text:p>1.22</text:p>
          </table:table-cell>
          <table:table-cell office:value-type="float" office:value="0.3" table:style-name="ce9">
            <text:p>0.30</text:p>
          </table:table-cell>
          <table:table-cell office:value-type="float" office:value="0.16" table:style-name="ce9">
            <text:p>0.16</text:p>
          </table:table-cell>
          <table:table-cell office:value-type="float" office:value="0.44" table:style-name="ce9">
            <text:p>0.44</text:p>
          </table:table-cell>
          <table:table-cell office:value-type="float" office:value="4.4235884415427398" table:style-name="ce179">
            <text:p>4.42</text:p>
          </table:table-cell>
          <table:table-cell office:value-type="float" office:value="4.7573127611700423" table:style-name="ce179">
            <text:p>4.76</text:p>
          </table:table-cell>
          <table:table-cell office:value-type="float" office:value="4.0661094938491873" table:style-name="ce179">
            <text:p>4.07</text:p>
          </table:table-cell>
          <table:table-cell office:value-type="float" office:value="0.35000000000000142" table:style-name="ce179">
            <text:p>0.35</text:p>
          </table:table-cell>
          <table:table-cell office:value-type="float" office:value="-3.9702359716630142" table:style-name="ce179">
            <text:p>－ 3.97</text:p>
          </table:table-cell>
          <table:table-cell office:value-type="float" office:value="-3.8857175154015708" table:style-name="ce179">
            <text:p>－ 3.89</text:p>
          </table:table-cell>
          <table:table-cell office:value-type="float" office:value="-4.097627465178685" table:style-name="ce179">
            <text:p>－ 4.10</text:p>
          </table:table-cell>
          <table:table-cell office:value-type="float" office:value="-0.33000000000000007" table:style-name="ce179">
            <text:p>－ 0.33</text:p>
          </table:table-cell>
          <table:table-cell office:value-type="float" office:value="72.060232717316907" table:style-name="ce179">
            <text:p>72.06</text:p>
          </table:table-cell>
          <table:table-cell office:value-type="float" office:value="0.67999999999999994" table:style-name="ce179">
            <text:p>0.68</text:p>
          </table:table-cell>
          <table:table-cell office:value-type="float" office:value="2.7430398950346468" table:style-name="ce179">
            <text:p>2.74</text:p>
          </table:table-cell>
          <table:table-cell office:value-type="float" office:value="0.15000000000000036" table:style-name="ce179">
            <text:p>0.15</text:p>
          </table:table-cell>
          <table:table-cell office:value-type="float" office:value="-2.0067683904292584" table:style-name="ce179">
            <text:p>－ 2.01</text:p>
          </table:table-cell>
          <table:table-cell office:value-type="float" office:value="-4.9999999999999822E-2" table:style-name="ce179">
            <text:p>－ 0.05</text:p>
          </table:table-cell>
          <table:table-cell office:value-type="float" office:value="-2.3127193858622759" table:style-name="ce179">
            <text:p>－ 2.31</text:p>
          </table:table-cell>
          <table:table-cell office:value-type="float" office:value="-3.4578102927495955" table:style-name="ce179">
            <text:p>－ 3.46</text:p>
          </table:table-cell>
          <table:table-cell office:value-type="float" office:value="1.2129032739984911" table:style-name="ce180">
            <text:p>1.21</text:p>
          </table:table-cell>
          <table:table-cell table:number-columns-repeated="16361" table:style-name="ce175"/>
        </table:table-row>
        <table:table-row table:style-name="ro8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66"/>
          <table:table-cell table:style-name="ce6"/>
          <table:table-cell table:style-name="ce5"/>
          <table:table-cell table:number-columns-repeated="2" table:style-name="ce66"/>
          <table:table-cell table:style-name="ce6"/>
          <table:table-cell table:style-name="ce5"/>
          <table:table-cell table:number-columns-repeated="3" table:style-name="ce66"/>
          <table:table-cell office:value-type="string" table:style-name="ce4">
            <text:p><text:s text:c="25"/><text:span text:style-name="T5">內</text:span><text:s/><text:span text:style-name="T5">政</text:span><text:s/><text:span text:style-name="T5">部</text:span><text:s/><text:span text:style-name="T5">戶</text:span><text:s/><text:span text:style-name="T5">政</text:span><text:s/><text:span text:style-name="T5">司</text:span><text:s text:c="2"/><text:span text:style-name="T5">民</text:span><text:s/><text:span text:style-name="T5">國</text:span><text:s/>104<text:s/><text:span text:style-name="T5">年</text:span><text:s/>5<text:s/><text:span text:style-name="T5">月</text:span><text:s/>5<text:s/><text:span text:style-name="T5">日</text:span><text:s/><text:span text:style-name="T5">編製</text:span></text:p>
          </table:table-cell>
          <table:table-cell table:number-columns-repeated="16361"/>
        </table:table-row>
        <table:table-row table:style-name="ro15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6"/>
        </table:table-row>
        <table:table-row table:style-name="ro15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6"/>
        </table:table-row>
        <table:table-row table:number-rows-repeated="1048530" table:style-name="ro1">
          <table:table-cell table:number-columns-repeated="16384"/>
        </table:table-row>
        <table:named-expressions>
          <table:named-range table:name="Print_Area" table:cell-range-address="年月別.$A$2:年月別.$W$46" table:base-cell-address="年月別.$A$1"/>
        </table:named-expressions>
      </table:table>
      <table:table table:name="縣市別" table:style-name="ta2">
        <table:table-column table:style-name="co14" table:default-cell-style-name="ce66"/>
        <table:table-column table:style-name="co16" table:default-cell-style-name="ce66"/>
        <table:table-column table:style-name="co1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number-columns-repeated="3" table:default-cell-style-name="ce66"/>
        <table:table-column table:style-name="co9" table:default-cell-style-name="ce66"/>
        <table:table-column table:style-name="co19" table:number-columns-repeated="3" table:default-cell-style-name="ce66"/>
        <table:table-column table:style-name="co6" table:default-cell-style-name="ce66"/>
        <table:table-column table:style-name="co20" table:default-cell-style-name="ce66"/>
        <table:table-column table:style-name="co21" table:default-cell-style-name="ce66"/>
        <table:table-column table:style-name="co19" table:default-cell-style-name="ce66"/>
        <table:table-column table:style-name="co6" table:default-cell-style-name="ce66"/>
        <table:table-column table:style-name="co22" table:default-cell-style-name="ce66"/>
        <table:table-column table:style-name="co23" table:default-cell-style-name="ce66"/>
        <table:table-column table:style-name="co24" table:default-cell-style-name="ce66"/>
        <table:table-column table:style-name="co25" table:default-cell-style-name="ce66"/>
        <table:table-column table:style-name="co13" table:default-cell-style-name="ce2"/>
        <table:table-column table:style-name="co14" table:number-columns-repeated="16362" table:default-cell-style-name="ce66"/>
        <table:table-row table:style-name="ro16">
          <table:table-cell table:number-columns-repeated="17" table:style-name="ce66"/>
          <table:table-cell table:style-name="ce126"/>
          <table:table-cell table:number-columns-repeated="3" table:style-name="ce66"/>
          <table:table-cell table:style-name="ce2"/>
          <table:table-cell table:number-columns-repeated="16362" table:style-name="ce66"/>
        </table:table-row>
        <table:table-row table:style-name="ro17">
          <table:table-cell office:value-type="string" table:style-name="ce123">
            <text:p>民 國 104 年 4 月 戶 口 統 計 速 報 表 (續)</text:p>
          </table:table-cell>
          <table:table-cell table:number-columns-repeated="14" table:style-name="ce123"/>
          <table:table-cell table:style-name="ce125"/>
          <table:table-cell table:style-name="ce123"/>
          <table:table-cell table:style-name="ce124"/>
          <table:table-cell table:style-name="ce123"/>
          <table:table-cell table:number-columns-repeated="2" table:style-name="ce122"/>
          <table:table-cell table:style-name="ce121"/>
          <table:table-cell table:number-columns-repeated="16362" table:style-name="ce66"/>
        </table:table-row>
        <table:table-row table:style-name="ro18">
          <table:table-cell table:style-name="ce120"/>
          <table:table-cell table:style-name="ce119"/>
          <table:table-cell office:value-type="string" table:style-name="ce64">
            <text:p>人</text:p>
          </table:table-cell>
          <table:table-cell office:value-type="string" table:style-name="ce64">
            <text:p>口</text:p>
          </table:table-cell>
          <table:table-cell office:value-type="string" table:style-name="ce64">
            <text:p>數</text:p>
          </table:table-cell>
          <table:table-cell office:value-type="string" table:style-name="ce63">
            <text:p>出　 <text:s text:c="2"/>　　生</text:p>
          </table:table-cell>
          <table:table-cell table:number-columns-repeated="3" table:style-name="ce62"/>
          <table:table-cell office:value-type="string" table:style-name="ce63">
            <text:p>死 <text:s text:c="4"/>　　亡</text:p>
          </table:table-cell>
          <table:table-cell table:number-columns-repeated="3" table:style-name="ce62"/>
          <table:table-cell office:value-type="string" table:number-columns-spanned="2" table:number-rows-spanned="1" table:style-name="ce246">
            <text:p>自 然 增 加</text:p>
          </table:table-cell>
          <table:covered-table-cell/>
          <table:table-cell office:value-type="string" table:number-columns-spanned="2" table:number-rows-spanned="1" table:style-name="ce246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6">
            <text:p>離 <text:s text:c="3"/>　婚</text:p>
          </table:table-cell>
          <table:covered-table-cell/>
          <table:table-cell office:value-type="string" table:number-columns-spanned="1" table:number-rows-spanned="4" table:style-name="ce247">
            <text:p>遷入</text:p>
            <text:p>人數</text:p>
          </table:table-cell>
          <table:table-cell office:value-type="string" table:number-columns-spanned="1" table:number-rows-spanned="4" table:style-name="ce247">
            <text:p>遷出</text:p>
            <text:p>人數</text:p>
          </table:table-cell>
          <table:table-cell office:value-type="string" table:number-columns-spanned="1" table:number-rows-spanned="4" table:style-name="ce245">
            <text:p>原住民</text:p>
            <text:p>人口數</text:p>
          </table:table-cell>
          <table:table-cell table:style-name="ce113"/>
          <table:table-cell table:number-columns-repeated="16361"/>
        </table:table-row>
        <table:table-row table:style-name="ro8">
          <table:table-cell office:value-type="string" table:number-columns-spanned="1" table:number-rows-spanned="2" table:style-name="ce218">
            <text:p>區 域 別</text:p>
          </table:table-cell>
          <table:table-cell office:value-type="string" table:number-columns-spanned="1" table:number-rows-spanned="2" table:style-name="ce201">
            <text:p>戶　數</text:p>
          </table:table-cell>
          <table:table-cell table:number-columns-repeated="3" table:style-name="ce118"/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114">
            <text:p>折合年</text:p>
          </table:table-cell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116">
            <text:p>折合年</text:p>
          </table:table-cell>
          <table:table-cell table:style-name="ce115"/>
          <table:table-cell office:value-type="string" table:style-name="ce115">
            <text:p>折合年自</text:p>
          </table:table-cell>
          <table:table-cell table:style-name="ce117"/>
          <table:table-cell office:value-type="string" table:style-name="ce116">
            <text:p>折合年</text:p>
          </table:table-cell>
          <table:table-cell table:style-name="ce115"/>
          <table:table-cell office:value-type="string" table:style-name="ce114">
            <text:p>折合年</text:p>
          </table:table-cell>
          <table:covered-table-cell/>
          <table:covered-table-cell/>
          <table:covered-table-cell/>
          <table:table-cell table:style-name="ce113"/>
          <table:table-cell table:number-columns-repeated="16361"/>
        </table:table-row>
        <table:table-row table:style-name="ro8">
          <table:covered-table-cell/>
          <table:covered-table-cell/>
          <table:table-cell office:value-type="string" table:style-name="ce56">
            <text:p>計</text:p>
          </table:table-cell>
          <table:table-cell office:value-type="string" table:style-name="ce56">
            <text:p>男</text:p>
          </table:table-cell>
          <table:table-cell office:value-type="string" table:style-name="ce56">
            <text:p>女</text:p>
          </table:table-cell>
          <table:covered-table-cell/>
          <table:covered-table-cell/>
          <table:covered-table-cell/>
          <table:table-cell office:value-type="string" table:style-name="ce55">
            <text:p>粗出生率</text:p>
          </table:table-cell>
          <table:covered-table-cell/>
          <table:covered-table-cell/>
          <table:covered-table-cell/>
          <table:table-cell office:value-type="string" table:style-name="ce55">
            <text:p>粗死亡率</text:p>
          </table:table-cell>
          <table:table-cell office:value-type="string" table:style-name="ce56">
            <text:p>人數</text:p>
          </table:table-cell>
          <table:table-cell office:value-type="string" table:style-name="ce112">
            <text:p>然增加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結婚率</text:p>
          </table:table-cell>
          <table:table-cell office:value-type="string" table:style-name="ce56">
            <text:p>對數</text:p>
          </table:table-cell>
          <table:table-cell office:value-type="string" table:style-name="ce55">
            <text:p>粗離婚率</text:p>
          </table:table-cell>
          <table:covered-table-cell/>
          <table:covered-table-cell/>
          <table:covered-table-cell/>
          <table:table-cell table:style-name="ce111"/>
          <table:table-cell table:number-columns-repeated="16361"/>
        </table:table-row>
        <table:table-row table:style-name="ro8">
          <table:table-cell table:style-name="ce110"/>
          <table:table-cell table:style-name="ce109"/>
          <table:table-cell table:style-name="ce108"/>
          <table:table-cell table:number-columns-repeated="2" table:style-name="ce52"/>
          <table:covered-table-cell/>
          <table:covered-table-cell/>
          <table:covered-table-cell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table-cell table:style-name="ce52"/>
          <table:table-cell office:value-type="string" table:style-name="ce51">
            <text:p>‰</text:p>
          </table:table-cell>
          <table:covered-table-cell/>
          <table:covered-table-cell/>
          <table:covered-table-cell/>
          <table:table-cell table:style-name="ce107"/>
          <table:table-cell table:number-columns-repeated="16361"/>
        </table:table-row>
        <table:table-row table:style-name="ro19">
          <table:table-cell office:value-type="string" table:style-name="ce93">
            <text:p>總 <text:s text:c="7"/>計</text:p>
          </table:table-cell>
          <table:table-cell office:value-type="float" office:value="8410079" table:style-name="ce38">
            <text:p>8,410,079</text:p>
          </table:table-cell>
          <table:table-cell office:value-type="float" office:value="23452387" table:style-name="ce38">
            <text:p>23,452,387</text:p>
          </table:table-cell>
          <table:table-cell office:value-type="float" office:value="11702120" table:style-name="ce38">
            <text:p>11,702,120</text:p>
          </table:table-cell>
          <table:table-cell office:value-type="float" office:value="11750267" table:style-name="ce38">
            <text:p>11,750,267</text:p>
          </table:table-cell>
          <table:table-cell office:value-type="float" office:value="16586" table:style-name="ce38">
            <text:p>16,586</text:p>
          </table:table-cell>
          <table:table-cell office:value-type="float" office:value="8602" table:style-name="ce38">
            <text:p>8,602</text:p>
          </table:table-cell>
          <table:table-cell office:value-type="float" office:value="7984" table:style-name="ce38">
            <text:p>7,984</text:p>
          </table:table-cell>
          <table:table-cell office:value-type="float" office:value="8.61" table:style-name="ce89">
            <text:p><text:s text:c="3"/>8.61</text:p>
          </table:table-cell>
          <table:table-cell office:value-type="float" office:value="14002" table:style-name="ce38">
            <text:p>14,002</text:p>
          </table:table-cell>
          <table:table-cell office:value-type="float" office:value="8490" table:style-name="ce38">
            <text:p>8,490</text:p>
          </table:table-cell>
          <table:table-cell office:value-type="float" office:value="5512" table:style-name="ce38">
            <text:p>5,512</text:p>
          </table:table-cell>
          <table:table-cell office:value-type="float" office:value="7.26" table:style-name="ce89">
            <text:p><text:s text:c="3"/>7.26</text:p>
          </table:table-cell>
          <table:table-cell office:value-type="float" office:value="2584" table:style-name="ce38">
            <text:p>2,584</text:p>
          </table:table-cell>
          <table:table-cell office:value-type="float" office:value="1.34" table:style-name="ce89">
            <text:p><text:s text:c="3"/>1.34</text:p>
          </table:table-cell>
          <table:table-cell office:value-type="float" office:value="9763" table:style-name="ce38">
            <text:p>9,763</text:p>
          </table:table-cell>
          <table:table-cell office:value-type="float" office:value="5.07" table:style-name="ce89">
            <text:p><text:s text:c="3"/>5.07</text:p>
          </table:table-cell>
          <table:table-cell office:value-type="float" office:value="4434" table:style-name="ce38">
            <text:p>4,434</text:p>
          </table:table-cell>
          <table:table-cell office:value-type="float" office:value="2.2999999999999998" table:style-name="ce89">
            <text:p><text:s text:c="3"/>2.30</text:p>
          </table:table-cell>
          <table:table-cell office:value-type="float" office:value="88547" table:style-name="ce38">
            <text:p>88,547</text:p>
          </table:table-cell>
          <table:table-cell office:value-type="float" office:value="88031" table:style-name="ce38">
            <text:p>88,031</text:p>
          </table:table-cell>
          <table:table-cell office:value-type="float" office:value="541987" table:style-name="ce106">
            <text:p>541,987</text:p>
          </table:table-cell>
          <table:table-cell table:number-columns-repeated="16362" table:style-name="ce66"/>
        </table:table-row>
        <table:table-row table:style-name="ro20">
          <table:table-cell office:value-type="string" table:style-name="ce104">
            <text:p>新 <text:s/>北 <text:s/>市</text:p>
          </table:table-cell>
          <table:table-cell office:value-type="float" office:value="1500880" table:style-name="ce98">
            <text:p>1,500,880</text:p>
          </table:table-cell>
          <table:table-cell office:value-type="float" office:value="3964888" table:style-name="ce98">
            <text:p>3,964,888</text:p>
          </table:table-cell>
          <table:table-cell office:value-type="float" office:value="1950106" table:style-name="ce98">
            <text:p>1,950,106</text:p>
          </table:table-cell>
          <table:table-cell office:value-type="float" office:value="2014782" table:style-name="ce98">
            <text:p>2,014,782</text:p>
          </table:table-cell>
          <table:table-cell office:value-type="float" office:value="2820" table:style-name="ce98">
            <text:p>2,820</text:p>
          </table:table-cell>
          <table:table-cell office:value-type="float" office:value="1518" table:style-name="ce98">
            <text:p>1,518</text:p>
          </table:table-cell>
          <table:table-cell office:value-type="float" office:value="1302" table:style-name="ce98">
            <text:p>1,302</text:p>
          </table:table-cell>
          <table:table-cell office:value-type="float" office:value="8.65" table:style-name="ce99">
            <text:p><text:s text:c="3"/>8.65</text:p>
          </table:table-cell>
          <table:table-cell office:value-type="float" office:value="1972" table:style-name="ce98">
            <text:p>1,972</text:p>
          </table:table-cell>
          <table:table-cell office:value-type="float" office:value="1236" table:style-name="ce98">
            <text:p>1,236</text:p>
          </table:table-cell>
          <table:table-cell office:value-type="float" office:value="736" table:style-name="ce98">
            <text:p>736</text:p>
          </table:table-cell>
          <table:table-cell office:value-type="float" office:value="6.05" table:style-name="ce99">
            <text:p><text:s text:c="3"/>6.05</text:p>
          </table:table-cell>
          <table:table-cell office:value-type="float" office:value="848" table:style-name="ce98">
            <text:p>848</text:p>
          </table:table-cell>
          <table:table-cell office:value-type="float" office:value="2.6" table:style-name="ce99">
            <text:p><text:s text:c="3"/>2.60</text:p>
          </table:table-cell>
          <table:table-cell office:value-type="float" office:value="1664" table:style-name="ce98">
            <text:p>1,664</text:p>
          </table:table-cell>
          <table:table-cell office:value-type="float" office:value="5.1100000000000003" table:style-name="ce99">
            <text:p><text:s text:c="3"/>5.11</text:p>
          </table:table-cell>
          <table:table-cell office:value-type="float" office:value="812" table:style-name="ce98">
            <text:p>812</text:p>
          </table:table-cell>
          <table:table-cell office:value-type="float" office:value="2.4900000000000002" table:style-name="ce99">
            <text:p><text:s text:c="3"/>2.49</text:p>
          </table:table-cell>
          <table:table-cell office:value-type="float" office:value="14093" table:style-name="ce98">
            <text:p>14,093</text:p>
          </table:table-cell>
          <table:table-cell office:value-type="float" office:value="15702" table:style-name="ce98">
            <text:p>15,702</text:p>
          </table:table-cell>
          <table:table-cell office:value-type="float" office:value="53686" table:style-name="ce97">
            <text:p>53,686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104">
            <text:p>臺 <text:s/>北 <text:s/>市</text:p>
          </table:table-cell>
          <table:table-cell office:value-type="float" office:value="1040094" table:style-name="ce98">
            <text:p>1,040,094</text:p>
          </table:table-cell>
          <table:table-cell office:value-type="float" office:value="2705949" table:style-name="ce98">
            <text:p>2,705,949</text:p>
          </table:table-cell>
          <table:table-cell office:value-type="float" office:value="1296967" table:style-name="ce98">
            <text:p>1,296,967</text:p>
          </table:table-cell>
          <table:table-cell office:value-type="float" office:value="1408982" table:style-name="ce98">
            <text:p>1,408,982</text:p>
          </table:table-cell>
          <table:table-cell office:value-type="float" office:value="2245" table:style-name="ce98">
            <text:p>2,245</text:p>
          </table:table-cell>
          <table:table-cell office:value-type="float" office:value="1154" table:style-name="ce98">
            <text:p>1,154</text:p>
          </table:table-cell>
          <table:table-cell office:value-type="float" office:value="1091" table:style-name="ce98">
            <text:p>1,091</text:p>
          </table:table-cell>
          <table:table-cell office:value-type="float" office:value="10.09" table:style-name="ce99">
            <text:p><text:s text:c="3"/>10.09</text:p>
          </table:table-cell>
          <table:table-cell office:value-type="float" office:value="1514" table:style-name="ce98">
            <text:p>1,514</text:p>
          </table:table-cell>
          <table:table-cell office:value-type="float" office:value="896" table:style-name="ce98">
            <text:p>896</text:p>
          </table:table-cell>
          <table:table-cell office:value-type="float" office:value="618" table:style-name="ce98">
            <text:p>618</text:p>
          </table:table-cell>
          <table:table-cell office:value-type="float" office:value="6.81" table:style-name="ce99">
            <text:p><text:s text:c="3"/>6.81</text:p>
          </table:table-cell>
          <table:table-cell office:value-type="float" office:value="731" table:style-name="ce98">
            <text:p>731</text:p>
          </table:table-cell>
          <table:table-cell office:value-type="float" office:value="3.29" table:style-name="ce99">
            <text:p><text:s text:c="3"/>3.29</text:p>
          </table:table-cell>
          <table:table-cell office:value-type="float" office:value="1187" table:style-name="ce98">
            <text:p>1,187</text:p>
          </table:table-cell>
          <table:table-cell office:value-type="float" office:value="5.34" table:style-name="ce99">
            <text:p><text:s text:c="3"/>5.34</text:p>
          </table:table-cell>
          <table:table-cell office:value-type="float" office:value="453" table:style-name="ce98">
            <text:p>453</text:p>
          </table:table-cell>
          <table:table-cell office:value-type="float" office:value="2.04" table:style-name="ce99">
            <text:p><text:s text:c="3"/>2.04</text:p>
          </table:table-cell>
          <table:table-cell office:value-type="float" office:value="11573" table:style-name="ce98">
            <text:p>11,573</text:p>
          </table:table-cell>
          <table:table-cell office:value-type="float" office:value="12313" table:style-name="ce98">
            <text:p>12,313</text:p>
          </table:table-cell>
          <table:table-cell office:value-type="float" office:value="15711" table:style-name="ce97">
            <text:p>15,711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104">
            <text:p>桃 <text:s/>園 <text:s/>市</text:p>
          </table:table-cell>
          <table:table-cell office:value-type="float" office:value="738778" table:style-name="ce98">
            <text:p>738,778</text:p>
          </table:table-cell>
          <table:table-cell office:value-type="float" office:value="2077929" table:style-name="ce98">
            <text:p>2,077,929</text:p>
          </table:table-cell>
          <table:table-cell office:value-type="float" office:value="1041031" table:style-name="ce98">
            <text:p>1,041,031</text:p>
          </table:table-cell>
          <table:table-cell office:value-type="float" office:value="1036898" table:style-name="ce98">
            <text:p>1,036,898</text:p>
          </table:table-cell>
          <table:table-cell office:value-type="float" office:value="1938" table:style-name="ce98">
            <text:p>1,938</text:p>
          </table:table-cell>
          <table:table-cell office:value-type="float" office:value="948" table:style-name="ce98">
            <text:p>948</text:p>
          </table:table-cell>
          <table:table-cell office:value-type="float" office:value="990" table:style-name="ce98">
            <text:p>990</text:p>
          </table:table-cell>
          <table:table-cell office:value-type="float" office:value="11.36" table:style-name="ce99">
            <text:p><text:s text:c="3"/>11.36</text:p>
          </table:table-cell>
          <table:table-cell office:value-type="float" office:value="1010" table:style-name="ce98">
            <text:p>1,010</text:p>
          </table:table-cell>
          <table:table-cell office:value-type="float" office:value="661" table:style-name="ce98">
            <text:p>661</text:p>
          </table:table-cell>
          <table:table-cell office:value-type="float" office:value="349" table:style-name="ce98">
            <text:p>349</text:p>
          </table:table-cell>
          <table:table-cell office:value-type="float" office:value="5.92" table:style-name="ce99">
            <text:p><text:s text:c="3"/>5.92</text:p>
          </table:table-cell>
          <table:table-cell office:value-type="float" office:value="928" table:style-name="ce98">
            <text:p>928</text:p>
          </table:table-cell>
          <table:table-cell office:value-type="float" office:value="5.44" table:style-name="ce99">
            <text:p><text:s text:c="3"/>5.44</text:p>
          </table:table-cell>
          <table:table-cell office:value-type="float" office:value="991" table:style-name="ce98">
            <text:p>991</text:p>
          </table:table-cell>
          <table:table-cell office:value-type="float" office:value="5.81" table:style-name="ce99">
            <text:p><text:s text:c="3"/>5.81</text:p>
          </table:table-cell>
          <table:table-cell office:value-type="float" office:value="436" table:style-name="ce98">
            <text:p>436</text:p>
          </table:table-cell>
          <table:table-cell office:value-type="float" office:value="2.56" table:style-name="ce99">
            <text:p><text:s text:c="3"/>2.56</text:p>
          </table:table-cell>
          <table:table-cell office:value-type="float" office:value="11289" table:style-name="ce98">
            <text:p>11,289</text:p>
          </table:table-cell>
          <table:table-cell office:value-type="float" office:value="7024" table:style-name="ce98">
            <text:p>7,024</text:p>
          </table:table-cell>
          <table:table-cell office:value-type="float" office:value="66303" table:style-name="ce97">
            <text:p>66,303</text:p>
          </table:table-cell>
          <table:table-cell table:number-columns-repeated="16362" table:style-name="ce66"/>
        </table:table-row>
        <table:table-row table:style-name="ro22">
          <table:table-cell office:value-type="string" table:style-name="ce104">
            <text:p>臺 <text:s/>中 <text:s/>市</text:p>
          </table:table-cell>
          <table:table-cell office:value-type="float" office:value="917011" table:style-name="ce98">
            <text:p>917,011</text:p>
          </table:table-cell>
          <table:table-cell office:value-type="float" office:value="2727460" table:style-name="ce98">
            <text:p>2,727,460</text:p>
          </table:table-cell>
          <table:table-cell office:value-type="float" office:value="1350049" table:style-name="ce98">
            <text:p>1,350,049</text:p>
          </table:table-cell>
          <table:table-cell office:value-type="float" office:value="1377411" table:style-name="ce98">
            <text:p>1,377,411</text:p>
          </table:table-cell>
          <table:table-cell office:value-type="float" office:value="2006" table:style-name="ce98">
            <text:p>2,006</text:p>
          </table:table-cell>
          <table:table-cell office:value-type="float" office:value="1026" table:style-name="ce98">
            <text:p>1,026</text:p>
          </table:table-cell>
          <table:table-cell office:value-type="float" office:value="980" table:style-name="ce98">
            <text:p>980</text:p>
          </table:table-cell>
          <table:table-cell office:value-type="float" office:value="8.9499999999999993" table:style-name="ce99">
            <text:p><text:s text:c="3"/>8.95</text:p>
          </table:table-cell>
          <table:table-cell office:value-type="float" office:value="1356" table:style-name="ce98">
            <text:p>1,356</text:p>
          </table:table-cell>
          <table:table-cell office:value-type="float" office:value="825" table:style-name="ce98">
            <text:p>825</text:p>
          </table:table-cell>
          <table:table-cell office:value-type="float" office:value="531" table:style-name="ce98">
            <text:p>531</text:p>
          </table:table-cell>
          <table:table-cell office:value-type="float" office:value="6.05" table:style-name="ce99">
            <text:p><text:s text:c="3"/>6.05</text:p>
          </table:table-cell>
          <table:table-cell office:value-type="float" office:value="650" table:style-name="ce98">
            <text:p>650</text:p>
          </table:table-cell>
          <table:table-cell office:value-type="float" office:value="2.9" table:style-name="ce99">
            <text:p><text:s text:c="3"/>2.90</text:p>
          </table:table-cell>
          <table:table-cell office:value-type="float" office:value="1250" table:style-name="ce98">
            <text:p>1,250</text:p>
          </table:table-cell>
          <table:table-cell office:value-type="float" office:value="5.58" table:style-name="ce99">
            <text:p><text:s text:c="3"/>5.58</text:p>
          </table:table-cell>
          <table:table-cell office:value-type="float" office:value="511" table:style-name="ce98">
            <text:p>511</text:p>
          </table:table-cell>
          <table:table-cell office:value-type="float" office:value="2.2799999999999998" table:style-name="ce99">
            <text:p><text:s text:c="3"/>2.28</text:p>
          </table:table-cell>
          <table:table-cell office:value-type="float" office:value="11156" table:style-name="ce98">
            <text:p>11,156</text:p>
          </table:table-cell>
          <table:table-cell office:value-type="float" office:value="9843" table:style-name="ce98">
            <text:p>9,843</text:p>
          </table:table-cell>
          <table:table-cell office:value-type="float" office:value="31373" table:style-name="ce97">
            <text:p>31,373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104">
            <text:p>臺 <text:s/>南 <text:s/>市</text:p>
          </table:table-cell>
          <table:table-cell office:value-type="float" office:value="669552" table:style-name="ce98">
            <text:p>669,552</text:p>
          </table:table-cell>
          <table:table-cell office:value-type="float" office:value="1885287" table:style-name="ce98">
            <text:p>1,885,287</text:p>
          </table:table-cell>
          <table:table-cell office:value-type="float" office:value="944224" table:style-name="ce98">
            <text:p>944,224</text:p>
          </table:table-cell>
          <table:table-cell office:value-type="float" office:value="941063" table:style-name="ce98">
            <text:p>941,063</text:p>
          </table:table-cell>
          <table:table-cell office:value-type="float" office:value="1232" table:style-name="ce98">
            <text:p>1,232</text:p>
          </table:table-cell>
          <table:table-cell office:value-type="float" office:value="633" table:style-name="ce98">
            <text:p>633</text:p>
          </table:table-cell>
          <table:table-cell office:value-type="float" office:value="599" table:style-name="ce98">
            <text:p>599</text:p>
          </table:table-cell>
          <table:table-cell office:value-type="float" office:value="7.95" table:style-name="ce99">
            <text:p><text:s text:c="3"/>7.95</text:p>
          </table:table-cell>
          <table:table-cell office:value-type="float" office:value="1113" table:style-name="ce98">
            <text:p>1,113</text:p>
          </table:table-cell>
          <table:table-cell office:value-type="float" office:value="669" table:style-name="ce98">
            <text:p>669</text:p>
          </table:table-cell>
          <table:table-cell office:value-type="float" office:value="444" table:style-name="ce98">
            <text:p>444</text:p>
          </table:table-cell>
          <table:table-cell office:value-type="float" office:value="7.18" table:style-name="ce99">
            <text:p><text:s text:c="3"/>7.18</text:p>
          </table:table-cell>
          <table:table-cell office:value-type="float" office:value="119" table:style-name="ce105">
            <text:p><text:s text:c="3"/>119</text:p>
          </table:table-cell>
          <table:table-cell office:value-type="float" office:value="0.77" table:style-name="ce103">
            <text:p><text:s text:c="4"/>0.77</text:p>
          </table:table-cell>
          <table:table-cell office:value-type="float" office:value="707" table:style-name="ce98">
            <text:p>707</text:p>
          </table:table-cell>
          <table:table-cell office:value-type="float" office:value="4.5599999999999996" table:style-name="ce99">
            <text:p><text:s text:c="3"/>4.56</text:p>
          </table:table-cell>
          <table:table-cell office:value-type="float" office:value="317" table:style-name="ce98">
            <text:p>317</text:p>
          </table:table-cell>
          <table:table-cell office:value-type="float" office:value="2.0499999999999998" table:style-name="ce99">
            <text:p><text:s text:c="3"/>2.05</text:p>
          </table:table-cell>
          <table:table-cell office:value-type="float" office:value="6515" table:style-name="ce98">
            <text:p>6,515</text:p>
          </table:table-cell>
          <table:table-cell office:value-type="float" office:value="6453" table:style-name="ce98">
            <text:p>6,453</text:p>
          </table:table-cell>
          <table:table-cell office:value-type="float" office:value="7110" table:style-name="ce97">
            <text:p>7,110</text:p>
          </table:table-cell>
          <table:table-cell table:number-columns-repeated="16362" table:style-name="ce66"/>
        </table:table-row>
        <table:table-row table:style-name="ro21">
          <table:table-cell office:value-type="string" table:style-name="ce104">
            <text:p>高 <text:s/>雄 <text:s/>市</text:p>
          </table:table-cell>
          <table:table-cell office:value-type="float" office:value="1067459" table:style-name="ce98">
            <text:p>1,067,459</text:p>
          </table:table-cell>
          <table:table-cell office:value-type="float" office:value="2778914" table:style-name="ce98">
            <text:p>2,778,914</text:p>
          </table:table-cell>
          <table:table-cell office:value-type="float" office:value="1382344" table:style-name="ce98">
            <text:p>1,382,344</text:p>
          </table:table-cell>
          <table:table-cell office:value-type="float" office:value="1396570" table:style-name="ce98">
            <text:p>1,396,570</text:p>
          </table:table-cell>
          <table:table-cell office:value-type="float" office:value="1703" table:style-name="ce98">
            <text:p>1,703</text:p>
          </table:table-cell>
          <table:table-cell office:value-type="float" office:value="914" table:style-name="ce98">
            <text:p>914</text:p>
          </table:table-cell>
          <table:table-cell office:value-type="float" office:value="789" table:style-name="ce98">
            <text:p>789</text:p>
          </table:table-cell>
          <table:table-cell office:value-type="float" office:value="7.46" table:style-name="ce99">
            <text:p><text:s text:c="3"/>7.46</text:p>
          </table:table-cell>
          <table:table-cell office:value-type="float" office:value="1658" table:style-name="ce98">
            <text:p>1,658</text:p>
          </table:table-cell>
          <table:table-cell office:value-type="float" office:value="966" table:style-name="ce98">
            <text:p>966</text:p>
          </table:table-cell>
          <table:table-cell office:value-type="float" office:value="692" table:style-name="ce98">
            <text:p>692</text:p>
          </table:table-cell>
          <table:table-cell office:value-type="float" office:value="7.26" table:style-name="ce99">
            <text:p><text:s text:c="3"/>7.26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0.2" table:style-name="ce103">
            <text:p><text:s text:c="4"/>0.20</text:p>
          </table:table-cell>
          <table:table-cell office:value-type="float" office:value="1065" table:style-name="ce98">
            <text:p>1,065</text:p>
          </table:table-cell>
          <table:table-cell office:value-type="float" office:value="4.66" table:style-name="ce99">
            <text:p><text:s text:c="3"/>4.66</text:p>
          </table:table-cell>
          <table:table-cell office:value-type="float" office:value="509" table:style-name="ce98">
            <text:p>509</text:p>
          </table:table-cell>
          <table:table-cell office:value-type="float" office:value="2.23" table:style-name="ce99">
            <text:p><text:s text:c="3"/>2.23</text:p>
          </table:table-cell>
          <table:table-cell office:value-type="float" office:value="10536" table:style-name="ce98">
            <text:p>10,536</text:p>
          </table:table-cell>
          <table:table-cell office:value-type="float" office:value="10803" table:style-name="ce98">
            <text:p>10,803</text:p>
          </table:table-cell>
          <table:table-cell office:value-type="float" office:value="32408" table:style-name="ce97">
            <text:p>32,408</text:p>
          </table:table-cell>
          <table:table-cell table:number-columns-repeated="16362" table:style-name="ce66"/>
        </table:table-row>
        <table:table-row table:style-name="ro23">
          <table:table-cell office:value-type="string" table:style-name="ce102">
            <text:p><text:s/>臺 <text:s/>灣 <text:s/>省<text:s/></text:p>
          </table:table-cell>
          <table:table-cell office:value-type="float" office:value="2435874" table:style-name="ce98">
            <text:p>2,435,874</text:p>
          </table:table-cell>
          <table:table-cell office:value-type="float" office:value="7170052" table:style-name="ce98">
            <text:p>7,170,052</text:p>
          </table:table-cell>
          <table:table-cell office:value-type="float" office:value="3665381" table:style-name="ce98">
            <text:p>3,665,381</text:p>
          </table:table-cell>
          <table:table-cell office:value-type="float" office:value="3504671" table:style-name="ce98">
            <text:p>3,504,671</text:p>
          </table:table-cell>
          <table:table-cell office:value-type="float" office:value="4518" table:style-name="ce98">
            <text:p>4,518</text:p>
          </table:table-cell>
          <table:table-cell office:value-type="float" office:value="2348" table:style-name="ce98">
            <text:p>2,348</text:p>
          </table:table-cell>
          <table:table-cell office:value-type="float" office:value="2170" table:style-name="ce98">
            <text:p>2,170</text:p>
          </table:table-cell>
          <table:table-cell office:value-type="float" office:value="7.66" table:style-name="ce99">
            <text:p><text:s text:c="3"/>7.66</text:p>
          </table:table-cell>
          <table:table-cell office:value-type="float" office:value="5322" table:style-name="ce98">
            <text:p>5,322</text:p>
          </table:table-cell>
          <table:table-cell office:value-type="float" office:value="3201" table:style-name="ce98">
            <text:p>3,201</text:p>
          </table:table-cell>
          <table:table-cell office:value-type="float" office:value="2121" table:style-name="ce98">
            <text:p>2,121</text:p>
          </table:table-cell>
          <table:table-cell office:value-type="float" office:value="9.0299999999999994" table:style-name="ce99">
            <text:p><text:s text:c="3"/>9.03</text:p>
          </table:table-cell>
          <table:table-cell office:value-type="float" office:value="-804" table:style-name="ce101">
            <text:p>－ <text:s/>804</text:p>
          </table:table-cell>
          <table:table-cell office:value-type="float" office:value="-1.36" table:style-name="ce100">
            <text:p>－ <text:s/>1.36</text:p>
          </table:table-cell>
          <table:table-cell office:value-type="float" office:value="2843" table:style-name="ce98">
            <text:p>2,843</text:p>
          </table:table-cell>
          <table:table-cell office:value-type="float" office:value="4.82" table:style-name="ce99">
            <text:p><text:s text:c="3"/>4.82</text:p>
          </table:table-cell>
          <table:table-cell office:value-type="float" office:value="1381" table:style-name="ce98">
            <text:p>1,381</text:p>
          </table:table-cell>
          <table:table-cell office:value-type="float" office:value="2.34" table:style-name="ce99">
            <text:p><text:s text:c="3"/>2.34</text:p>
          </table:table-cell>
          <table:table-cell office:value-type="float" office:value="22291" table:style-name="ce98">
            <text:p>22,291</text:p>
          </table:table-cell>
          <table:table-cell office:value-type="float" office:value="25212" table:style-name="ce98">
            <text:p>25,212</text:p>
          </table:table-cell>
          <table:table-cell office:value-type="float" office:value="334318" table:style-name="ce97">
            <text:p>334,318</text:p>
          </table:table-cell>
          <table:table-cell table:number-columns-repeated="16362" table:style-name="ce66"/>
        </table:table-row>
        <table:table-row table:style-name="ro24">
          <table:table-cell office:value-type="string" table:style-name="ce84">
            <text:p>宜 蘭 縣</text:p>
          </table:table-cell>
          <table:table-cell office:value-type="float" office:value="163487" table:style-name="ce81">
            <text:p><text:s text:c="3"/>163,487</text:p>
          </table:table-cell>
          <table:table-cell office:value-type="float" office:value="458273" table:style-name="ce81">
            <text:p><text:s text:c="3"/>458,273</text:p>
          </table:table-cell>
          <table:table-cell office:value-type="float" office:value="232544" table:style-name="ce81">
            <text:p><text:s text:c="3"/>232,544</text:p>
          </table:table-cell>
          <table:table-cell office:value-type="float" office:value="225729" table:style-name="ce81">
            <text:p><text:s text:c="3"/>225,729</text:p>
          </table:table-cell>
          <table:table-cell office:value-type="float" office:value="263" table:style-name="ce79">
            <text:p>263</text:p>
          </table:table-cell>
          <table:table-cell office:value-type="float" office:value="130" table:style-name="ce79">
            <text:p>130</text:p>
          </table:table-cell>
          <table:table-cell office:value-type="float" office:value="133" table:style-name="ce79">
            <text:p>133</text:p>
          </table:table-cell>
          <table:table-cell office:value-type="float" office:value="6.98" table:style-name="ce80">
            <text:p><text:s text:c="3"/>6.98</text:p>
          </table:table-cell>
          <table:table-cell office:value-type="float" office:value="337" table:style-name="ce81">
            <text:p><text:s text:c="3"/>337</text:p>
          </table:table-cell>
          <table:table-cell office:value-type="float" office:value="198" table:style-name="ce79">
            <text:p>198</text:p>
          </table:table-cell>
          <table:table-cell office:value-type="float" office:value="139" table:style-name="ce79">
            <text:p>139</text:p>
          </table:table-cell>
          <table:table-cell office:value-type="float" office:value="8.9499999999999993" table:style-name="ce80">
            <text:p><text:s text:c="3"/>8.95</text:p>
          </table:table-cell>
          <table:table-cell office:value-type="float" office:value="-74" table:style-name="ce83">
            <text:p>－ <text:s text:c="3"/>74</text:p>
          </table:table-cell>
          <table:table-cell office:value-type="float" office:value="-1.96" table:style-name="ce85">
            <text:p>－ <text:s text:c="2"/>1.96</text:p>
          </table:table-cell>
          <table:table-cell office:value-type="float" office:value="196" table:style-name="ce81">
            <text:p><text:s text:c="3"/>196</text:p>
          </table:table-cell>
          <table:table-cell office:value-type="float" office:value="5.2" table:style-name="ce80">
            <text:p><text:s text:c="3"/>5.20</text:p>
          </table:table-cell>
          <table:table-cell office:value-type="float" office:value="67" table:style-name="ce81">
            <text:p><text:s text:c="3"/>67</text:p>
          </table:table-cell>
          <table:table-cell office:value-type="float" office:value="1.78" table:style-name="ce80">
            <text:p><text:s text:c="3"/>1.78</text:p>
          </table:table-cell>
          <table:table-cell office:value-type="float" office:value="1803" table:style-name="ce79">
            <text:p>1,803</text:p>
          </table:table-cell>
          <table:table-cell office:value-type="float" office:value="1826" table:style-name="ce79">
            <text:p>1,826</text:p>
          </table:table-cell>
          <table:table-cell office:value-type="float" office:value="16556" table:style-name="ce78">
            <text:p><text:s text:c="3"/>16,556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新 竹 縣</text:p>
          </table:table-cell>
          <table:table-cell office:value-type="float" office:value="180218" table:style-name="ce81">
            <text:p><text:s text:c="3"/>180,218</text:p>
          </table:table-cell>
          <table:table-cell office:value-type="float" office:value="538153" table:style-name="ce81">
            <text:p><text:s text:c="3"/>538,153</text:p>
          </table:table-cell>
          <table:table-cell office:value-type="float" office:value="275522" table:style-name="ce81">
            <text:p><text:s text:c="3"/>275,522</text:p>
          </table:table-cell>
          <table:table-cell office:value-type="float" office:value="262631" table:style-name="ce81">
            <text:p><text:s text:c="3"/>262,631</text:p>
          </table:table-cell>
          <table:table-cell office:value-type="float" office:value="403" table:style-name="ce81">
            <text:p><text:s text:c="3"/>403</text:p>
          </table:table-cell>
          <table:table-cell office:value-type="float" office:value="200" table:style-name="ce79">
            <text:p>200</text:p>
          </table:table-cell>
          <table:table-cell office:value-type="float" office:value="203" table:style-name="ce79">
            <text:p>203</text:p>
          </table:table-cell>
          <table:table-cell office:value-type="float" office:value="9.11" table:style-name="ce80">
            <text:p><text:s text:c="3"/>9.11</text:p>
          </table:table-cell>
          <table:table-cell office:value-type="float" office:value="330" table:style-name="ce81">
            <text:p><text:s text:c="3"/>330</text:p>
          </table:table-cell>
          <table:table-cell office:value-type="float" office:value="210" table:style-name="ce79">
            <text:p>210</text:p>
          </table:table-cell>
          <table:table-cell office:value-type="float" office:value="120" table:style-name="ce79">
            <text:p>120</text:p>
          </table:table-cell>
          <table:table-cell office:value-type="float" office:value="7.46" table:style-name="ce80">
            <text:p><text:s text:c="3"/>7.46</text:p>
          </table:table-cell>
          <table:table-cell office:value-type="float" office:value="73" table:style-name="ce83">
            <text:p><text:s text:c="3"/>73</text:p>
          </table:table-cell>
          <table:table-cell office:value-type="float" office:value="1.65" table:style-name="ce85">
            <text:p><text:s text:c="4"/>1.65</text:p>
          </table:table-cell>
          <table:table-cell office:value-type="float" office:value="225" table:style-name="ce81">
            <text:p><text:s text:c="3"/>225</text:p>
          </table:table-cell>
          <table:table-cell office:value-type="float" office:value="5.09" table:style-name="ce80">
            <text:p><text:s text:c="3"/>5.09</text:p>
          </table:table-cell>
          <table:table-cell office:value-type="float" office:value="116" table:style-name="ce81">
            <text:p><text:s text:c="3"/>116</text:p>
          </table:table-cell>
          <table:table-cell office:value-type="float" office:value="2.62" table:style-name="ce80">
            <text:p><text:s text:c="3"/>2.62</text:p>
          </table:table-cell>
          <table:table-cell office:value-type="float" office:value="1975" table:style-name="ce79">
            <text:p>1,975</text:p>
          </table:table-cell>
          <table:table-cell office:value-type="float" office:value="1966" table:style-name="ce79">
            <text:p>1,966</text:p>
          </table:table-cell>
          <table:table-cell office:value-type="float" office:value="20978" table:style-name="ce78">
            <text:p><text:s text:c="3"/>20,978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苗 栗 縣</text:p>
          </table:table-cell>
          <table:table-cell office:value-type="float" office:value="183492" table:style-name="ce81">
            <text:p><text:s text:c="3"/>183,492</text:p>
          </table:table-cell>
          <table:table-cell office:value-type="float" office:value="566199" table:style-name="ce81">
            <text:p><text:s text:c="3"/>566,199</text:p>
          </table:table-cell>
          <table:table-cell office:value-type="float" office:value="291714" table:style-name="ce81">
            <text:p><text:s text:c="3"/>291,714</text:p>
          </table:table-cell>
          <table:table-cell office:value-type="float" office:value="274485" table:style-name="ce81">
            <text:p><text:s text:c="3"/>274,485</text:p>
          </table:table-cell>
          <table:table-cell office:value-type="float" office:value="496" table:style-name="ce81">
            <text:p><text:s text:c="3"/>496</text:p>
          </table:table-cell>
          <table:table-cell office:value-type="float" office:value="250" table:style-name="ce79">
            <text:p>250</text:p>
          </table:table-cell>
          <table:table-cell office:value-type="float" office:value="246" table:style-name="ce79">
            <text:p>246</text:p>
          </table:table-cell>
          <table:table-cell office:value-type="float" office:value="10.65" table:style-name="ce80">
            <text:p><text:s text:c="3"/>10.65</text:p>
          </table:table-cell>
          <table:table-cell office:value-type="float" office:value="419" table:style-name="ce81">
            <text:p><text:s text:c="3"/>419</text:p>
          </table:table-cell>
          <table:table-cell office:value-type="float" office:value="245" table:style-name="ce79">
            <text:p>245</text:p>
          </table:table-cell>
          <table:table-cell office:value-type="float" office:value="174" table:style-name="ce79">
            <text:p>174</text:p>
          </table:table-cell>
          <table:table-cell office:value-type="float" office:value="9" table:style-name="ce80">
            <text:p><text:s text:c="3"/>9.00</text:p>
          </table:table-cell>
          <table:table-cell office:value-type="float" office:value="77" table:style-name="ce96">
            <text:p><text:s text:c="3"/>77</text:p>
          </table:table-cell>
          <table:table-cell office:value-type="float" office:value="1.65" table:style-name="ce85">
            <text:p><text:s text:c="4"/>1.65</text:p>
          </table:table-cell>
          <table:table-cell office:value-type="float" office:value="248" table:style-name="ce81">
            <text:p><text:s text:c="3"/>248</text:p>
          </table:table-cell>
          <table:table-cell office:value-type="float" office:value="5.33" table:style-name="ce80">
            <text:p><text:s text:c="3"/>5.33</text:p>
          </table:table-cell>
          <table:table-cell office:value-type="float" office:value="124" table:style-name="ce81">
            <text:p><text:s text:c="3"/>124</text:p>
          </table:table-cell>
          <table:table-cell office:value-type="float" office:value="2.66" table:style-name="ce80">
            <text:p><text:s text:c="3"/>2.66</text:p>
          </table:table-cell>
          <table:table-cell office:value-type="float" office:value="1392" table:style-name="ce79">
            <text:p>1,392</text:p>
          </table:table-cell>
          <table:table-cell office:value-type="float" office:value="1855" table:style-name="ce79">
            <text:p>1,855</text:p>
          </table:table-cell>
          <table:table-cell office:value-type="float" office:value="11219" table:style-name="ce78">
            <text:p><text:s text:c="3"/>11,219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彰 化 縣</text:p>
          </table:table-cell>
          <table:table-cell office:value-type="float" office:value="379480" table:style-name="ce81">
            <text:p><text:s text:c="3"/>379,480</text:p>
          </table:table-cell>
          <table:table-cell office:value-type="float" office:value="1289792" table:style-name="ce81">
            <text:p><text:s text:c="3"/>1,289,792</text:p>
          </table:table-cell>
          <table:table-cell office:value-type="float" office:value="659613" table:style-name="ce81">
            <text:p><text:s text:c="3"/>659,613</text:p>
          </table:table-cell>
          <table:table-cell office:value-type="float" office:value="630179" table:style-name="ce81">
            <text:p><text:s text:c="3"/>630,179</text:p>
          </table:table-cell>
          <table:table-cell office:value-type="float" office:value="958" table:style-name="ce81">
            <text:p><text:s text:c="3"/>958</text:p>
          </table:table-cell>
          <table:table-cell office:value-type="float" office:value="517" table:style-name="ce79">
            <text:p>517</text:p>
          </table:table-cell>
          <table:table-cell office:value-type="float" office:value="441" table:style-name="ce79">
            <text:p>441</text:p>
          </table:table-cell>
          <table:table-cell office:value-type="float" office:value="9.0299999999999994" table:style-name="ce80">
            <text:p><text:s text:c="3"/>9.03</text:p>
          </table:table-cell>
          <table:table-cell office:value-type="float" office:value="840" table:style-name="ce81">
            <text:p><text:s text:c="3"/>840</text:p>
          </table:table-cell>
          <table:table-cell office:value-type="float" office:value="510" table:style-name="ce79">
            <text:p>510</text:p>
          </table:table-cell>
          <table:table-cell office:value-type="float" office:value="330" table:style-name="ce79">
            <text:p>330</text:p>
          </table:table-cell>
          <table:table-cell office:value-type="float" office:value="7.92" table:style-name="ce80">
            <text:p><text:s text:c="3"/>7.92</text:p>
          </table:table-cell>
          <table:table-cell office:value-type="float" office:value="118" table:style-name="ce95">
            <text:p><text:s text:c="3"/>118</text:p>
          </table:table-cell>
          <table:table-cell office:value-type="float" office:value="1.1100000000000001" table:style-name="ce85">
            <text:p><text:s text:c="4"/>1.11</text:p>
          </table:table-cell>
          <table:table-cell office:value-type="float" office:value="475" table:style-name="ce81">
            <text:p><text:s text:c="3"/>475</text:p>
          </table:table-cell>
          <table:table-cell office:value-type="float" office:value="4.4800000000000004" table:style-name="ce80">
            <text:p><text:s text:c="3"/>4.48</text:p>
          </table:table-cell>
          <table:table-cell office:value-type="float" office:value="199" table:style-name="ce81">
            <text:p><text:s text:c="3"/>199</text:p>
          </table:table-cell>
          <table:table-cell office:value-type="float" office:value="1.88" table:style-name="ce80">
            <text:p><text:s text:c="3"/>1.88</text:p>
          </table:table-cell>
          <table:table-cell office:value-type="float" office:value="2840" table:style-name="ce79">
            <text:p>2,840</text:p>
          </table:table-cell>
          <table:table-cell office:value-type="float" office:value="3661" table:style-name="ce79">
            <text:p>3,661</text:p>
          </table:table-cell>
          <table:table-cell office:value-type="float" office:value="5319" table:style-name="ce78">
            <text:p><text:s text:c="3"/>5,319</text:p>
          </table:table-cell>
          <table:table-cell table:number-columns-repeated="16362" table:style-name="ce66"/>
        </table:table-row>
        <table:table-row table:style-name="ro26">
          <table:table-cell office:value-type="string" table:style-name="ce84">
            <text:p>南 投 縣</text:p>
          </table:table-cell>
          <table:table-cell office:value-type="float" office:value="176428" table:style-name="ce81">
            <text:p><text:s text:c="3"/>176,428</text:p>
          </table:table-cell>
          <table:table-cell office:value-type="float" office:value="512460" table:style-name="ce81">
            <text:p><text:s text:c="3"/>512,460</text:p>
          </table:table-cell>
          <table:table-cell office:value-type="float" office:value="262898" table:style-name="ce81">
            <text:p><text:s text:c="3"/>262,898</text:p>
          </table:table-cell>
          <table:table-cell office:value-type="float" office:value="249562" table:style-name="ce81">
            <text:p><text:s text:c="3"/>249,562</text:p>
          </table:table-cell>
          <table:table-cell office:value-type="float" office:value="262" table:style-name="ce81">
            <text:p><text:s text:c="3"/>262</text:p>
          </table:table-cell>
          <table:table-cell office:value-type="float" office:value="137" table:style-name="ce79">
            <text:p>137</text:p>
          </table:table-cell>
          <table:table-cell office:value-type="float" office:value="125" table:style-name="ce79">
            <text:p>125</text:p>
          </table:table-cell>
          <table:table-cell office:value-type="float" office:value="6.22" table:style-name="ce80">
            <text:p><text:s text:c="3"/>6.22</text:p>
          </table:table-cell>
          <table:table-cell office:value-type="float" office:value="419" table:style-name="ce81">
            <text:p><text:s text:c="3"/>419</text:p>
          </table:table-cell>
          <table:table-cell office:value-type="float" office:value="250" table:style-name="ce79">
            <text:p>250</text:p>
          </table:table-cell>
          <table:table-cell office:value-type="float" office:value="169" table:style-name="ce79">
            <text:p>169</text:p>
          </table:table-cell>
          <table:table-cell office:value-type="float" office:value="9.94" table:style-name="ce80">
            <text:p><text:s text:c="3"/>9.94</text:p>
          </table:table-cell>
          <table:table-cell office:value-type="float" office:value="-157" table:style-name="ce94">
            <text:p>－ <text:s/>157</text:p>
          </table:table-cell>
          <table:table-cell office:value-type="float" office:value="-3.73" table:style-name="ce85">
            <text:p>－ <text:s text:c="2"/>3.73</text:p>
          </table:table-cell>
          <table:table-cell office:value-type="float" office:value="183" table:style-name="ce81">
            <text:p><text:s text:c="3"/>183</text:p>
          </table:table-cell>
          <table:table-cell office:value-type="float" office:value="4.34" table:style-name="ce80">
            <text:p><text:s text:c="3"/>4.34</text:p>
          </table:table-cell>
          <table:table-cell office:value-type="float" office:value="95" table:style-name="ce81">
            <text:p><text:s text:c="3"/>95</text:p>
          </table:table-cell>
          <table:table-cell office:value-type="float" office:value="2.25" table:style-name="ce80">
            <text:p><text:s text:c="3"/>2.25</text:p>
          </table:table-cell>
          <table:table-cell office:value-type="float" office:value="1232" table:style-name="ce79">
            <text:p>1,232</text:p>
          </table:table-cell>
          <table:table-cell office:value-type="float" office:value="1707" table:style-name="ce79">
            <text:p>1,707</text:p>
          </table:table-cell>
          <table:table-cell office:value-type="float" office:value="28707" table:style-name="ce78">
            <text:p><text:s text:c="3"/>28,707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雲 林 縣</text:p>
          </table:table-cell>
          <table:table-cell office:value-type="float" office:value="237979" table:style-name="ce81">
            <text:p><text:s text:c="3"/>237,979</text:p>
          </table:table-cell>
          <table:table-cell office:value-type="float" office:value="702881" table:style-name="ce81">
            <text:p><text:s text:c="3"/>702,881</text:p>
          </table:table-cell>
          <table:table-cell office:value-type="float" office:value="365587" table:style-name="ce81">
            <text:p><text:s text:c="3"/>365,587</text:p>
          </table:table-cell>
          <table:table-cell office:value-type="float" office:value="337294" table:style-name="ce81">
            <text:p><text:s text:c="3"/>337,294</text:p>
          </table:table-cell>
          <table:table-cell office:value-type="float" office:value="366" table:style-name="ce81">
            <text:p><text:s text:c="3"/>366</text:p>
          </table:table-cell>
          <table:table-cell office:value-type="float" office:value="183" table:style-name="ce79">
            <text:p>183</text:p>
          </table:table-cell>
          <table:table-cell office:value-type="float" office:value="183" table:style-name="ce79">
            <text:p>183</text:p>
          </table:table-cell>
          <table:table-cell office:value-type="float" office:value="6.33" table:style-name="ce80">
            <text:p><text:s text:c="3"/>6.33</text:p>
          </table:table-cell>
          <table:table-cell office:value-type="float" office:value="590" table:style-name="ce81">
            <text:p><text:s text:c="3"/>590</text:p>
          </table:table-cell>
          <table:table-cell office:value-type="float" office:value="350" table:style-name="ce79">
            <text:p>350</text:p>
          </table:table-cell>
          <table:table-cell office:value-type="float" office:value="240" table:style-name="ce79">
            <text:p>240</text:p>
          </table:table-cell>
          <table:table-cell office:value-type="float" office:value="10.210000000000001" table:style-name="ce80">
            <text:p><text:s text:c="3"/>10.21</text:p>
          </table:table-cell>
          <table:table-cell office:value-type="float" office:value="-224" table:style-name="ce94">
            <text:p>－ <text:s/>224</text:p>
          </table:table-cell>
          <table:table-cell office:value-type="float" office:value="-3.88" table:style-name="ce85">
            <text:p>－ <text:s text:c="2"/>3.88</text:p>
          </table:table-cell>
          <table:table-cell office:value-type="float" office:value="256" table:style-name="ce81">
            <text:p><text:s text:c="3"/>256</text:p>
          </table:table-cell>
          <table:table-cell office:value-type="float" office:value="4.43" table:style-name="ce80">
            <text:p><text:s text:c="3"/>4.43</text:p>
          </table:table-cell>
          <table:table-cell office:value-type="float" office:value="110" table:style-name="ce81">
            <text:p><text:s text:c="3"/>110</text:p>
          </table:table-cell>
          <table:table-cell office:value-type="float" office:value="1.9" table:style-name="ce80">
            <text:p><text:s text:c="3"/>1.90</text:p>
          </table:table-cell>
          <table:table-cell office:value-type="float" office:value="1944" table:style-name="ce79">
            <text:p>1,944</text:p>
          </table:table-cell>
          <table:table-cell office:value-type="float" office:value="2246" table:style-name="ce79">
            <text:p>2,246</text:p>
          </table:table-cell>
          <table:table-cell office:value-type="float" office:value="2215" table:style-name="ce78">
            <text:p><text:s text:c="3"/>2,215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嘉 義 縣</text:p>
          </table:table-cell>
          <table:table-cell office:value-type="float" office:value="181497" table:style-name="ce81">
            <text:p><text:s text:c="3"/>181,497</text:p>
          </table:table-cell>
          <table:table-cell office:value-type="float" office:value="522587" table:style-name="ce81">
            <text:p><text:s text:c="3"/>522,587</text:p>
          </table:table-cell>
          <table:table-cell office:value-type="float" office:value="272177" table:style-name="ce81">
            <text:p><text:s text:c="3"/>272,177</text:p>
          </table:table-cell>
          <table:table-cell office:value-type="float" office:value="250410" table:style-name="ce81">
            <text:p><text:s text:c="3"/>250,410</text:p>
          </table:table-cell>
          <table:table-cell office:value-type="float" office:value="219" table:style-name="ce81">
            <text:p><text:s text:c="3"/>219</text:p>
          </table:table-cell>
          <table:table-cell office:value-type="float" office:value="120" table:style-name="ce79">
            <text:p>120</text:p>
          </table:table-cell>
          <table:table-cell office:value-type="float" office:value="99" table:style-name="ce79">
            <text:p>99</text:p>
          </table:table-cell>
          <table:table-cell office:value-type="float" office:value="5.0999999999999996" table:style-name="ce80">
            <text:p><text:s text:c="3"/>5.10</text:p>
          </table:table-cell>
          <table:table-cell office:value-type="float" office:value="440" table:style-name="ce81">
            <text:p><text:s text:c="3"/>440</text:p>
          </table:table-cell>
          <table:table-cell office:value-type="float" office:value="255" table:style-name="ce79">
            <text:p>255</text:p>
          </table:table-cell>
          <table:table-cell office:value-type="float" office:value="185" table:style-name="ce79">
            <text:p>185</text:p>
          </table:table-cell>
          <table:table-cell office:value-type="float" office:value="10.24" table:style-name="ce80">
            <text:p><text:s text:c="3"/>10.24</text:p>
          </table:table-cell>
          <table:table-cell office:value-type="float" office:value="-221" table:style-name="ce94">
            <text:p>－ <text:s/>221</text:p>
          </table:table-cell>
          <table:table-cell office:value-type="float" office:value="-5.14" table:style-name="ce85">
            <text:p>－ <text:s text:c="2"/>5.14</text:p>
          </table:table-cell>
          <table:table-cell office:value-type="float" office:value="185" table:style-name="ce81">
            <text:p><text:s text:c="3"/>185</text:p>
          </table:table-cell>
          <table:table-cell office:value-type="float" office:value="4.3" table:style-name="ce80">
            <text:p><text:s text:c="3"/>4.30</text:p>
          </table:table-cell>
          <table:table-cell office:value-type="float" office:value="105" table:style-name="ce81">
            <text:p><text:s text:c="3"/>105</text:p>
          </table:table-cell>
          <table:table-cell office:value-type="float" office:value="2.44" table:style-name="ce80">
            <text:p><text:s text:c="3"/>2.44</text:p>
          </table:table-cell>
          <table:table-cell office:value-type="float" office:value="1455" table:style-name="ce79">
            <text:p>1,455</text:p>
          </table:table-cell>
          <table:table-cell office:value-type="float" office:value="1809" table:style-name="ce79">
            <text:p>1,809</text:p>
          </table:table-cell>
          <table:table-cell office:value-type="float" office:value="5782" table:style-name="ce78">
            <text:p><text:s text:c="3"/>5,782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屏 東 縣</text:p>
          </table:table-cell>
          <table:table-cell office:value-type="float" office:value="283471" table:style-name="ce81">
            <text:p><text:s text:c="3"/>283,471</text:p>
          </table:table-cell>
          <table:table-cell office:value-type="float" office:value="845079" table:style-name="ce81">
            <text:p><text:s text:c="3"/>845,079</text:p>
          </table:table-cell>
          <table:table-cell office:value-type="float" office:value="433156" table:style-name="ce81">
            <text:p><text:s text:c="3"/>433,156</text:p>
          </table:table-cell>
          <table:table-cell office:value-type="float" office:value="411923" table:style-name="ce81">
            <text:p><text:s text:c="3"/>411,923</text:p>
          </table:table-cell>
          <table:table-cell office:value-type="float" office:value="402" table:style-name="ce81">
            <text:p><text:s text:c="3"/>402</text:p>
          </table:table-cell>
          <table:table-cell office:value-type="float" office:value="211" table:style-name="ce79">
            <text:p>211</text:p>
          </table:table-cell>
          <table:table-cell office:value-type="float" office:value="191" table:style-name="ce79">
            <text:p>191</text:p>
          </table:table-cell>
          <table:table-cell office:value-type="float" office:value="5.79" table:style-name="ce80">
            <text:p><text:s text:c="3"/>5.79</text:p>
          </table:table-cell>
          <table:table-cell office:value-type="float" office:value="702" table:style-name="ce81">
            <text:p><text:s text:c="3"/>702</text:p>
          </table:table-cell>
          <table:table-cell office:value-type="float" office:value="420" table:style-name="ce79">
            <text:p>420</text:p>
          </table:table-cell>
          <table:table-cell office:value-type="float" office:value="282" table:style-name="ce79">
            <text:p>282</text:p>
          </table:table-cell>
          <table:table-cell office:value-type="float" office:value="10.1" table:style-name="ce80">
            <text:p><text:s text:c="3"/>10.10</text:p>
          </table:table-cell>
          <table:table-cell office:value-type="float" office:value="-300" table:style-name="ce94">
            <text:p>－ <text:s/>300</text:p>
          </table:table-cell>
          <table:table-cell office:value-type="float" office:value="-4.32" table:style-name="ce85">
            <text:p>－ <text:s text:c="2"/>4.32</text:p>
          </table:table-cell>
          <table:table-cell office:value-type="float" office:value="333" table:style-name="ce81">
            <text:p><text:s text:c="3"/>333</text:p>
          </table:table-cell>
          <table:table-cell office:value-type="float" office:value="4.79" table:style-name="ce80">
            <text:p><text:s text:c="3"/>4.79</text:p>
          </table:table-cell>
          <table:table-cell office:value-type="float" office:value="170" table:style-name="ce81">
            <text:p><text:s text:c="3"/>170</text:p>
          </table:table-cell>
          <table:table-cell office:value-type="float" office:value="2.4500000000000002" table:style-name="ce80">
            <text:p><text:s text:c="3"/>2.45</text:p>
          </table:table-cell>
          <table:table-cell office:value-type="float" office:value="2486" table:style-name="ce79">
            <text:p>2,486</text:p>
          </table:table-cell>
          <table:table-cell office:value-type="float" office:value="2886" table:style-name="ce79">
            <text:p>2,886</text:p>
          </table:table-cell>
          <table:table-cell office:value-type="float" office:value="58355" table:style-name="ce78">
            <text:p><text:s text:c="3"/>58,355</text:p>
          </table:table-cell>
          <table:table-cell office:value-type="string" table:style-name="ce66">
            <text:p><text:s/></text:p>
          </table:table-cell>
          <table:table-cell table:number-columns-repeated="16361"/>
        </table:table-row>
        <table:table-row table:style-name="ro26">
          <table:table-cell office:value-type="string" table:style-name="ce84">
            <text:p>臺 東 縣</text:p>
          </table:table-cell>
          <table:table-cell office:value-type="float" office:value="82182" table:style-name="ce81">
            <text:p><text:s text:c="3"/>82,182</text:p>
          </table:table-cell>
          <table:table-cell office:value-type="float" office:value="223559" table:style-name="ce81">
            <text:p><text:s text:c="3"/>223,559</text:p>
          </table:table-cell>
          <table:table-cell office:value-type="float" office:value="115901" table:style-name="ce81">
            <text:p><text:s text:c="3"/>115,901</text:p>
          </table:table-cell>
          <table:table-cell office:value-type="float" office:value="107658" table:style-name="ce81">
            <text:p><text:s text:c="3"/>107,658</text:p>
          </table:table-cell>
          <table:table-cell office:value-type="float" office:value="99" table:style-name="ce81">
            <text:p><text:s text:c="3"/>99</text:p>
          </table:table-cell>
          <table:table-cell office:value-type="float" office:value="48" table:style-name="ce79">
            <text:p>48</text:p>
          </table:table-cell>
          <table:table-cell office:value-type="float" office:value="51" table:style-name="ce79">
            <text:p>51</text:p>
          </table:table-cell>
          <table:table-cell office:value-type="float" office:value="5.38" table:style-name="ce80">
            <text:p><text:s text:c="3"/>5.38</text:p>
          </table:table-cell>
          <table:table-cell office:value-type="float" office:value="238" table:style-name="ce81">
            <text:p><text:s text:c="3"/>238</text:p>
          </table:table-cell>
          <table:table-cell office:value-type="float" office:value="152" table:style-name="ce79">
            <text:p>152</text:p>
          </table:table-cell>
          <table:table-cell office:value-type="float" office:value="86" table:style-name="ce79">
            <text:p>86</text:p>
          </table:table-cell>
          <table:table-cell office:value-type="float" office:value="12.94" table:style-name="ce80">
            <text:p><text:s text:c="3"/>12.94</text:p>
          </table:table-cell>
          <table:table-cell office:value-type="float" office:value="-139" table:style-name="ce94">
            <text:p>－ <text:s/>139</text:p>
          </table:table-cell>
          <table:table-cell office:value-type="float" office:value="-7.56" table:style-name="ce85">
            <text:p>－ <text:s text:c="2"/>7.56</text:p>
          </table:table-cell>
          <table:table-cell office:value-type="float" office:value="97" table:style-name="ce81">
            <text:p><text:s text:c="3"/>97</text:p>
          </table:table-cell>
          <table:table-cell office:value-type="float" office:value="5.28" table:style-name="ce80">
            <text:p><text:s text:c="3"/>5.28</text:p>
          </table:table-cell>
          <table:table-cell office:value-type="float" office:value="48" table:style-name="ce81">
            <text:p><text:s text:c="3"/>48</text:p>
          </table:table-cell>
          <table:table-cell office:value-type="float" office:value="2.61" table:style-name="ce80">
            <text:p><text:s text:c="3"/>2.61</text:p>
          </table:table-cell>
          <table:table-cell office:value-type="float" office:value="701" table:style-name="ce79">
            <text:p>701</text:p>
          </table:table-cell>
          <table:table-cell office:value-type="float" office:value="834" table:style-name="ce79">
            <text:p>834</text:p>
          </table:table-cell>
          <table:table-cell office:value-type="float" office:value="79371" table:style-name="ce78">
            <text:p><text:s text:c="3"/>79,371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花 蓮 縣</text:p>
          </table:table-cell>
          <table:table-cell office:value-type="float" office:value="124467" table:style-name="ce81">
            <text:p><text:s text:c="3"/>124,467</text:p>
          </table:table-cell>
          <table:table-cell office:value-type="float" office:value="332674" table:style-name="ce81">
            <text:p><text:s text:c="3"/>332,674</text:p>
          </table:table-cell>
          <table:table-cell office:value-type="float" office:value="169883" table:style-name="ce81">
            <text:p><text:s text:c="3"/>169,883</text:p>
          </table:table-cell>
          <table:table-cell office:value-type="float" office:value="162791" table:style-name="ce81">
            <text:p><text:s text:c="3"/>162,791</text:p>
          </table:table-cell>
          <table:table-cell office:value-type="float" office:value="202" table:style-name="ce81">
            <text:p><text:s text:c="3"/>202</text:p>
          </table:table-cell>
          <table:table-cell office:value-type="float" office:value="101" table:style-name="ce79">
            <text:p>101</text:p>
          </table:table-cell>
          <table:table-cell office:value-type="float" office:value="101" table:style-name="ce79">
            <text:p>101</text:p>
          </table:table-cell>
          <table:table-cell office:value-type="float" office:value="7.39" table:style-name="ce80">
            <text:p><text:s text:c="3"/>7.39</text:p>
          </table:table-cell>
          <table:table-cell office:value-type="float" office:value="264" table:style-name="ce81">
            <text:p><text:s text:c="3"/>264</text:p>
          </table:table-cell>
          <table:table-cell office:value-type="float" office:value="175" table:style-name="ce79">
            <text:p>175</text:p>
          </table:table-cell>
          <table:table-cell office:value-type="float" office:value="89" table:style-name="ce79">
            <text:p>89</text:p>
          </table:table-cell>
          <table:table-cell office:value-type="float" office:value="9.65" table:style-name="ce80">
            <text:p><text:s text:c="3"/>9.65</text:p>
          </table:table-cell>
          <table:table-cell office:value-type="float" office:value="-62" table:style-name="ce83">
            <text:p>－ <text:s text:c="3"/>62</text:p>
          </table:table-cell>
          <table:table-cell office:value-type="float" office:value="-2.27" table:style-name="ce85">
            <text:p>－ <text:s text:c="2"/>2.27</text:p>
          </table:table-cell>
          <table:table-cell office:value-type="float" office:value="163" table:style-name="ce81">
            <text:p><text:s text:c="3"/>163</text:p>
          </table:table-cell>
          <table:table-cell office:value-type="float" office:value="5.96" table:style-name="ce80">
            <text:p><text:s text:c="3"/>5.96</text:p>
          </table:table-cell>
          <table:table-cell office:value-type="float" office:value="95" table:style-name="ce81">
            <text:p><text:s text:c="3"/>95</text:p>
          </table:table-cell>
          <table:table-cell office:value-type="float" office:value="3.47" table:style-name="ce80">
            <text:p><text:s text:c="3"/>3.47</text:p>
          </table:table-cell>
          <table:table-cell office:value-type="float" office:value="1353" table:style-name="ce79">
            <text:p>1,353</text:p>
          </table:table-cell>
          <table:table-cell office:value-type="float" office:value="1454" table:style-name="ce79">
            <text:p>1,454</text:p>
          </table:table-cell>
          <table:table-cell office:value-type="float" office:value="91706" table:style-name="ce78">
            <text:p><text:s text:c="3"/>91,706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澎 湖 縣</text:p>
          </table:table-cell>
          <table:table-cell office:value-type="float" office:value="38101" table:style-name="ce81">
            <text:p><text:s text:c="3"/>38,101</text:p>
          </table:table-cell>
          <table:table-cell office:value-type="float" office:value="101842" table:style-name="ce81">
            <text:p><text:s text:c="3"/>101,842</text:p>
          </table:table-cell>
          <table:table-cell office:value-type="float" office:value="52447" table:style-name="ce81">
            <text:p><text:s text:c="3"/>52,447</text:p>
          </table:table-cell>
          <table:table-cell office:value-type="float" office:value="49395" table:style-name="ce81">
            <text:p><text:s text:c="3"/>49,395</text:p>
          </table:table-cell>
          <table:table-cell office:value-type="float" office:value="76" table:style-name="ce81">
            <text:p><text:s text:c="3"/>76</text:p>
          </table:table-cell>
          <table:table-cell office:value-type="float" office:value="40" table:style-name="ce79">
            <text:p>40</text:p>
          </table:table-cell>
          <table:table-cell office:value-type="float" office:value="36" table:style-name="ce79">
            <text:p>36</text:p>
          </table:table-cell>
          <table:table-cell office:value-type="float" office:value="9.08" table:style-name="ce80">
            <text:p><text:s text:c="3"/>9.08</text:p>
          </table:table-cell>
          <table:table-cell office:value-type="float" office:value="92" table:style-name="ce81">
            <text:p><text:s text:c="3"/>92</text:p>
          </table:table-cell>
          <table:table-cell office:value-type="float" office:value="57" table:style-name="ce79">
            <text:p>57</text:p>
          </table:table-cell>
          <table:table-cell office:value-type="float" office:value="35" table:style-name="ce79">
            <text:p>35</text:p>
          </table:table-cell>
          <table:table-cell office:value-type="float" office:value="10.99" table:style-name="ce80">
            <text:p><text:s text:c="3"/>10.99</text:p>
          </table:table-cell>
          <table:table-cell office:value-type="float" office:value="-16" table:style-name="ce83">
            <text:p>－ <text:s text:c="3"/>16</text:p>
          </table:table-cell>
          <table:table-cell office:value-type="float" office:value="-1.91" table:style-name="ce85">
            <text:p>－ <text:s text:c="2"/>1.91</text:p>
          </table:table-cell>
          <table:table-cell office:value-type="float" office:value="48" table:style-name="ce81">
            <text:p><text:s text:c="3"/>48</text:p>
          </table:table-cell>
          <table:table-cell office:value-type="float" office:value="5.73" table:style-name="ce80">
            <text:p><text:s text:c="3"/>5.73</text:p>
          </table:table-cell>
          <table:table-cell office:value-type="float" office:value="23" table:style-name="ce81">
            <text:p><text:s text:c="3"/>23</text:p>
          </table:table-cell>
          <table:table-cell office:value-type="float" office:value="2.75" table:style-name="ce80">
            <text:p><text:s text:c="3"/>2.75</text:p>
          </table:table-cell>
          <table:table-cell office:value-type="float" office:value="445" table:style-name="ce79">
            <text:p>445</text:p>
          </table:table-cell>
          <table:table-cell office:value-type="float" office:value="443" table:style-name="ce79">
            <text:p>443</text:p>
          </table:table-cell>
          <table:table-cell office:value-type="float" office:value="417" table:style-name="ce78">
            <text:p><text:s text:c="3"/>417</text:p>
          </table:table-cell>
          <table:table-cell table:number-columns-repeated="16362" table:style-name="ce66"/>
        </table:table-row>
        <table:table-row table:style-name="ro27">
          <table:table-cell office:value-type="string" table:style-name="ce84">
            <text:p>基 隆 市</text:p>
          </table:table-cell>
          <table:table-cell office:value-type="float" office:value="150785" table:style-name="ce81">
            <text:p><text:s text:c="3"/>150,785</text:p>
          </table:table-cell>
          <table:table-cell office:value-type="float" office:value="372985" table:style-name="ce81">
            <text:p><text:s text:c="3"/>372,985</text:p>
          </table:table-cell>
          <table:table-cell office:value-type="float" office:value="187461" table:style-name="ce81">
            <text:p><text:s text:c="3"/>187,461</text:p>
          </table:table-cell>
          <table:table-cell office:value-type="float" office:value="185524" table:style-name="ce81">
            <text:p><text:s text:c="3"/>185,524</text:p>
          </table:table-cell>
          <table:table-cell office:value-type="float" office:value="194" table:style-name="ce81">
            <text:p><text:s text:c="3"/>194</text:p>
          </table:table-cell>
          <table:table-cell office:value-type="float" office:value="104" table:style-name="ce79">
            <text:p>104</text:p>
          </table:table-cell>
          <table:table-cell office:value-type="float" office:value="90" table:style-name="ce79">
            <text:p>90</text:p>
          </table:table-cell>
          <table:table-cell office:value-type="float" office:value="6.33" table:style-name="ce80">
            <text:p><text:s text:c="3"/>6.33</text:p>
          </table:table-cell>
          <table:table-cell office:value-type="float" office:value="272" table:style-name="ce81">
            <text:p><text:s text:c="3"/>272</text:p>
          </table:table-cell>
          <table:table-cell office:value-type="float" office:value="157" table:style-name="ce79">
            <text:p>157</text:p>
          </table:table-cell>
          <table:table-cell office:value-type="float" office:value="115" table:style-name="ce79">
            <text:p>115</text:p>
          </table:table-cell>
          <table:table-cell office:value-type="float" office:value="8.8699999999999992" table:style-name="ce80">
            <text:p><text:s text:c="3"/>8.87</text:p>
          </table:table-cell>
          <table:table-cell office:value-type="float" office:value="-78" table:style-name="ce83">
            <text:p>－ <text:s text:c="3"/>78</text:p>
          </table:table-cell>
          <table:table-cell office:value-type="float" office:value="-2.54" table:style-name="ce85">
            <text:p>－ <text:s text:c="2"/>2.54</text:p>
          </table:table-cell>
          <table:table-cell office:value-type="float" office:value="146" table:style-name="ce81">
            <text:p><text:s text:c="3"/>146</text:p>
          </table:table-cell>
          <table:table-cell office:value-type="float" office:value="4.76" table:style-name="ce80">
            <text:p><text:s text:c="3"/>4.76</text:p>
          </table:table-cell>
          <table:table-cell office:value-type="float" office:value="89" table:style-name="ce81">
            <text:p><text:s text:c="3"/>89</text:p>
          </table:table-cell>
          <table:table-cell office:value-type="float" office:value="2.9" table:style-name="ce80">
            <text:p><text:s text:c="3"/>2.90</text:p>
          </table:table-cell>
          <table:table-cell office:value-type="float" office:value="1714" table:style-name="ce79">
            <text:p>1,714</text:p>
          </table:table-cell>
          <table:table-cell office:value-type="float" office:value="1620" table:style-name="ce79">
            <text:p>1,620</text:p>
          </table:table-cell>
          <table:table-cell office:value-type="float" office:value="8991" table:style-name="ce78">
            <text:p><text:s text:c="3"/>8,991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新 竹 市</text:p>
          </table:table-cell>
          <table:table-cell office:value-type="float" office:value="155773" table:style-name="ce81">
            <text:p><text:s text:c="3"/>155,773</text:p>
          </table:table-cell>
          <table:table-cell office:value-type="float" office:value="432559" table:style-name="ce81">
            <text:p><text:s text:c="3"/>432,559</text:p>
          </table:table-cell>
          <table:table-cell office:value-type="float" office:value="214112" table:style-name="ce81">
            <text:p><text:s text:c="3"/>214,112</text:p>
          </table:table-cell>
          <table:table-cell office:value-type="float" office:value="218447" table:style-name="ce81">
            <text:p><text:s text:c="3"/>218,447</text:p>
          </table:table-cell>
          <table:table-cell office:value-type="float" office:value="397" table:style-name="ce81">
            <text:p><text:s text:c="3"/>397</text:p>
          </table:table-cell>
          <table:table-cell office:value-type="float" office:value="217" table:style-name="ce79">
            <text:p>217</text:p>
          </table:table-cell>
          <table:table-cell office:value-type="float" office:value="180" table:style-name="ce79">
            <text:p>180</text:p>
          </table:table-cell>
          <table:table-cell office:value-type="float" office:value="11.17" table:style-name="ce80">
            <text:p><text:s text:c="3"/>11.17</text:p>
          </table:table-cell>
          <table:table-cell office:value-type="float" office:value="212" table:style-name="ce81">
            <text:p><text:s text:c="3"/>212</text:p>
          </table:table-cell>
          <table:table-cell office:value-type="float" office:value="126" table:style-name="ce79">
            <text:p>126</text:p>
          </table:table-cell>
          <table:table-cell office:value-type="float" office:value="86" table:style-name="ce79">
            <text:p>86</text:p>
          </table:table-cell>
          <table:table-cell office:value-type="float" office:value="5.96" table:style-name="ce80">
            <text:p><text:s text:c="3"/>5.96</text:p>
          </table:table-cell>
          <table:table-cell office:value-type="float" office:value="185" table:style-name="ce83">
            <text:p><text:s text:c="3"/>185</text:p>
          </table:table-cell>
          <table:table-cell office:value-type="float" office:value="5.2" table:style-name="ce85">
            <text:p><text:s text:c="4"/>5.20</text:p>
          </table:table-cell>
          <table:table-cell office:value-type="float" office:value="186" table:style-name="ce81">
            <text:p><text:s text:c="3"/>186</text:p>
          </table:table-cell>
          <table:table-cell office:value-type="float" office:value="5.23" table:style-name="ce80">
            <text:p><text:s text:c="3"/>5.23</text:p>
          </table:table-cell>
          <table:table-cell office:value-type="float" office:value="92" table:style-name="ce81">
            <text:p><text:s text:c="3"/>92</text:p>
          </table:table-cell>
          <table:table-cell office:value-type="float" office:value="2.59" table:style-name="ce80">
            <text:p><text:s text:c="3"/>2.59</text:p>
          </table:table-cell>
          <table:table-cell office:value-type="float" office:value="1775" table:style-name="ce79">
            <text:p>1,775</text:p>
          </table:table-cell>
          <table:table-cell office:value-type="float" office:value="1857" table:style-name="ce79">
            <text:p>1,857</text:p>
          </table:table-cell>
          <table:table-cell office:value-type="float" office:value="3737" table:style-name="ce78">
            <text:p><text:s text:c="3"/>3,737</text:p>
          </table:table-cell>
          <table:table-cell table:number-columns-repeated="16362" table:style-name="ce66"/>
        </table:table-row>
        <table:table-row table:style-name="ro25">
          <table:table-cell office:value-type="string" table:style-name="ce84">
            <text:p>嘉 義 市</text:p>
          </table:table-cell>
          <table:table-cell office:value-type="float" office:value="98514" table:style-name="ce81">
            <text:p><text:s text:c="3"/>98,514</text:p>
          </table:table-cell>
          <table:table-cell office:value-type="float" office:value="271009" table:style-name="ce81">
            <text:p><text:s text:c="3"/>271,009</text:p>
          </table:table-cell>
          <table:table-cell office:value-type="float" office:value="132366" table:style-name="ce81">
            <text:p><text:s text:c="3"/>132,366</text:p>
          </table:table-cell>
          <table:table-cell office:value-type="float" office:value="138643" table:style-name="ce81">
            <text:p><text:s text:c="3"/>138,643</text:p>
          </table:table-cell>
          <table:table-cell office:value-type="float" office:value="181" table:style-name="ce81">
            <text:p><text:s text:c="3"/>181</text:p>
          </table:table-cell>
          <table:table-cell office:value-type="float" office:value="90" table:style-name="ce79">
            <text:p>90</text:p>
          </table:table-cell>
          <table:table-cell office:value-type="float" office:value="91" table:style-name="ce79">
            <text:p>91</text:p>
          </table:table-cell>
          <table:table-cell office:value-type="float" office:value="8.1300000000000008" table:style-name="ce80">
            <text:p><text:s text:c="3"/>8.13</text:p>
          </table:table-cell>
          <table:table-cell office:value-type="float" office:value="167" table:style-name="ce81">
            <text:p><text:s text:c="3"/>167</text:p>
          </table:table-cell>
          <table:table-cell office:value-type="float" office:value="96" table:style-name="ce79">
            <text:p>96</text:p>
          </table:table-cell>
          <table:table-cell office:value-type="float" office:value="71" table:style-name="ce79">
            <text:p>71</text:p>
          </table:table-cell>
          <table:table-cell office:value-type="float" office:value="7.5" table:style-name="ce80">
            <text:p><text:s text:c="3"/>7.50</text:p>
          </table:table-cell>
          <table:table-cell office:value-type="float" office:value="14" table:style-name="ce83">
            <text:p><text:s text:c="3"/>14</text:p>
          </table:table-cell>
          <table:table-cell office:value-type="float" office:value="0.63" table:style-name="ce85">
            <text:p><text:s text:c="4"/>0.63</text:p>
          </table:table-cell>
          <table:table-cell office:value-type="float" office:value="102" table:style-name="ce81">
            <text:p><text:s text:c="3"/>102</text:p>
          </table:table-cell>
          <table:table-cell office:value-type="float" office:value="4.58" table:style-name="ce80">
            <text:p><text:s text:c="3"/>4.58</text:p>
          </table:table-cell>
          <table:table-cell office:value-type="float" office:value="48" table:style-name="ce81">
            <text:p><text:s text:c="3"/>48</text:p>
          </table:table-cell>
          <table:table-cell office:value-type="float" office:value="2.16" table:style-name="ce80">
            <text:p><text:s text:c="3"/>2.16</text:p>
          </table:table-cell>
          <table:table-cell office:value-type="float" office:value="1176" table:style-name="ce79">
            <text:p>1,176</text:p>
          </table:table-cell>
          <table:table-cell office:value-type="float" office:value="1048" table:style-name="ce79">
            <text:p>1,048</text:p>
          </table:table-cell>
          <table:table-cell office:value-type="float" office:value="965" table:style-name="ce78">
            <text:p><text:s text:c="3"/>965</text:p>
          </table:table-cell>
          <table:table-cell table:number-columns-repeated="16362" table:style-name="ce66"/>
        </table:table-row>
        <table:table-row table:style-name="ro28">
          <table:table-cell office:value-type="string" table:style-name="ce93">
            <text:p>福 <text:s/>建 <text:s/>省</text:p>
          </table:table-cell>
          <table:table-cell office:value-type="float" office:value="40431" table:style-name="ce90">
            <text:p><text:s text:c="3"/>40,431</text:p>
          </table:table-cell>
          <table:table-cell office:value-type="float" office:value="141908" table:style-name="ce90">
            <text:p><text:s text:c="3"/>141,908</text:p>
          </table:table-cell>
          <table:table-cell office:value-type="float" office:value="72018" table:style-name="ce90">
            <text:p><text:s text:c="3"/>72,018</text:p>
          </table:table-cell>
          <table:table-cell office:value-type="float" office:value="69890" table:style-name="ce90">
            <text:p><text:s text:c="3"/>69,890</text:p>
          </table:table-cell>
          <table:table-cell office:value-type="float" office:value="124" table:style-name="ce90">
            <text:p><text:s text:c="3"/>124</text:p>
          </table:table-cell>
          <table:table-cell office:value-type="float" office:value="61" table:style-name="ce38">
            <text:p>61</text:p>
          </table:table-cell>
          <table:table-cell office:value-type="float" office:value="63" table:style-name="ce38">
            <text:p>63</text:p>
          </table:table-cell>
          <table:table-cell office:value-type="float" office:value="10.65" table:style-name="ce89">
            <text:p><text:s text:c="3"/>10.65</text:p>
          </table:table-cell>
          <table:table-cell office:value-type="float" office:value="57" table:style-name="ce90">
            <text:p><text:s text:c="3"/>57</text:p>
          </table:table-cell>
          <table:table-cell office:value-type="float" office:value="36" table:style-name="ce38">
            <text:p>36</text:p>
          </table:table-cell>
          <table:table-cell office:value-type="float" office:value="21" table:style-name="ce38">
            <text:p>21</text:p>
          </table:table-cell>
          <table:table-cell office:value-type="float" office:value="4.9000000000000004" table:style-name="ce89">
            <text:p><text:s text:c="3"/>4.90</text:p>
          </table:table-cell>
          <table:table-cell office:value-type="float" office:value="67" table:style-name="ce92">
            <text:p><text:s text:c="3"/>67</text:p>
          </table:table-cell>
          <table:table-cell office:value-type="float" office:value="5.75" table:style-name="ce91">
            <text:p><text:s text:c="4"/>5.75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4.8099999999999996" table:style-name="ce89">
            <text:p><text:s text:c="3"/>4.81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1.29" table:style-name="ce89">
            <text:p><text:s text:c="3"/>1.29</text:p>
          </table:table-cell>
          <table:table-cell office:value-type="float" office:value="1094" table:style-name="ce38">
            <text:p>1,094</text:p>
          </table:table-cell>
          <table:table-cell office:value-type="float" office:value="681" table:style-name="ce38">
            <text:p>681</text:p>
          </table:table-cell>
          <table:table-cell office:value-type="float" office:value="1078" table:style-name="ce88">
            <text:p><text:s text:c="3"/>1,078</text:p>
          </table:table-cell>
          <table:table-cell table:number-columns-repeated="16362" table:style-name="ce87"/>
        </table:table-row>
        <table:table-row table:style-name="ro20">
          <table:table-cell office:value-type="string" table:style-name="ce84">
            <text:p>金 門 縣</text:p>
          </table:table-cell>
          <table:table-cell office:value-type="float" office:value="37942" table:style-name="ce86">
            <text:p><text:s text:c="3"/>37,942</text:p>
          </table:table-cell>
          <table:table-cell office:value-type="float" office:value="129423" table:style-name="ce81">
            <text:p><text:s text:c="3"/>129,423</text:p>
          </table:table-cell>
          <table:table-cell office:value-type="float" office:value="64889" table:style-name="ce81">
            <text:p><text:s text:c="3"/>64,889</text:p>
          </table:table-cell>
          <table:table-cell office:value-type="float" office:value="64534" table:style-name="ce81">
            <text:p><text:s text:c="3"/>64,534</text:p>
          </table:table-cell>
          <table:table-cell office:value-type="float" office:value="112" table:style-name="ce81">
            <text:p><text:s text:c="3"/>112</text:p>
          </table:table-cell>
          <table:table-cell office:value-type="float" office:value="57" table:style-name="ce79">
            <text:p>57</text:p>
          </table:table-cell>
          <table:table-cell office:value-type="float" office:value="55" table:style-name="ce79">
            <text:p>55</text:p>
          </table:table-cell>
          <table:table-cell office:value-type="float" office:value="10.55" table:style-name="ce80">
            <text:p><text:s text:c="3"/>10.55</text:p>
          </table:table-cell>
          <table:table-cell office:value-type="float" office:value="55" table:style-name="ce81">
            <text:p><text:s text:c="3"/>55</text:p>
          </table:table-cell>
          <table:table-cell office:value-type="float" office:value="34" table:style-name="ce79">
            <text:p>34</text:p>
          </table:table-cell>
          <table:table-cell office:value-type="float" office:value="21" table:style-name="ce79">
            <text:p>21</text:p>
          </table:table-cell>
          <table:table-cell office:value-type="float" office:value="5.18" table:style-name="ce80">
            <text:p><text:s text:c="3"/>5.18</text:p>
          </table:table-cell>
          <table:table-cell office:value-type="float" office:value="57" table:style-name="ce83">
            <text:p><text:s text:c="3"/>57</text:p>
          </table:table-cell>
          <table:table-cell office:value-type="float" office:value="5.37" table:style-name="ce85">
            <text:p><text:s text:c="4"/>5.37</text:p>
          </table:table-cell>
          <table:table-cell office:value-type="float" office:value="49" table:style-name="ce81">
            <text:p><text:s text:c="3"/>49</text:p>
          </table:table-cell>
          <table:table-cell office:value-type="float" office:value="4.62" table:style-name="ce80">
            <text:p><text:s text:c="3"/>4.62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1.32" table:style-name="ce80">
            <text:p><text:s text:c="3"/>1.32</text:p>
          </table:table-cell>
          <table:table-cell office:value-type="float" office:value="1023" table:style-name="ce79">
            <text:p>1,023</text:p>
          </table:table-cell>
          <table:table-cell office:value-type="float" office:value="581" table:style-name="ce79">
            <text:p>581</text:p>
          </table:table-cell>
          <table:table-cell office:value-type="float" office:value="897" table:style-name="ce78">
            <text:p><text:s text:c="3"/>897</text:p>
          </table:table-cell>
          <table:table-cell table:number-columns-repeated="16362" table:style-name="ce66"/>
        </table:table-row>
        <table:table-row table:style-name="ro29">
          <table:table-cell office:value-type="string" table:style-name="ce84">
            <text:p>連 江 縣</text:p>
          </table:table-cell>
          <table:table-cell office:value-type="float" office:value="2489" table:style-name="ce81">
            <text:p><text:s text:c="3"/>2,489</text:p>
          </table:table-cell>
          <table:table-cell office:value-type="float" office:value="12485" table:style-name="ce81">
            <text:p><text:s text:c="3"/>12,485</text:p>
          </table:table-cell>
          <table:table-cell office:value-type="float" office:value="7129" table:style-name="ce81">
            <text:p><text:s text:c="3"/>7,129</text:p>
          </table:table-cell>
          <table:table-cell office:value-type="float" office:value="5356" table:style-name="ce81">
            <text:p><text:s text:c="3"/>5,356</text:p>
          </table:table-cell>
          <table:table-cell office:value-type="float" office:value="12" table:style-name="ce81">
            <text:p><text:s text:c="3"/>12</text:p>
          </table:table-cell>
          <table:table-cell office:value-type="float" office:value="4" table:style-name="ce79">
            <text:p>4</text:p>
          </table:table-cell>
          <table:table-cell office:value-type="float" office:value="8" table:style-name="ce79">
            <text:p>8</text:p>
          </table:table-cell>
          <table:table-cell office:value-type="float" office:value="11.69" table:style-name="ce80">
            <text:p><text:s text:c="3"/>11.69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2" table:style-name="ce79">
            <text:p>2</text:p>
          </table:table-cell>
          <table:table-cell office:value-type="float" office:value="0" table:style-name="ce79">
            <text:p>—</text:p>
          </table:table-cell>
          <table:table-cell office:value-type="float" office:value="1.95" table:style-name="ce80">
            <text:p><text:s text:c="3"/>1.95</text:p>
          </table:table-cell>
          <table:table-cell office:value-type="float" office:value="10" table:style-name="ce83">
            <text:p><text:s text:c="3"/>10</text:p>
          </table:table-cell>
          <table:table-cell office:value-type="float" office:value="9.74" table:style-name="ce82">
            <text:p>9.74</text:p>
          </table:table-cell>
          <table:table-cell office:value-type="float" office:value="7" table:style-name="ce81">
            <text:p><text:s text:c="3"/>7</text:p>
          </table:table-cell>
          <table:table-cell office:value-type="float" office:value="6.82" table:style-name="ce80">
            <text:p><text:s text:c="3"/>6.82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0.97" table:style-name="ce80">
            <text:p><text:s text:c="3"/>0.97</text:p>
          </table:table-cell>
          <table:table-cell office:value-type="float" office:value="71" table:style-name="ce79">
            <text:p>71</text:p>
          </table:table-cell>
          <table:table-cell office:value-type="float" office:value="100" table:style-name="ce79">
            <text:p>100</text:p>
          </table:table-cell>
          <table:table-cell office:value-type="float" office:value="181" table:style-name="ce78">
            <text:p><text:s text:c="3"/>181</text:p>
          </table:table-cell>
          <table:table-cell table:number-columns-repeated="16362" table:style-name="ce66"/>
        </table:table-row>
        <table:table-row table:style-name="ro30">
          <table:table-cell table:style-name="ce77"/>
          <table:table-cell table:number-columns-repeated="7" table:style-name="ce76"/>
          <table:table-cell table:style-name="ce75"/>
          <table:table-cell table:number-columns-repeated="3"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4"/>
          <table:table-cell table:number-columns-repeated="3" table:style-name="ce73"/>
          <table:table-cell table:style-name="ce72"/>
          <table:table-cell table:number-columns-repeated="16362" table:style-name="ce66"/>
        </table:table-row>
        <table:table-row table:style-name="ro3">
          <table:table-cell office:value-type="string" table:style-name="ce71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6"/>
          <table:table-cell table:style-name="ce6"/>
          <table:table-cell table:style-name="ce5"/>
          <table:table-cell table:style-name="ce66"/>
          <table:table-cell table:style-name="ce5"/>
          <table:table-cell table:number-columns-repeated="2" table:style-name="ce6"/>
          <table:table-cell table:number-columns-repeated="3" table:style-name="ce66"/>
          <table:table-cell office:value-type="string" table:style-name="ce70">
            <text:p><text:s text:c="16"/><text:span text:style-name="T7">內</text:span><text:s/><text:span text:style-name="T7">政</text:span><text:s/><text:span text:style-name="T7">部</text:span><text:s/><text:span text:style-name="T7">戶</text:span><text:s/><text:span text:style-name="T7">政</text:span><text:s/><text:span text:style-name="T7">司</text:span><text:s text:c="2"/><text:span text:style-name="T7">民</text:span><text:s/><text:span text:style-name="T7">國</text:span><text:s/>104<text:s/><text:span text:style-name="T7">年</text:span><text:s/>5<text:s/><text:span text:style-name="T7">月</text:span><text:s/>5<text:s/><text:span text:style-name="T7">日</text:span><text:s/><text:span text:style-name="T7">編製</text:span></text:p>
          </table:table-cell>
          <table:table-cell table:number-columns-repeated="16362"/>
        </table:table-row>
        <table:table-row table:style-name="ro9">
          <table:table-cell table:style-name="ce69"/>
          <table:table-cell table:number-columns-repeated="17" table:style-name="ce66"/>
          <table:table-cell table:number-columns-repeated="3" table:style-name="ce68"/>
          <table:table-cell table:style-name="ce2"/>
          <table:table-cell table:number-columns-repeated="16362"/>
        </table:table-row>
        <table:table-row table:style-name="ro9">
          <table:table-cell table:style-name="ce67"/>
          <table:table-cell table:number-columns-repeated="20" table:style-name="ce66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9" table:default-cell-style-name="ce127"/>
        <table:table-column table:style-name="co26" table:default-cell-style-name="ce127"/>
        <table:table-column table:style-name="co1" table:default-cell-style-name="ce127"/>
        <table:table-column table:style-name="co27" table:default-cell-style-name="ce127"/>
        <table:table-column table:style-name="co28" table:default-cell-style-name="ce127"/>
        <table:table-column table:style-name="co6" table:default-cell-style-name="ce127"/>
        <table:table-column table:style-name="co9" table:number-columns-repeated="2" table:default-cell-style-name="ce127"/>
        <table:table-column table:style-name="co29" table:default-cell-style-name="ce127"/>
        <table:table-column table:style-name="co26" table:default-cell-style-name="ce127"/>
        <table:table-column table:style-name="co23" table:default-cell-style-name="ce127"/>
        <table:table-column table:style-name="co6" table:default-cell-style-name="ce127"/>
        <table:table-column table:style-name="co30" table:default-cell-style-name="ce127"/>
        <table:table-column table:style-name="co23" table:default-cell-style-name="ce127"/>
        <table:table-column table:style-name="co3" table:default-cell-style-name="ce127"/>
        <table:table-column table:style-name="co9" table:default-cell-style-name="ce127"/>
        <table:table-column table:style-name="co31" table:default-cell-style-name="ce127"/>
        <table:table-column table:style-name="co26" table:default-cell-style-name="ce127"/>
        <table:table-column table:style-name="co6" table:default-cell-style-name="ce127"/>
        <table:table-column table:style-name="co9" table:default-cell-style-name="ce127"/>
        <table:table-column table:style-name="co32" table:default-cell-style-name="ce127"/>
        <table:table-column table:style-name="co27" table:default-cell-style-name="ce127"/>
        <table:table-column table:style-name="co12" table:default-cell-style-name="ce127"/>
        <table:table-column table:style-name="co3" table:default-cell-style-name="ce127"/>
        <table:table-column table:style-name="co32" table:default-cell-style-name="ce127"/>
        <table:table-column table:style-name="co33" table:default-cell-style-name="ce127"/>
        <table:table-column table:style-name="co34" table:number-columns-repeated="16358" table:default-cell-style-name="ce127"/>
        <table:table-row table:style-name="ro22">
          <table:table-cell office:value-type="string" table:number-columns-spanned="25" table:number-rows-spanned="1" table:style-name="ce230">
            <text:p>各 縣 市 人 口 年 齡 結 構 統 計 表</text:p>
          </table:table-cell>
          <table:covered-table-cell table:number-columns-repeated="24"/>
          <table:table-cell table:number-columns-repeated="16359" table:style-name="ce127"/>
        </table:table-row>
        <table:table-row table:style-name="ro31">
          <table:table-cell table:style-name="ce158"/>
          <table:table-cell table:number-columns-repeated="8" table:style-name="ce155"/>
          <table:table-cell table:style-name="ce127"/>
          <table:table-cell office:value-type="string" table:style-name="ce157">
            <text:p>中 華 民 國 104 年 4 月 底</text:p>
          </table:table-cell>
          <table:table-cell table:style-name="ce156"/>
          <table:table-cell table:number-columns-repeated="9" table:style-name="ce155"/>
          <table:table-cell table:number-columns-repeated="3" table:style-name="ce127"/>
          <table:table-cell office:value-type="string" table:style-name="ce154">
            <text:p>單位：人；％</text:p>
          </table:table-cell>
          <table:table-cell table:number-columns-repeated="16359" table:style-name="ce127"/>
        </table:table-row>
        <table:table-row table:style-name="ro32">
          <table:table-cell office:value-type="string" table:number-columns-spanned="1" table:number-rows-spanned="3" table:style-name="ce258">
            <text:p>區域別</text:p>
          </table:table-cell>
          <table:table-cell office:value-type="string" table:number-columns-spanned="4" table:number-rows-spanned="2" table:style-name="ce25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6">
            <text:p>20歲以上</text:p>
          </table:table-cell>
          <table:covered-table-cell table:number-columns-repeated="3"/>
          <table:table-cell table:number-columns-repeated="16359" table:style-name="ce139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39"/>
        </table:table-row>
        <table:table-row table:style-name="ro34">
          <table:covered-table-cell/>
          <table:table-cell office:value-type="string" table:style-name="ce153">
            <text:p>計</text:p>
          </table:table-cell>
          <table:table-cell office:value-type="string" table:style-name="ce153">
            <text:p>男</text:p>
          </table:table-cell>
          <table:table-cell office:value-type="string" table:style-name="ce153">
            <text:p>女</text:p>
          </table:table-cell>
          <table:table-cell office:value-type="string" table:style-name="ce153">
            <text:p>％</text:p>
          </table:table-cell>
          <table:table-cell office:value-type="string" table:style-name="ce152">
            <text:p>計</text:p>
          </table:table-cell>
          <table:table-cell office:value-type="string" table:style-name="ce152">
            <text:p>男</text:p>
          </table:table-cell>
          <table:table-cell office:value-type="string" table:style-name="ce152">
            <text:p>女</text:p>
          </table:table-cell>
          <table:table-cell office:value-type="string" table:style-name="ce152">
            <text:p>％</text:p>
          </table:table-cell>
          <table:table-cell office:value-type="string" table:style-name="ce152">
            <text:p>計</text:p>
          </table:table-cell>
          <table:table-cell office:value-type="string" table:style-name="ce152">
            <text:p>男</text:p>
          </table:table-cell>
          <table:table-cell office:value-type="string" table:style-name="ce152">
            <text:p>女</text:p>
          </table:table-cell>
          <table:table-cell office:value-type="string" table:style-name="ce152">
            <text:p>％</text:p>
          </table:table-cell>
          <table:table-cell office:value-type="string" table:style-name="ce152">
            <text:p>計</text:p>
          </table:table-cell>
          <table:table-cell office:value-type="string" table:style-name="ce152">
            <text:p>男</text:p>
          </table:table-cell>
          <table:table-cell office:value-type="string" table:style-name="ce152">
            <text:p>女</text:p>
          </table:table-cell>
          <table:table-cell office:value-type="string" table:style-name="ce152">
            <text:p>％</text:p>
          </table:table-cell>
          <table:table-cell office:value-type="string" table:style-name="ce152">
            <text:p>計</text:p>
          </table:table-cell>
          <table:table-cell office:value-type="string" table:style-name="ce152">
            <text:p>男</text:p>
          </table:table-cell>
          <table:table-cell office:value-type="string" table:style-name="ce152">
            <text:p>女</text:p>
          </table:table-cell>
          <table:table-cell office:value-type="string" table:style-name="ce152">
            <text:p>％</text:p>
          </table:table-cell>
          <table:table-cell office:value-type="string" table:style-name="ce152">
            <text:p>計</text:p>
          </table:table-cell>
          <table:table-cell office:value-type="string" table:style-name="ce152">
            <text:p>男</text:p>
          </table:table-cell>
          <table:table-cell office:value-type="string" table:style-name="ce152">
            <text:p>女</text:p>
          </table:table-cell>
          <table:table-cell office:value-type="string" table:style-name="ce151">
            <text:p>％</text:p>
          </table:table-cell>
          <table:table-cell table:number-columns-repeated="16359" table:style-name="ce139"/>
        </table:table-row>
        <table:table-row table:style-name="ro19">
          <table:table-cell office:value-type="string" table:style-name="ce150">
            <text:p>總 <text:s text:c="5"/>計</text:p>
          </table:table-cell>
          <table:table-cell office:value-type="float" office:value="23452387" table:style-name="ce170">
            <text:p>23,452,387</text:p>
          </table:table-cell>
          <table:table-cell office:value-type="float" office:value="11702120" table:style-name="ce168">
            <text:p>11,702,120</text:p>
          </table:table-cell>
          <table:table-cell office:value-type="float" office:value="11750267" table:style-name="ce168">
            <text:p>11,750,267</text:p>
          </table:table-cell>
          <table:table-cell office:value-type="float" office:value="100" table:style-name="ce169">
            <text:p>100.00</text:p>
          </table:table-cell>
          <table:table-cell office:value-type="float" office:value="3251106" table:style-name="ce168">
            <text:p>3,251,106</text:p>
          </table:table-cell>
          <table:table-cell office:value-type="float" office:value="1693618" table:style-name="ce168">
            <text:p>1,693,618</text:p>
          </table:table-cell>
          <table:table-cell office:value-type="float" office:value="1557488" table:style-name="ce168">
            <text:p>1,557,488</text:p>
          </table:table-cell>
          <table:table-cell office:value-type="float" office:value="13.86" table:style-name="ce169">
            <text:p>13.86</text:p>
          </table:table-cell>
          <table:table-cell office:value-type="float" office:value="17342292" table:style-name="ce168">
            <text:p>17,342,292</text:p>
          </table:table-cell>
          <table:table-cell office:value-type="float" office:value="8680572" table:style-name="ce168">
            <text:p>8,680,572</text:p>
          </table:table-cell>
          <table:table-cell office:value-type="float" office:value="8661720" table:style-name="ce168">
            <text:p>8,661,720</text:p>
          </table:table-cell>
          <table:table-cell office:value-type="float" office:value="73.95" table:style-name="ce169">
            <text:p>73.95</text:p>
          </table:table-cell>
          <table:table-cell office:value-type="float" office:value="2858989" table:style-name="ce168">
            <text:p>2,858,989</text:p>
          </table:table-cell>
          <table:table-cell office:value-type="float" office:value="1327930" table:style-name="ce168">
            <text:p>1,327,930</text:p>
          </table:table-cell>
          <table:table-cell office:value-type="float" office:value="1531059" table:style-name="ce168">
            <text:p>1,531,059</text:p>
          </table:table-cell>
          <table:table-cell office:value-type="float" office:value="12.19" table:style-name="ce169">
            <text:p>12.19</text:p>
          </table:table-cell>
          <table:table-cell office:value-type="float" office:value="10767527" table:style-name="ce168">
            <text:p>10,767,527</text:p>
          </table:table-cell>
          <table:table-cell office:value-type="float" office:value="5409085" table:style-name="ce168">
            <text:p>5,409,085</text:p>
          </table:table-cell>
          <table:table-cell office:value-type="float" office:value="5358442" table:style-name="ce168">
            <text:p>5,358,442</text:p>
          </table:table-cell>
          <table:table-cell office:value-type="float" office:value="45.91" table:style-name="ce169">
            <text:p>45.91</text:p>
          </table:table-cell>
          <table:table-cell office:value-type="float" office:value="18689256" table:style-name="ce168">
            <text:p>18,689,256</text:p>
          </table:table-cell>
          <table:table-cell office:value-type="float" office:value="9221513" table:style-name="ce168">
            <text:p>9,221,513</text:p>
          </table:table-cell>
          <table:table-cell office:value-type="float" office:value="9467743" table:style-name="ce168">
            <text:p>9,467,743</text:p>
          </table:table-cell>
          <table:table-cell office:value-type="float" office:value="79.69" table:style-name="ce167">
            <text:p>79.69</text:p>
          </table:table-cell>
          <table:table-cell table:style-name="ce149"/>
          <table:table-cell table:number-columns-repeated="16358" table:style-name="ce148"/>
        </table:table-row>
        <table:table-row table:style-name="ro21">
          <table:table-cell office:value-type="string" table:style-name="ce147">
            <text:p>新 北 市</text:p>
          </table:table-cell>
          <table:table-cell office:value-type="float" office:value="3964888" table:style-name="ce166">
            <text:p>3,964,888</text:p>
          </table:table-cell>
          <table:table-cell office:value-type="float" office:value="1950106" table:style-name="ce164">
            <text:p>1,950,106</text:p>
          </table:table-cell>
          <table:table-cell office:value-type="float" office:value="2014782" table:style-name="ce164">
            <text:p>2,014,782</text:p>
          </table:table-cell>
          <table:table-cell office:value-type="float" office:value="100" table:style-name="ce165">
            <text:p>100.00</text:p>
          </table:table-cell>
          <table:table-cell office:value-type="float" office:value="529001" table:style-name="ce164">
            <text:p>529,001</text:p>
          </table:table-cell>
          <table:table-cell office:value-type="float" office:value="275524" table:style-name="ce164">
            <text:p>275,524</text:p>
          </table:table-cell>
          <table:table-cell office:value-type="float" office:value="253477" table:style-name="ce164">
            <text:p>253,477</text:p>
          </table:table-cell>
          <table:table-cell office:value-type="float" office:value="13.34" table:style-name="ce165">
            <text:p>13.34</text:p>
          </table:table-cell>
          <table:table-cell office:value-type="float" office:value="3024287" table:style-name="ce164">
            <text:p>3,024,287</text:p>
          </table:table-cell>
          <table:table-cell office:value-type="float" office:value="1482830" table:style-name="ce164">
            <text:p>1,482,830</text:p>
          </table:table-cell>
          <table:table-cell office:value-type="float" office:value="1541457" table:style-name="ce164">
            <text:p>1,541,457</text:p>
          </table:table-cell>
          <table:table-cell office:value-type="float" office:value="76.28" table:style-name="ce165">
            <text:p>76.28</text:p>
          </table:table-cell>
          <table:table-cell office:value-type="float" office:value="411600" table:style-name="ce164">
            <text:p>411,600</text:p>
          </table:table-cell>
          <table:table-cell office:value-type="float" office:value="191752" table:style-name="ce164">
            <text:p>191,752</text:p>
          </table:table-cell>
          <table:table-cell office:value-type="float" office:value="219848" table:style-name="ce164">
            <text:p>219,848</text:p>
          </table:table-cell>
          <table:table-cell office:value-type="float" office:value="10.38" table:style-name="ce165">
            <text:p>10.38</text:p>
          </table:table-cell>
          <table:table-cell office:value-type="float" office:value="1879508" table:style-name="ce164">
            <text:p>1,879,508</text:p>
          </table:table-cell>
          <table:table-cell office:value-type="float" office:value="933261" table:style-name="ce164">
            <text:p>933,261</text:p>
          </table:table-cell>
          <table:table-cell office:value-type="float" office:value="946247" table:style-name="ce164">
            <text:p>946,247</text:p>
          </table:table-cell>
          <table:table-cell office:value-type="float" office:value="47.4" table:style-name="ce165">
            <text:p>47.40</text:p>
          </table:table-cell>
          <table:table-cell office:value-type="float" office:value="3188489" table:style-name="ce164">
            <text:p>3,188,489</text:p>
          </table:table-cell>
          <table:table-cell office:value-type="float" office:value="1546300" table:style-name="ce164">
            <text:p>1,546,300</text:p>
          </table:table-cell>
          <table:table-cell office:value-type="float" office:value="1642189" table:style-name="ce164">
            <text:p>1,642,189</text:p>
          </table:table-cell>
          <table:table-cell office:value-type="float" office:value="80.42" table:style-name="ce163">
            <text:p>80.42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7">
            <text:p>臺 北 市</text:p>
          </table:table-cell>
          <table:table-cell office:value-type="float" office:value="2705949" table:style-name="ce166">
            <text:p>2,705,949</text:p>
          </table:table-cell>
          <table:table-cell office:value-type="float" office:value="1296967" table:style-name="ce164">
            <text:p>1,296,967</text:p>
          </table:table-cell>
          <table:table-cell office:value-type="float" office:value="1408982" table:style-name="ce164">
            <text:p>1,408,982</text:p>
          </table:table-cell>
          <table:table-cell office:value-type="float" office:value="100" table:style-name="ce165">
            <text:p>100.00</text:p>
          </table:table-cell>
          <table:table-cell office:value-type="float" office:value="381841" table:style-name="ce164">
            <text:p>381,841</text:p>
          </table:table-cell>
          <table:table-cell office:value-type="float" office:value="198149" table:style-name="ce164">
            <text:p>198,149</text:p>
          </table:table-cell>
          <table:table-cell office:value-type="float" office:value="183692" table:style-name="ce164">
            <text:p>183,692</text:p>
          </table:table-cell>
          <table:table-cell office:value-type="float" office:value="14.11" table:style-name="ce165">
            <text:p>14.11</text:p>
          </table:table-cell>
          <table:table-cell office:value-type="float" office:value="1936274" table:style-name="ce164">
            <text:p>1,936,274</text:p>
          </table:table-cell>
          <table:table-cell office:value-type="float" office:value="922252" table:style-name="ce164">
            <text:p>922,252</text:p>
          </table:table-cell>
          <table:table-cell office:value-type="float" office:value="1014022" table:style-name="ce164">
            <text:p>1,014,022</text:p>
          </table:table-cell>
          <table:table-cell office:value-type="float" office:value="71.56" table:style-name="ce165">
            <text:p>71.56</text:p>
          </table:table-cell>
          <table:table-cell office:value-type="float" office:value="387834" table:style-name="ce164">
            <text:p>387,834</text:p>
          </table:table-cell>
          <table:table-cell office:value-type="float" office:value="176566" table:style-name="ce164">
            <text:p>176,566</text:p>
          </table:table-cell>
          <table:table-cell office:value-type="float" office:value="211268" table:style-name="ce164">
            <text:p>211,268</text:p>
          </table:table-cell>
          <table:table-cell office:value-type="float" office:value="14.33" table:style-name="ce165">
            <text:p>14.33</text:p>
          </table:table-cell>
          <table:table-cell office:value-type="float" office:value="1181047" table:style-name="ce164">
            <text:p>1,181,047</text:p>
          </table:table-cell>
          <table:table-cell office:value-type="float" office:value="562293" table:style-name="ce164">
            <text:p>562,293</text:p>
          </table:table-cell>
          <table:table-cell office:value-type="float" office:value="618754" table:style-name="ce164">
            <text:p>618,754</text:p>
          </table:table-cell>
          <table:table-cell office:value-type="float" office:value="43.65" table:style-name="ce165">
            <text:p>43.65</text:p>
          </table:table-cell>
          <table:table-cell office:value-type="float" office:value="2174785" table:style-name="ce164">
            <text:p>2,174,785</text:p>
          </table:table-cell>
          <table:table-cell office:value-type="float" office:value="1021171" table:style-name="ce164">
            <text:p>1,021,171</text:p>
          </table:table-cell>
          <table:table-cell office:value-type="float" office:value="1153614" table:style-name="ce164">
            <text:p>1,153,614</text:p>
          </table:table-cell>
          <table:table-cell office:value-type="float" office:value="80.37" table:style-name="ce163">
            <text:p>80.37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7">
            <text:p>桃 園 市</text:p>
          </table:table-cell>
          <table:table-cell office:value-type="float" office:value="2077929" table:style-name="ce166">
            <text:p>2,077,929</text:p>
          </table:table-cell>
          <table:table-cell office:value-type="float" office:value="1041031" table:style-name="ce164">
            <text:p>1,041,031</text:p>
          </table:table-cell>
          <table:table-cell office:value-type="float" office:value="1036898" table:style-name="ce164">
            <text:p>1,036,898</text:p>
          </table:table-cell>
          <table:table-cell office:value-type="float" office:value="100" table:style-name="ce165">
            <text:p>100.00</text:p>
          </table:table-cell>
          <table:table-cell office:value-type="float" office:value="328446" table:style-name="ce164">
            <text:p>328,446</text:p>
          </table:table-cell>
          <table:table-cell office:value-type="float" office:value="171501" table:style-name="ce164">
            <text:p>171,501</text:p>
          </table:table-cell>
          <table:table-cell office:value-type="float" office:value="156945" table:style-name="ce164">
            <text:p>156,945</text:p>
          </table:table-cell>
          <table:table-cell office:value-type="float" office:value="15.81" table:style-name="ce165">
            <text:p>15.81</text:p>
          </table:table-cell>
          <table:table-cell office:value-type="float" office:value="1553602" table:style-name="ce164">
            <text:p>1,553,602</text:p>
          </table:table-cell>
          <table:table-cell office:value-type="float" office:value="775473" table:style-name="ce164">
            <text:p>775,473</text:p>
          </table:table-cell>
          <table:table-cell office:value-type="float" office:value="778129" table:style-name="ce164">
            <text:p>778,129</text:p>
          </table:table-cell>
          <table:table-cell office:value-type="float" office:value="74.77" table:style-name="ce165">
            <text:p>74.77</text:p>
          </table:table-cell>
          <table:table-cell office:value-type="float" office:value="195881" table:style-name="ce164">
            <text:p>195,881</text:p>
          </table:table-cell>
          <table:table-cell office:value-type="float" office:value="94057" table:style-name="ce164">
            <text:p>94,057</text:p>
          </table:table-cell>
          <table:table-cell office:value-type="float" office:value="101824" table:style-name="ce164">
            <text:p>101,824</text:p>
          </table:table-cell>
          <table:table-cell office:value-type="float" office:value="9.43" table:style-name="ce165">
            <text:p>9.43</text:p>
          </table:table-cell>
          <table:table-cell office:value-type="float" office:value="991731" table:style-name="ce164">
            <text:p>991,731</text:p>
          </table:table-cell>
          <table:table-cell office:value-type="float" office:value="497507" table:style-name="ce164">
            <text:p>497,507</text:p>
          </table:table-cell>
          <table:table-cell office:value-type="float" office:value="494224" table:style-name="ce164">
            <text:p>494,224</text:p>
          </table:table-cell>
          <table:table-cell office:value-type="float" office:value="47.73" table:style-name="ce165">
            <text:p>47.73</text:p>
          </table:table-cell>
          <table:table-cell office:value-type="float" office:value="1600235" table:style-name="ce164">
            <text:p>1,600,235</text:p>
          </table:table-cell>
          <table:table-cell office:value-type="float" office:value="791707" table:style-name="ce164">
            <text:p>791,707</text:p>
          </table:table-cell>
          <table:table-cell office:value-type="float" office:value="808528" table:style-name="ce164">
            <text:p>808,528</text:p>
          </table:table-cell>
          <table:table-cell office:value-type="float" office:value="77.010000000000005" table:style-name="ce163">
            <text:p>77.01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47">
            <text:p>臺 中 市</text:p>
          </table:table-cell>
          <table:table-cell office:value-type="float" office:value="2727460" table:style-name="ce166">
            <text:p>2,727,460</text:p>
          </table:table-cell>
          <table:table-cell office:value-type="float" office:value="1350049" table:style-name="ce164">
            <text:p>1,350,049</text:p>
          </table:table-cell>
          <table:table-cell office:value-type="float" office:value="1377411" table:style-name="ce164">
            <text:p>1,377,411</text:p>
          </table:table-cell>
          <table:table-cell office:value-type="float" office:value="100" table:style-name="ce165">
            <text:p>100.00</text:p>
          </table:table-cell>
          <table:table-cell office:value-type="float" office:value="415714" table:style-name="ce164">
            <text:p>415,714</text:p>
          </table:table-cell>
          <table:table-cell office:value-type="float" office:value="215937" table:style-name="ce164">
            <text:p>215,937</text:p>
          </table:table-cell>
          <table:table-cell office:value-type="float" office:value="199777" table:style-name="ce164">
            <text:p>199,777</text:p>
          </table:table-cell>
          <table:table-cell office:value-type="float" office:value="15.24" table:style-name="ce165">
            <text:p>15.24</text:p>
          </table:table-cell>
          <table:table-cell office:value-type="float" office:value="2039390" table:style-name="ce164">
            <text:p>2,039,390</text:p>
          </table:table-cell>
          <table:table-cell office:value-type="float" office:value="1006977" table:style-name="ce164">
            <text:p>1,006,977</text:p>
          </table:table-cell>
          <table:table-cell office:value-type="float" office:value="1032413" table:style-name="ce164">
            <text:p>1,032,413</text:p>
          </table:table-cell>
          <table:table-cell office:value-type="float" office:value="74.77" table:style-name="ce165">
            <text:p>74.77</text:p>
          </table:table-cell>
          <table:table-cell office:value-type="float" office:value="272356" table:style-name="ce164">
            <text:p>272,356</text:p>
          </table:table-cell>
          <table:table-cell office:value-type="float" office:value="127135" table:style-name="ce164">
            <text:p>127,135</text:p>
          </table:table-cell>
          <table:table-cell office:value-type="float" office:value="145221" table:style-name="ce164">
            <text:p>145,221</text:p>
          </table:table-cell>
          <table:table-cell office:value-type="float" office:value="9.99" table:style-name="ce165">
            <text:p>9.99</text:p>
          </table:table-cell>
          <table:table-cell office:value-type="float" office:value="1291349" table:style-name="ce164">
            <text:p>1,291,349</text:p>
          </table:table-cell>
          <table:table-cell office:value-type="float" office:value="639171" table:style-name="ce164">
            <text:p>639,171</text:p>
          </table:table-cell>
          <table:table-cell office:value-type="float" office:value="652178" table:style-name="ce164">
            <text:p>652,178</text:p>
          </table:table-cell>
          <table:table-cell office:value-type="float" office:value="47.35" table:style-name="ce165">
            <text:p>47.35</text:p>
          </table:table-cell>
          <table:table-cell office:value-type="float" office:value="2118210" table:style-name="ce164">
            <text:p>2,118,210</text:p>
          </table:table-cell>
          <table:table-cell office:value-type="float" office:value="1033444" table:style-name="ce164">
            <text:p>1,033,444</text:p>
          </table:table-cell>
          <table:table-cell office:value-type="float" office:value="1084766" table:style-name="ce164">
            <text:p>1,084,766</text:p>
          </table:table-cell>
          <table:table-cell office:value-type="float" office:value="77.66" table:style-name="ce163">
            <text:p>77.66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7">
            <text:p>臺 南 市</text:p>
          </table:table-cell>
          <table:table-cell office:value-type="float" office:value="1885287" table:style-name="ce166">
            <text:p>1,885,287</text:p>
          </table:table-cell>
          <table:table-cell office:value-type="float" office:value="944224" table:style-name="ce164">
            <text:p>944,224</text:p>
          </table:table-cell>
          <table:table-cell office:value-type="float" office:value="941063" table:style-name="ce164">
            <text:p>941,063</text:p>
          </table:table-cell>
          <table:table-cell office:value-type="float" office:value="100" table:style-name="ce165">
            <text:p>100.00</text:p>
          </table:table-cell>
          <table:table-cell office:value-type="float" office:value="245798" table:style-name="ce164">
            <text:p>245,798</text:p>
          </table:table-cell>
          <table:table-cell office:value-type="float" office:value="128016" table:style-name="ce164">
            <text:p>128,016</text:p>
          </table:table-cell>
          <table:table-cell office:value-type="float" office:value="117782" table:style-name="ce164">
            <text:p>117,782</text:p>
          </table:table-cell>
          <table:table-cell office:value-type="float" office:value="13.04" table:style-name="ce165">
            <text:p>13.04</text:p>
          </table:table-cell>
          <table:table-cell office:value-type="float" office:value="1398112" table:style-name="ce164">
            <text:p>1,398,112</text:p>
          </table:table-cell>
          <table:table-cell office:value-type="float" office:value="705659" table:style-name="ce164">
            <text:p>705,659</text:p>
          </table:table-cell>
          <table:table-cell office:value-type="float" office:value="692453" table:style-name="ce164">
            <text:p>692,453</text:p>
          </table:table-cell>
          <table:table-cell office:value-type="float" office:value="74.16" table:style-name="ce165">
            <text:p>74.16</text:p>
          </table:table-cell>
          <table:table-cell office:value-type="float" office:value="241377" table:style-name="ce164">
            <text:p>241,377</text:p>
          </table:table-cell>
          <table:table-cell office:value-type="float" office:value="110549" table:style-name="ce164">
            <text:p>110,549</text:p>
          </table:table-cell>
          <table:table-cell office:value-type="float" office:value="130828" table:style-name="ce164">
            <text:p>130,828</text:p>
          </table:table-cell>
          <table:table-cell office:value-type="float" office:value="12.8" table:style-name="ce165">
            <text:p>12.80</text:p>
          </table:table-cell>
          <table:table-cell office:value-type="float" office:value="862221" table:style-name="ce164">
            <text:p>862,221</text:p>
          </table:table-cell>
          <table:table-cell office:value-type="float" office:value="434401" table:style-name="ce164">
            <text:p>434,401</text:p>
          </table:table-cell>
          <table:table-cell office:value-type="float" office:value="427820" table:style-name="ce164">
            <text:p>427,820</text:p>
          </table:table-cell>
          <table:table-cell office:value-type="float" office:value="45.73" table:style-name="ce165">
            <text:p>45.73</text:p>
          </table:table-cell>
          <table:table-cell office:value-type="float" office:value="1522950" table:style-name="ce164">
            <text:p>1,522,950</text:p>
          </table:table-cell>
          <table:table-cell office:value-type="float" office:value="755294" table:style-name="ce164">
            <text:p>755,294</text:p>
          </table:table-cell>
          <table:table-cell office:value-type="float" office:value="767656" table:style-name="ce164">
            <text:p>767,656</text:p>
          </table:table-cell>
          <table:table-cell office:value-type="float" office:value="80.78" table:style-name="ce163">
            <text:p>80.78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7">
            <text:p>高 雄 市</text:p>
          </table:table-cell>
          <table:table-cell office:value-type="float" office:value="2778914" table:style-name="ce166">
            <text:p>2,778,914</text:p>
          </table:table-cell>
          <table:table-cell office:value-type="float" office:value="1382344" table:style-name="ce164">
            <text:p>1,382,344</text:p>
          </table:table-cell>
          <table:table-cell office:value-type="float" office:value="1396570" table:style-name="ce164">
            <text:p>1,396,570</text:p>
          </table:table-cell>
          <table:table-cell office:value-type="float" office:value="100" table:style-name="ce165">
            <text:p>100.00</text:p>
          </table:table-cell>
          <table:table-cell office:value-type="float" office:value="358561" table:style-name="ce164">
            <text:p>358,561</text:p>
          </table:table-cell>
          <table:table-cell office:value-type="float" office:value="186218" table:style-name="ce164">
            <text:p>186,218</text:p>
          </table:table-cell>
          <table:table-cell office:value-type="float" office:value="172343" table:style-name="ce164">
            <text:p>172,343</text:p>
          </table:table-cell>
          <table:table-cell office:value-type="float" office:value="12.9" table:style-name="ce165">
            <text:p>12.90</text:p>
          </table:table-cell>
          <table:table-cell office:value-type="float" office:value="2081371" table:style-name="ce164">
            <text:p>2,081,371</text:p>
          </table:table-cell>
          <table:table-cell office:value-type="float" office:value="1037393" table:style-name="ce164">
            <text:p>1,037,393</text:p>
          </table:table-cell>
          <table:table-cell office:value-type="float" office:value="1043978" table:style-name="ce164">
            <text:p>1,043,978</text:p>
          </table:table-cell>
          <table:table-cell office:value-type="float" office:value="74.900000000000006" table:style-name="ce165">
            <text:p>74.90</text:p>
          </table:table-cell>
          <table:table-cell office:value-type="float" office:value="338982" table:style-name="ce164">
            <text:p>338,982</text:p>
          </table:table-cell>
          <table:table-cell office:value-type="float" office:value="158733" table:style-name="ce164">
            <text:p>158,733</text:p>
          </table:table-cell>
          <table:table-cell office:value-type="float" office:value="180249" table:style-name="ce164">
            <text:p>180,249</text:p>
          </table:table-cell>
          <table:table-cell office:value-type="float" office:value="12.2" table:style-name="ce165">
            <text:p>12.20</text:p>
          </table:table-cell>
          <table:table-cell office:value-type="float" office:value="1286253" table:style-name="ce164">
            <text:p>1,286,253</text:p>
          </table:table-cell>
          <table:table-cell office:value-type="float" office:value="647115" table:style-name="ce164">
            <text:p>647,115</text:p>
          </table:table-cell>
          <table:table-cell office:value-type="float" office:value="639138" table:style-name="ce164">
            <text:p>639,138</text:p>
          </table:table-cell>
          <table:table-cell office:value-type="float" office:value="46.29" table:style-name="ce165">
            <text:p>46.29</text:p>
          </table:table-cell>
          <table:table-cell office:value-type="float" office:value="2246178" table:style-name="ce164">
            <text:p>2,246,178</text:p>
          </table:table-cell>
          <table:table-cell office:value-type="float" office:value="1106040" table:style-name="ce164">
            <text:p>1,106,040</text:p>
          </table:table-cell>
          <table:table-cell office:value-type="float" office:value="1140138" table:style-name="ce164">
            <text:p>1,140,138</text:p>
          </table:table-cell>
          <table:table-cell office:value-type="float" office:value="80.83" table:style-name="ce163">
            <text:p>80.83</text:p>
          </table:table-cell>
          <table:table-cell table:number-columns-repeated="16359" table:style-name="ce139"/>
        </table:table-row>
        <table:table-row table:style-name="ro35">
          <table:table-cell office:value-type="string" table:style-name="ce147">
            <text:p><text:s/>臺 灣 省<text:s/></text:p>
          </table:table-cell>
          <table:table-cell office:value-type="float" office:value="7170052" table:style-name="ce166">
            <text:p>7,170,052</text:p>
          </table:table-cell>
          <table:table-cell office:value-type="float" office:value="3665381" table:style-name="ce164">
            <text:p>3,665,381</text:p>
          </table:table-cell>
          <table:table-cell office:value-type="float" office:value="3504671" table:style-name="ce164">
            <text:p>3,504,671</text:p>
          </table:table-cell>
          <table:table-cell office:value-type="float" office:value="100" table:style-name="ce165">
            <text:p>100.00</text:p>
          </table:table-cell>
          <table:table-cell office:value-type="float" office:value="976314" table:style-name="ce164">
            <text:p>976,314</text:p>
          </table:table-cell>
          <table:table-cell office:value-type="float" office:value="510224" table:style-name="ce164">
            <text:p>510,224</text:p>
          </table:table-cell>
          <table:table-cell office:value-type="float" office:value="466090" table:style-name="ce164">
            <text:p>466,090</text:p>
          </table:table-cell>
          <table:table-cell office:value-type="float" office:value="13.62" table:style-name="ce165">
            <text:p>13.62</text:p>
          </table:table-cell>
          <table:table-cell office:value-type="float" office:value="5198465" table:style-name="ce164">
            <text:p>5,198,465</text:p>
          </table:table-cell>
          <table:table-cell office:value-type="float" office:value="2693591" table:style-name="ce164">
            <text:p>2,693,591</text:p>
          </table:table-cell>
          <table:table-cell office:value-type="float" office:value="2504874" table:style-name="ce164">
            <text:p>2,504,874</text:p>
          </table:table-cell>
          <table:table-cell office:value-type="float" office:value="72.5" table:style-name="ce165">
            <text:p>72.50</text:p>
          </table:table-cell>
          <table:table-cell office:value-type="float" office:value="995273" table:style-name="ce164">
            <text:p>995,273</text:p>
          </table:table-cell>
          <table:table-cell office:value-type="float" office:value="461566" table:style-name="ce164">
            <text:p>461,566</text:p>
          </table:table-cell>
          <table:table-cell office:value-type="float" office:value="533707" table:style-name="ce164">
            <text:p>533,707</text:p>
          </table:table-cell>
          <table:table-cell office:value-type="float" office:value="13.88" table:style-name="ce165">
            <text:p>13.88</text:p>
          </table:table-cell>
          <table:table-cell office:value-type="float" office:value="3206714" table:style-name="ce164">
            <text:p>3,206,714</text:p>
          </table:table-cell>
          <table:table-cell office:value-type="float" office:value="1660735" table:style-name="ce164">
            <text:p>1,660,735</text:p>
          </table:table-cell>
          <table:table-cell office:value-type="float" office:value="1545979" table:style-name="ce164">
            <text:p>1,545,979</text:p>
          </table:table-cell>
          <table:table-cell office:value-type="float" office:value="44.72" table:style-name="ce165">
            <text:p>44.72</text:p>
          </table:table-cell>
          <table:table-cell office:value-type="float" office:value="5720129" table:style-name="ce164">
            <text:p>5,720,129</text:p>
          </table:table-cell>
          <table:table-cell office:value-type="float" office:value="2907686" table:style-name="ce164">
            <text:p>2,907,686</text:p>
          </table:table-cell>
          <table:table-cell office:value-type="float" office:value="2812443" table:style-name="ce164">
            <text:p>2,812,443</text:p>
          </table:table-cell>
          <table:table-cell office:value-type="float" office:value="79.78" table:style-name="ce163">
            <text:p>79.78</text:p>
          </table:table-cell>
          <table:table-cell table:number-columns-repeated="16359" table:style-name="ce139"/>
        </table:table-row>
        <table:table-row table:style-name="ro18">
          <table:table-cell office:value-type="string" table:style-name="ce143">
            <text:p>宜 蘭 縣</text:p>
          </table:table-cell>
          <table:table-cell office:value-type="float" office:value="458273" table:style-name="ce142">
            <text:p>458,273</text:p>
          </table:table-cell>
          <table:table-cell office:value-type="float" office:value="232544" table:style-name="ce140">
            <text:p>232,544</text:p>
          </table:table-cell>
          <table:table-cell office:value-type="float" office:value="225729" table:style-name="ce140">
            <text:p>225,729</text:p>
          </table:table-cell>
          <table:table-cell office:value-type="float" office:value="100" table:style-name="ce141">
            <text:p>100.00</text:p>
          </table:table-cell>
          <table:table-cell office:value-type="float" office:value="59631" table:style-name="ce161">
            <text:p>59,631</text:p>
          </table:table-cell>
          <table:table-cell office:value-type="float" office:value="31085" table:style-name="ce161">
            <text:p>31,085</text:p>
          </table:table-cell>
          <table:table-cell office:value-type="float" office:value="28546" table:style-name="ce161">
            <text:p>28,546</text:p>
          </table:table-cell>
          <table:table-cell office:value-type="float" office:value="13.01" table:style-name="ce162">
            <text:p>13.01</text:p>
          </table:table-cell>
          <table:table-cell office:value-type="float" office:value="334406" table:style-name="ce161">
            <text:p>334,406</text:p>
          </table:table-cell>
          <table:table-cell office:value-type="float" office:value="171424" table:style-name="ce161">
            <text:p>171,424</text:p>
          </table:table-cell>
          <table:table-cell office:value-type="float" office:value="162982" table:style-name="ce161">
            <text:p>162,982</text:p>
          </table:table-cell>
          <table:table-cell office:value-type="float" office:value="72.97" table:style-name="ce162">
            <text:p>72.97</text:p>
          </table:table-cell>
          <table:table-cell office:value-type="float" office:value="64236" table:style-name="ce161">
            <text:p>64,236</text:p>
          </table:table-cell>
          <table:table-cell office:value-type="float" office:value="30035" table:style-name="ce161">
            <text:p>30,035</text:p>
          </table:table-cell>
          <table:table-cell office:value-type="float" office:value="34201" table:style-name="ce161">
            <text:p>34,201</text:p>
          </table:table-cell>
          <table:table-cell office:value-type="float" office:value="14.02" table:style-name="ce162">
            <text:p>14.02</text:p>
          </table:table-cell>
          <table:table-cell office:value-type="float" office:value="204630" table:style-name="ce161">
            <text:p>204,630</text:p>
          </table:table-cell>
          <table:table-cell office:value-type="float" office:value="105179" table:style-name="ce161">
            <text:p>105,179</text:p>
          </table:table-cell>
          <table:table-cell office:value-type="float" office:value="99451" table:style-name="ce161">
            <text:p>99,451</text:p>
          </table:table-cell>
          <table:table-cell office:value-type="float" office:value="44.65" table:style-name="ce162">
            <text:p>44.65</text:p>
          </table:table-cell>
          <table:table-cell office:value-type="float" office:value="367585" table:style-name="ce161">
            <text:p>367,585</text:p>
          </table:table-cell>
          <table:table-cell office:value-type="float" office:value="185194" table:style-name="ce161">
            <text:p>185,194</text:p>
          </table:table-cell>
          <table:table-cell office:value-type="float" office:value="182391" table:style-name="ce161">
            <text:p>182,391</text:p>
          </table:table-cell>
          <table:table-cell office:value-type="float" office:value="80.209999999999994" table:style-name="ce160">
            <text:p>80.21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3">
            <text:p>新 竹 縣</text:p>
          </table:table-cell>
          <table:table-cell office:value-type="float" office:value="538153" table:style-name="ce142">
            <text:p>538,153</text:p>
          </table:table-cell>
          <table:table-cell office:value-type="float" office:value="275522" table:style-name="ce140">
            <text:p>275,522</text:p>
          </table:table-cell>
          <table:table-cell office:value-type="float" office:value="262631" table:style-name="ce140">
            <text:p>262,631</text:p>
          </table:table-cell>
          <table:table-cell office:value-type="float" office:value="100" table:style-name="ce141">
            <text:p>100.00</text:p>
          </table:table-cell>
          <table:table-cell office:value-type="float" office:value="92655" table:style-name="ce161">
            <text:p>92,655</text:p>
          </table:table-cell>
          <table:table-cell office:value-type="float" office:value="48273" table:style-name="ce161">
            <text:p>48,273</text:p>
          </table:table-cell>
          <table:table-cell office:value-type="float" office:value="44382" table:style-name="ce161">
            <text:p>44,382</text:p>
          </table:table-cell>
          <table:table-cell office:value-type="float" office:value="17.22" table:style-name="ce162">
            <text:p>17.22</text:p>
          </table:table-cell>
          <table:table-cell office:value-type="float" office:value="384523" table:style-name="ce161">
            <text:p>384,523</text:p>
          </table:table-cell>
          <table:table-cell office:value-type="float" office:value="197713" table:style-name="ce161">
            <text:p>197,713</text:p>
          </table:table-cell>
          <table:table-cell office:value-type="float" office:value="186810" table:style-name="ce161">
            <text:p>186,810</text:p>
          </table:table-cell>
          <table:table-cell office:value-type="float" office:value="71.45" table:style-name="ce162">
            <text:p>71.45</text:p>
          </table:table-cell>
          <table:table-cell office:value-type="float" office:value="60975" table:style-name="ce161">
            <text:p>60,975</text:p>
          </table:table-cell>
          <table:table-cell office:value-type="float" office:value="29536" table:style-name="ce161">
            <text:p>29,536</text:p>
          </table:table-cell>
          <table:table-cell office:value-type="float" office:value="31439" table:style-name="ce161">
            <text:p>31,439</text:p>
          </table:table-cell>
          <table:table-cell office:value-type="float" office:value="11.33" table:style-name="ce162">
            <text:p>11.33</text:p>
          </table:table-cell>
          <table:table-cell office:value-type="float" office:value="250259" table:style-name="ce161">
            <text:p>250,259</text:p>
          </table:table-cell>
          <table:table-cell office:value-type="float" office:value="127645" table:style-name="ce161">
            <text:p>127,645</text:p>
          </table:table-cell>
          <table:table-cell office:value-type="float" office:value="122614" table:style-name="ce161">
            <text:p>122,614</text:p>
          </table:table-cell>
          <table:table-cell office:value-type="float" office:value="46.5" table:style-name="ce162">
            <text:p>46.50</text:p>
          </table:table-cell>
          <table:table-cell office:value-type="float" office:value="408706" table:style-name="ce161">
            <text:p>408,706</text:p>
          </table:table-cell>
          <table:table-cell office:value-type="float" office:value="207947" table:style-name="ce161">
            <text:p>207,947</text:p>
          </table:table-cell>
          <table:table-cell office:value-type="float" office:value="200759" table:style-name="ce161">
            <text:p>200,759</text:p>
          </table:table-cell>
          <table:table-cell office:value-type="float" office:value="75.95" table:style-name="ce160">
            <text:p>75.95</text:p>
          </table:table-cell>
          <table:table-cell table:number-columns-repeated="16359" table:style-name="ce139"/>
        </table:table-row>
        <table:table-row table:style-name="ro36">
          <table:table-cell office:value-type="string" table:style-name="ce143">
            <text:p>苗 栗 縣</text:p>
          </table:table-cell>
          <table:table-cell office:value-type="float" office:value="566199" table:style-name="ce142">
            <text:p>566,199</text:p>
          </table:table-cell>
          <table:table-cell office:value-type="float" office:value="291714" table:style-name="ce140">
            <text:p>291,714</text:p>
          </table:table-cell>
          <table:table-cell office:value-type="float" office:value="274485" table:style-name="ce140">
            <text:p>274,485</text:p>
          </table:table-cell>
          <table:table-cell office:value-type="float" office:value="100" table:style-name="ce141">
            <text:p>100.00</text:p>
          </table:table-cell>
          <table:table-cell office:value-type="float" office:value="81555" table:style-name="ce161">
            <text:p>81,555</text:p>
          </table:table-cell>
          <table:table-cell office:value-type="float" office:value="42730" table:style-name="ce161">
            <text:p>42,730</text:p>
          </table:table-cell>
          <table:table-cell office:value-type="float" office:value="38825" table:style-name="ce161">
            <text:p>38,825</text:p>
          </table:table-cell>
          <table:table-cell office:value-type="float" office:value="14.4" table:style-name="ce162">
            <text:p>14.40</text:p>
          </table:table-cell>
          <table:table-cell office:value-type="float" office:value="405230" table:style-name="ce161">
            <text:p>405,230</text:p>
          </table:table-cell>
          <table:table-cell office:value-type="float" office:value="211148" table:style-name="ce161">
            <text:p>211,148</text:p>
          </table:table-cell>
          <table:table-cell office:value-type="float" office:value="194082" table:style-name="ce161">
            <text:p>194,082</text:p>
          </table:table-cell>
          <table:table-cell office:value-type="float" office:value="71.569999999999993" table:style-name="ce162">
            <text:p>71.57</text:p>
          </table:table-cell>
          <table:table-cell office:value-type="float" office:value="79414" table:style-name="ce161">
            <text:p>79,414</text:p>
          </table:table-cell>
          <table:table-cell office:value-type="float" office:value="37836" table:style-name="ce161">
            <text:p>37,836</text:p>
          </table:table-cell>
          <table:table-cell office:value-type="float" office:value="41578" table:style-name="ce161">
            <text:p>41,578</text:p>
          </table:table-cell>
          <table:table-cell office:value-type="float" office:value="14.03" table:style-name="ce162">
            <text:p>14.03</text:p>
          </table:table-cell>
          <table:table-cell office:value-type="float" office:value="252645" table:style-name="ce161">
            <text:p>252,645</text:p>
          </table:table-cell>
          <table:table-cell office:value-type="float" office:value="131084" table:style-name="ce161">
            <text:p>131,084</text:p>
          </table:table-cell>
          <table:table-cell office:value-type="float" office:value="121561" table:style-name="ce161">
            <text:p>121,561</text:p>
          </table:table-cell>
          <table:table-cell office:value-type="float" office:value="44.62" table:style-name="ce162">
            <text:p>44.62</text:p>
          </table:table-cell>
          <table:table-cell office:value-type="float" office:value="448488" table:style-name="ce161">
            <text:p>448,488</text:p>
          </table:table-cell>
          <table:table-cell office:value-type="float" office:value="230049" table:style-name="ce161">
            <text:p>230,049</text:p>
          </table:table-cell>
          <table:table-cell office:value-type="float" office:value="218439" table:style-name="ce161">
            <text:p>218,439</text:p>
          </table:table-cell>
          <table:table-cell office:value-type="float" office:value="79.209999999999994" table:style-name="ce160">
            <text:p>79.21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3">
            <text:p>彰 化 縣</text:p>
          </table:table-cell>
          <table:table-cell office:value-type="float" office:value="1289792" table:style-name="ce142">
            <text:p>1,289,792</text:p>
          </table:table-cell>
          <table:table-cell office:value-type="float" office:value="659613" table:style-name="ce140">
            <text:p>659,613</text:p>
          </table:table-cell>
          <table:table-cell office:value-type="float" office:value="630179" table:style-name="ce140">
            <text:p>630,179</text:p>
          </table:table-cell>
          <table:table-cell office:value-type="float" office:value="100" table:style-name="ce141">
            <text:p>100.00</text:p>
          </table:table-cell>
          <table:table-cell office:value-type="float" office:value="183010" table:style-name="ce161">
            <text:p>183,010</text:p>
          </table:table-cell>
          <table:table-cell office:value-type="float" office:value="95940" table:style-name="ce161">
            <text:p>95,940</text:p>
          </table:table-cell>
          <table:table-cell office:value-type="float" office:value="87070" table:style-name="ce161">
            <text:p>87,070</text:p>
          </table:table-cell>
          <table:table-cell office:value-type="float" office:value="14.19" table:style-name="ce162">
            <text:p>14.19</text:p>
          </table:table-cell>
          <table:table-cell office:value-type="float" office:value="934030" table:style-name="ce161">
            <text:p>934,030</text:p>
          </table:table-cell>
          <table:table-cell office:value-type="float" office:value="484331" table:style-name="ce161">
            <text:p>484,331</text:p>
          </table:table-cell>
          <table:table-cell office:value-type="float" office:value="449699" table:style-name="ce161">
            <text:p>449,699</text:p>
          </table:table-cell>
          <table:table-cell office:value-type="float" office:value="72.42" table:style-name="ce162">
            <text:p>72.42</text:p>
          </table:table-cell>
          <table:table-cell office:value-type="float" office:value="172752" table:style-name="ce161">
            <text:p>172,752</text:p>
          </table:table-cell>
          <table:table-cell office:value-type="float" office:value="79342" table:style-name="ce161">
            <text:p>79,342</text:p>
          </table:table-cell>
          <table:table-cell office:value-type="float" office:value="93410" table:style-name="ce161">
            <text:p>93,410</text:p>
          </table:table-cell>
          <table:table-cell office:value-type="float" office:value="13.39" table:style-name="ce162">
            <text:p>13.39</text:p>
          </table:table-cell>
          <table:table-cell office:value-type="float" office:value="583677" table:style-name="ce161">
            <text:p>583,677</text:p>
          </table:table-cell>
          <table:table-cell office:value-type="float" office:value="303009" table:style-name="ce161">
            <text:p>303,009</text:p>
          </table:table-cell>
          <table:table-cell office:value-type="float" office:value="280668" table:style-name="ce161">
            <text:p>280,668</text:p>
          </table:table-cell>
          <table:table-cell office:value-type="float" office:value="45.25" table:style-name="ce162">
            <text:p>45.25</text:p>
          </table:table-cell>
          <table:table-cell office:value-type="float" office:value="1019760" table:style-name="ce161">
            <text:p>1,019,760</text:p>
          </table:table-cell>
          <table:table-cell office:value-type="float" office:value="518094" table:style-name="ce161">
            <text:p>518,094</text:p>
          </table:table-cell>
          <table:table-cell office:value-type="float" office:value="501666" table:style-name="ce161">
            <text:p>501,666</text:p>
          </table:table-cell>
          <table:table-cell office:value-type="float" office:value="79.06" table:style-name="ce160">
            <text:p>79.06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43">
            <text:p>南 投 縣</text:p>
          </table:table-cell>
          <table:table-cell office:value-type="float" office:value="512460" table:style-name="ce142">
            <text:p>512,460</text:p>
          </table:table-cell>
          <table:table-cell office:value-type="float" office:value="262898" table:style-name="ce140">
            <text:p>262,898</text:p>
          </table:table-cell>
          <table:table-cell office:value-type="float" office:value="249562" table:style-name="ce140">
            <text:p>249,562</text:p>
          </table:table-cell>
          <table:table-cell office:value-type="float" office:value="100" table:style-name="ce141">
            <text:p>100.00</text:p>
          </table:table-cell>
          <table:table-cell office:value-type="float" office:value="63322" table:style-name="ce161">
            <text:p>63,322</text:p>
          </table:table-cell>
          <table:table-cell office:value-type="float" office:value="32865" table:style-name="ce161">
            <text:p>32,865</text:p>
          </table:table-cell>
          <table:table-cell office:value-type="float" office:value="30457" table:style-name="ce161">
            <text:p>30,457</text:p>
          </table:table-cell>
          <table:table-cell office:value-type="float" office:value="12.36" table:style-name="ce162">
            <text:p>12.36</text:p>
          </table:table-cell>
          <table:table-cell office:value-type="float" office:value="372701" table:style-name="ce161">
            <text:p>372,701</text:p>
          </table:table-cell>
          <table:table-cell office:value-type="float" office:value="194268" table:style-name="ce161">
            <text:p>194,268</text:p>
          </table:table-cell>
          <table:table-cell office:value-type="float" office:value="178433" table:style-name="ce161">
            <text:p>178,433</text:p>
          </table:table-cell>
          <table:table-cell office:value-type="float" office:value="72.73" table:style-name="ce162">
            <text:p>72.73</text:p>
          </table:table-cell>
          <table:table-cell office:value-type="float" office:value="76437" table:style-name="ce161">
            <text:p>76,437</text:p>
          </table:table-cell>
          <table:table-cell office:value-type="float" office:value="35765" table:style-name="ce161">
            <text:p>35,765</text:p>
          </table:table-cell>
          <table:table-cell office:value-type="float" office:value="40672" table:style-name="ce161">
            <text:p>40,672</text:p>
          </table:table-cell>
          <table:table-cell office:value-type="float" office:value="14.92" table:style-name="ce162">
            <text:p>14.92</text:p>
          </table:table-cell>
          <table:table-cell office:value-type="float" office:value="223757" table:style-name="ce161">
            <text:p>223,757</text:p>
          </table:table-cell>
          <table:table-cell office:value-type="float" office:value="116978" table:style-name="ce161">
            <text:p>116,978</text:p>
          </table:table-cell>
          <table:table-cell office:value-type="float" office:value="106779" table:style-name="ce161">
            <text:p>106,779</text:p>
          </table:table-cell>
          <table:table-cell office:value-type="float" office:value="43.66" table:style-name="ce162">
            <text:p>43.66</text:p>
          </table:table-cell>
          <table:table-cell office:value-type="float" office:value="415327" table:style-name="ce161">
            <text:p>415,327</text:p>
          </table:table-cell>
          <table:table-cell office:value-type="float" office:value="212561" table:style-name="ce161">
            <text:p>212,561</text:p>
          </table:table-cell>
          <table:table-cell office:value-type="float" office:value="202766" table:style-name="ce161">
            <text:p>202,766</text:p>
          </table:table-cell>
          <table:table-cell office:value-type="float" office:value="81.05" table:style-name="ce160">
            <text:p>81.05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3">
            <text:p>雲 林 縣</text:p>
          </table:table-cell>
          <table:table-cell office:value-type="float" office:value="702881" table:style-name="ce142">
            <text:p>702,881</text:p>
          </table:table-cell>
          <table:table-cell office:value-type="float" office:value="365587" table:style-name="ce140">
            <text:p>365,587</text:p>
          </table:table-cell>
          <table:table-cell office:value-type="float" office:value="337294" table:style-name="ce140">
            <text:p>337,294</text:p>
          </table:table-cell>
          <table:table-cell office:value-type="float" office:value="100" table:style-name="ce141">
            <text:p>100.00</text:p>
          </table:table-cell>
          <table:table-cell office:value-type="float" office:value="91070" table:style-name="ce161">
            <text:p>91,070</text:p>
          </table:table-cell>
          <table:table-cell office:value-type="float" office:value="47742" table:style-name="ce161">
            <text:p>47,742</text:p>
          </table:table-cell>
          <table:table-cell office:value-type="float" office:value="43328" table:style-name="ce161">
            <text:p>43,328</text:p>
          </table:table-cell>
          <table:table-cell office:value-type="float" office:value="12.96" table:style-name="ce162">
            <text:p>12.96</text:p>
          </table:table-cell>
          <table:table-cell office:value-type="float" office:value="497339" table:style-name="ce161">
            <text:p>497,339</text:p>
          </table:table-cell>
          <table:table-cell office:value-type="float" office:value="266092" table:style-name="ce161">
            <text:p>266,092</text:p>
          </table:table-cell>
          <table:table-cell office:value-type="float" office:value="231247" table:style-name="ce161">
            <text:p>231,247</text:p>
          </table:table-cell>
          <table:table-cell office:value-type="float" office:value="70.760000000000005" table:style-name="ce162">
            <text:p>70.76</text:p>
          </table:table-cell>
          <table:table-cell office:value-type="float" office:value="114472" table:style-name="ce161">
            <text:p>114,472</text:p>
          </table:table-cell>
          <table:table-cell office:value-type="float" office:value="51753" table:style-name="ce161">
            <text:p>51,753</text:p>
          </table:table-cell>
          <table:table-cell office:value-type="float" office:value="62719" table:style-name="ce161">
            <text:p>62,719</text:p>
          </table:table-cell>
          <table:table-cell office:value-type="float" office:value="16.29" table:style-name="ce162">
            <text:p>16.29</text:p>
          </table:table-cell>
          <table:table-cell office:value-type="float" office:value="305336" table:style-name="ce161">
            <text:p>305,336</text:p>
          </table:table-cell>
          <table:table-cell office:value-type="float" office:value="162078" table:style-name="ce161">
            <text:p>162,078</text:p>
          </table:table-cell>
          <table:table-cell office:value-type="float" office:value="143258" table:style-name="ce161">
            <text:p>143,258</text:p>
          </table:table-cell>
          <table:table-cell office:value-type="float" office:value="43.44" table:style-name="ce162">
            <text:p>43.44</text:p>
          </table:table-cell>
          <table:table-cell office:value-type="float" office:value="566790" table:style-name="ce161">
            <text:p>566,790</text:p>
          </table:table-cell>
          <table:table-cell office:value-type="float" office:value="294127" table:style-name="ce161">
            <text:p>294,127</text:p>
          </table:table-cell>
          <table:table-cell office:value-type="float" office:value="272663" table:style-name="ce161">
            <text:p>272,663</text:p>
          </table:table-cell>
          <table:table-cell office:value-type="float" office:value="80.64" table:style-name="ce160">
            <text:p>80.64</text:p>
          </table:table-cell>
          <table:table-cell table:number-columns-repeated="16359" table:style-name="ce139"/>
        </table:table-row>
        <table:table-row table:style-name="ro36">
          <table:table-cell office:value-type="string" table:style-name="ce143">
            <text:p>嘉 義 縣</text:p>
          </table:table-cell>
          <table:table-cell office:value-type="float" office:value="522587" table:style-name="ce142">
            <text:p>522,587</text:p>
          </table:table-cell>
          <table:table-cell office:value-type="float" office:value="272177" table:style-name="ce140">
            <text:p>272,177</text:p>
          </table:table-cell>
          <table:table-cell office:value-type="float" office:value="250410" table:style-name="ce140">
            <text:p>250,410</text:p>
          </table:table-cell>
          <table:table-cell office:value-type="float" office:value="100" table:style-name="ce141">
            <text:p>100.00</text:p>
          </table:table-cell>
          <table:table-cell office:value-type="float" office:value="58347" table:style-name="ce161">
            <text:p>58,347</text:p>
          </table:table-cell>
          <table:table-cell office:value-type="float" office:value="30556" table:style-name="ce161">
            <text:p>30,556</text:p>
          </table:table-cell>
          <table:table-cell office:value-type="float" office:value="27791" table:style-name="ce161">
            <text:p>27,791</text:p>
          </table:table-cell>
          <table:table-cell office:value-type="float" office:value="11.17" table:style-name="ce162">
            <text:p>11.17</text:p>
          </table:table-cell>
          <table:table-cell office:value-type="float" office:value="375224" table:style-name="ce161">
            <text:p>375,224</text:p>
          </table:table-cell>
          <table:table-cell office:value-type="float" office:value="201221" table:style-name="ce161">
            <text:p>201,221</text:p>
          </table:table-cell>
          <table:table-cell office:value-type="float" office:value="174003" table:style-name="ce161">
            <text:p>174,003</text:p>
          </table:table-cell>
          <table:table-cell office:value-type="float" office:value="71.8" table:style-name="ce162">
            <text:p>71.80</text:p>
          </table:table-cell>
          <table:table-cell office:value-type="float" office:value="89016" table:style-name="ce161">
            <text:p>89,016</text:p>
          </table:table-cell>
          <table:table-cell office:value-type="float" office:value="40400" table:style-name="ce161">
            <text:p>40,400</text:p>
          </table:table-cell>
          <table:table-cell office:value-type="float" office:value="48616" table:style-name="ce161">
            <text:p>48,616</text:p>
          </table:table-cell>
          <table:table-cell office:value-type="float" office:value="17.03" table:style-name="ce162">
            <text:p>17.03</text:p>
          </table:table-cell>
          <table:table-cell office:value-type="float" office:value="224789" table:style-name="ce161">
            <text:p>224,789</text:p>
          </table:table-cell>
          <table:table-cell office:value-type="float" office:value="119474" table:style-name="ce161">
            <text:p>119,474</text:p>
          </table:table-cell>
          <table:table-cell office:value-type="float" office:value="105315" table:style-name="ce161">
            <text:p>105,315</text:p>
          </table:table-cell>
          <table:table-cell office:value-type="float" office:value="43.01" table:style-name="ce162">
            <text:p>43.01</text:p>
          </table:table-cell>
          <table:table-cell office:value-type="float" office:value="431413" table:style-name="ce161">
            <text:p>431,413</text:p>
          </table:table-cell>
          <table:table-cell office:value-type="float" office:value="224474" table:style-name="ce161">
            <text:p>224,474</text:p>
          </table:table-cell>
          <table:table-cell office:value-type="float" office:value="206939" table:style-name="ce161">
            <text:p>206,939</text:p>
          </table:table-cell>
          <table:table-cell office:value-type="float" office:value="82.55" table:style-name="ce160">
            <text:p>82.55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3">
            <text:p>屏 東 縣</text:p>
          </table:table-cell>
          <table:table-cell office:value-type="float" office:value="845079" table:style-name="ce142">
            <text:p>845,079</text:p>
          </table:table-cell>
          <table:table-cell office:value-type="float" office:value="433156" table:style-name="ce140">
            <text:p>433,156</text:p>
          </table:table-cell>
          <table:table-cell office:value-type="float" office:value="411923" table:style-name="ce140">
            <text:p>411,923</text:p>
          </table:table-cell>
          <table:table-cell office:value-type="float" office:value="100" table:style-name="ce141">
            <text:p>100.00</text:p>
          </table:table-cell>
          <table:table-cell office:value-type="float" office:value="100791" table:style-name="ce161">
            <text:p>100,791</text:p>
          </table:table-cell>
          <table:table-cell office:value-type="float" office:value="52610" table:style-name="ce161">
            <text:p>52,610</text:p>
          </table:table-cell>
          <table:table-cell office:value-type="float" office:value="48181" table:style-name="ce161">
            <text:p>48,181</text:p>
          </table:table-cell>
          <table:table-cell office:value-type="float" office:value="11.93" table:style-name="ce162">
            <text:p>11.93</text:p>
          </table:table-cell>
          <table:table-cell office:value-type="float" office:value="624721" table:style-name="ce161">
            <text:p>624,721</text:p>
          </table:table-cell>
          <table:table-cell office:value-type="float" office:value="323963" table:style-name="ce161">
            <text:p>323,963</text:p>
          </table:table-cell>
          <table:table-cell office:value-type="float" office:value="300758" table:style-name="ce161">
            <text:p>300,758</text:p>
          </table:table-cell>
          <table:table-cell office:value-type="float" office:value="73.92" table:style-name="ce162">
            <text:p>73.92</text:p>
          </table:table-cell>
          <table:table-cell office:value-type="float" office:value="119567" table:style-name="ce161">
            <text:p>119,567</text:p>
          </table:table-cell>
          <table:table-cell office:value-type="float" office:value="56583" table:style-name="ce161">
            <text:p>56,583</text:p>
          </table:table-cell>
          <table:table-cell office:value-type="float" office:value="62984" table:style-name="ce161">
            <text:p>62,984</text:p>
          </table:table-cell>
          <table:table-cell office:value-type="float" office:value="14.15" table:style-name="ce162">
            <text:p>14.15</text:p>
          </table:table-cell>
          <table:table-cell office:value-type="float" office:value="377335" table:style-name="ce161">
            <text:p>377,335</text:p>
          </table:table-cell>
          <table:table-cell office:value-type="float" office:value="196792" table:style-name="ce161">
            <text:p>196,792</text:p>
          </table:table-cell>
          <table:table-cell office:value-type="float" office:value="180543" table:style-name="ce161">
            <text:p>180,543</text:p>
          </table:table-cell>
          <table:table-cell office:value-type="float" office:value="44.65" table:style-name="ce162">
            <text:p>44.65</text:p>
          </table:table-cell>
          <table:table-cell office:value-type="float" office:value="688986" table:style-name="ce161">
            <text:p>688,986</text:p>
          </table:table-cell>
          <table:table-cell office:value-type="float" office:value="351527" table:style-name="ce161">
            <text:p>351,527</text:p>
          </table:table-cell>
          <table:table-cell office:value-type="float" office:value="337459" table:style-name="ce161">
            <text:p>337,459</text:p>
          </table:table-cell>
          <table:table-cell office:value-type="float" office:value="81.53" table:style-name="ce160">
            <text:p>81.53</text:p>
          </table:table-cell>
          <table:table-cell table:number-columns-repeated="16359" table:style-name="ce139"/>
        </table:table-row>
        <table:table-row table:style-name="ro22">
          <table:table-cell office:value-type="string" table:style-name="ce143">
            <text:p>臺 東 縣</text:p>
          </table:table-cell>
          <table:table-cell office:value-type="float" office:value="223559" table:style-name="ce142">
            <text:p>223,559</text:p>
          </table:table-cell>
          <table:table-cell office:value-type="float" office:value="115901" table:style-name="ce140">
            <text:p>115,901</text:p>
          </table:table-cell>
          <table:table-cell office:value-type="float" office:value="107658" table:style-name="ce140">
            <text:p>107,658</text:p>
          </table:table-cell>
          <table:table-cell office:value-type="float" office:value="100" table:style-name="ce141">
            <text:p>100.00</text:p>
          </table:table-cell>
          <table:table-cell office:value-type="float" office:value="29182" table:style-name="ce161">
            <text:p>29,182</text:p>
          </table:table-cell>
          <table:table-cell office:value-type="float" office:value="15227" table:style-name="ce161">
            <text:p>15,227</text:p>
          </table:table-cell>
          <table:table-cell office:value-type="float" office:value="13955" table:style-name="ce161">
            <text:p>13,955</text:p>
          </table:table-cell>
          <table:table-cell office:value-type="float" office:value="13.05" table:style-name="ce162">
            <text:p>13.05</text:p>
          </table:table-cell>
          <table:table-cell office:value-type="float" office:value="162646" table:style-name="ce161">
            <text:p>162,646</text:p>
          </table:table-cell>
          <table:table-cell office:value-type="float" office:value="85879" table:style-name="ce161">
            <text:p>85,879</text:p>
          </table:table-cell>
          <table:table-cell office:value-type="float" office:value="76767" table:style-name="ce161">
            <text:p>76,767</text:p>
          </table:table-cell>
          <table:table-cell office:value-type="float" office:value="72.75" table:style-name="ce162">
            <text:p>72.75</text:p>
          </table:table-cell>
          <table:table-cell office:value-type="float" office:value="31731" table:style-name="ce161">
            <text:p>31,731</text:p>
          </table:table-cell>
          <table:table-cell office:value-type="float" office:value="14795" table:style-name="ce161">
            <text:p>14,795</text:p>
          </table:table-cell>
          <table:table-cell office:value-type="float" office:value="16936" table:style-name="ce161">
            <text:p>16,936</text:p>
          </table:table-cell>
          <table:table-cell office:value-type="float" office:value="14.19" table:style-name="ce162">
            <text:p>14.19</text:p>
          </table:table-cell>
          <table:table-cell office:value-type="float" office:value="98567" table:style-name="ce161">
            <text:p>98,567</text:p>
          </table:table-cell>
          <table:table-cell office:value-type="float" office:value="52752" table:style-name="ce161">
            <text:p>52,752</text:p>
          </table:table-cell>
          <table:table-cell office:value-type="float" office:value="45815" table:style-name="ce161">
            <text:p>45,815</text:p>
          </table:table-cell>
          <table:table-cell office:value-type="float" office:value="44.09" table:style-name="ce162">
            <text:p>44.09</text:p>
          </table:table-cell>
          <table:table-cell office:value-type="float" office:value="179756" table:style-name="ce161">
            <text:p>179,756</text:p>
          </table:table-cell>
          <table:table-cell office:value-type="float" office:value="93142" table:style-name="ce161">
            <text:p>93,142</text:p>
          </table:table-cell>
          <table:table-cell office:value-type="float" office:value="86614" table:style-name="ce161">
            <text:p>86,614</text:p>
          </table:table-cell>
          <table:table-cell office:value-type="float" office:value="80.41" table:style-name="ce160">
            <text:p>80.41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3">
            <text:p>花 蓮 縣</text:p>
          </table:table-cell>
          <table:table-cell office:value-type="float" office:value="332674" table:style-name="ce142">
            <text:p>332,674</text:p>
          </table:table-cell>
          <table:table-cell office:value-type="float" office:value="169883" table:style-name="ce140">
            <text:p>169,883</text:p>
          </table:table-cell>
          <table:table-cell office:value-type="float" office:value="162791" table:style-name="ce140">
            <text:p>162,791</text:p>
          </table:table-cell>
          <table:table-cell office:value-type="float" office:value="100" table:style-name="ce141">
            <text:p>100.00</text:p>
          </table:table-cell>
          <table:table-cell office:value-type="float" office:value="43188" table:style-name="ce161">
            <text:p>43,188</text:p>
          </table:table-cell>
          <table:table-cell office:value-type="float" office:value="22605" table:style-name="ce161">
            <text:p>22,605</text:p>
          </table:table-cell>
          <table:table-cell office:value-type="float" office:value="20583" table:style-name="ce161">
            <text:p>20,583</text:p>
          </table:table-cell>
          <table:table-cell office:value-type="float" office:value="12.98" table:style-name="ce162">
            <text:p>12.98</text:p>
          </table:table-cell>
          <table:table-cell office:value-type="float" office:value="243644" table:style-name="ce161">
            <text:p>243,644</text:p>
          </table:table-cell>
          <table:table-cell office:value-type="float" office:value="125749" table:style-name="ce161">
            <text:p>125,749</text:p>
          </table:table-cell>
          <table:table-cell office:value-type="float" office:value="117895" table:style-name="ce161">
            <text:p>117,895</text:p>
          </table:table-cell>
          <table:table-cell office:value-type="float" office:value="73.239999999999995" table:style-name="ce162">
            <text:p>73.24</text:p>
          </table:table-cell>
          <table:table-cell office:value-type="float" office:value="45842" table:style-name="ce161">
            <text:p>45,842</text:p>
          </table:table-cell>
          <table:table-cell office:value-type="float" office:value="21529" table:style-name="ce161">
            <text:p>21,529</text:p>
          </table:table-cell>
          <table:table-cell office:value-type="float" office:value="24313" table:style-name="ce161">
            <text:p>24,313</text:p>
          </table:table-cell>
          <table:table-cell office:value-type="float" office:value="13.78" table:style-name="ce162">
            <text:p>13.78</text:p>
          </table:table-cell>
          <table:table-cell office:value-type="float" office:value="147122" table:style-name="ce161">
            <text:p>147,122</text:p>
          </table:table-cell>
          <table:table-cell office:value-type="float" office:value="76522" table:style-name="ce161">
            <text:p>76,522</text:p>
          </table:table-cell>
          <table:table-cell office:value-type="float" office:value="70600" table:style-name="ce161">
            <text:p>70,600</text:p>
          </table:table-cell>
          <table:table-cell office:value-type="float" office:value="44.22" table:style-name="ce162">
            <text:p>44.22</text:p>
          </table:table-cell>
          <table:table-cell office:value-type="float" office:value="267532" table:style-name="ce161">
            <text:p>267,532</text:p>
          </table:table-cell>
          <table:table-cell office:value-type="float" office:value="135820" table:style-name="ce161">
            <text:p>135,820</text:p>
          </table:table-cell>
          <table:table-cell office:value-type="float" office:value="131712" table:style-name="ce161">
            <text:p>131,712</text:p>
          </table:table-cell>
          <table:table-cell office:value-type="float" office:value="80.42" table:style-name="ce160">
            <text:p>80.42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3">
            <text:p>澎 湖 縣</text:p>
          </table:table-cell>
          <table:table-cell office:value-type="float" office:value="101842" table:style-name="ce142">
            <text:p>101,842</text:p>
          </table:table-cell>
          <table:table-cell office:value-type="float" office:value="52447" table:style-name="ce140">
            <text:p>52,447</text:p>
          </table:table-cell>
          <table:table-cell office:value-type="float" office:value="49395" table:style-name="ce140">
            <text:p>49,395</text:p>
          </table:table-cell>
          <table:table-cell office:value-type="float" office:value="100" table:style-name="ce141">
            <text:p>100.00</text:p>
          </table:table-cell>
          <table:table-cell office:value-type="float" office:value="11997" table:style-name="ce161">
            <text:p>11,997</text:p>
          </table:table-cell>
          <table:table-cell office:value-type="float" office:value="6264" table:style-name="ce161">
            <text:p>6,264</text:p>
          </table:table-cell>
          <table:table-cell office:value-type="float" office:value="5733" table:style-name="ce161">
            <text:p>5,733</text:p>
          </table:table-cell>
          <table:table-cell office:value-type="float" office:value="11.78" table:style-name="ce162">
            <text:p>11.78</text:p>
          </table:table-cell>
          <table:table-cell office:value-type="float" office:value="75028" table:style-name="ce161">
            <text:p>75,028</text:p>
          </table:table-cell>
          <table:table-cell office:value-type="float" office:value="39326" table:style-name="ce161">
            <text:p>39,326</text:p>
          </table:table-cell>
          <table:table-cell office:value-type="float" office:value="35702" table:style-name="ce161">
            <text:p>35,702</text:p>
          </table:table-cell>
          <table:table-cell office:value-type="float" office:value="73.67" table:style-name="ce162">
            <text:p>73.67</text:p>
          </table:table-cell>
          <table:table-cell office:value-type="float" office:value="14817" table:style-name="ce161">
            <text:p>14,817</text:p>
          </table:table-cell>
          <table:table-cell office:value-type="float" office:value="6857" table:style-name="ce161">
            <text:p>6,857</text:p>
          </table:table-cell>
          <table:table-cell office:value-type="float" office:value="7960" table:style-name="ce161">
            <text:p>7,960</text:p>
          </table:table-cell>
          <table:table-cell office:value-type="float" office:value="14.55" table:style-name="ce162">
            <text:p>14.55</text:p>
          </table:table-cell>
          <table:table-cell office:value-type="float" office:value="47601" table:style-name="ce161">
            <text:p>47,601</text:p>
          </table:table-cell>
          <table:table-cell office:value-type="float" office:value="24851" table:style-name="ce161">
            <text:p>24,851</text:p>
          </table:table-cell>
          <table:table-cell office:value-type="float" office:value="22750" table:style-name="ce161">
            <text:p>22,750</text:p>
          </table:table-cell>
          <table:table-cell office:value-type="float" office:value="46.74" table:style-name="ce162">
            <text:p>46.74</text:p>
          </table:table-cell>
          <table:table-cell office:value-type="float" office:value="83589" table:style-name="ce161">
            <text:p>83,589</text:p>
          </table:table-cell>
          <table:table-cell office:value-type="float" office:value="42938" table:style-name="ce161">
            <text:p>42,938</text:p>
          </table:table-cell>
          <table:table-cell office:value-type="float" office:value="40651" table:style-name="ce161">
            <text:p>40,651</text:p>
          </table:table-cell>
          <table:table-cell office:value-type="float" office:value="82.08" table:style-name="ce160">
            <text:p>82.08</text:p>
          </table:table-cell>
          <table:table-cell table:number-columns-repeated="16359" table:style-name="ce139"/>
        </table:table-row>
        <table:table-row table:style-name="ro23">
          <table:table-cell office:value-type="string" table:style-name="ce143">
            <text:p>基 隆 市</text:p>
          </table:table-cell>
          <table:table-cell office:value-type="float" office:value="372985" table:style-name="ce142">
            <text:p>372,985</text:p>
          </table:table-cell>
          <table:table-cell office:value-type="float" office:value="187461" table:style-name="ce140">
            <text:p>187,461</text:p>
          </table:table-cell>
          <table:table-cell office:value-type="float" office:value="185524" table:style-name="ce140">
            <text:p>185,524</text:p>
          </table:table-cell>
          <table:table-cell office:value-type="float" office:value="100" table:style-name="ce141">
            <text:p>100.00</text:p>
          </table:table-cell>
          <table:table-cell office:value-type="float" office:value="42861" table:style-name="ce161">
            <text:p>42,861</text:p>
          </table:table-cell>
          <table:table-cell office:value-type="float" office:value="22297" table:style-name="ce161">
            <text:p>22,297</text:p>
          </table:table-cell>
          <table:table-cell office:value-type="float" office:value="20564" table:style-name="ce161">
            <text:p>20,564</text:p>
          </table:table-cell>
          <table:table-cell office:value-type="float" office:value="11.49" table:style-name="ce162">
            <text:p>11.49</text:p>
          </table:table-cell>
          <table:table-cell office:value-type="float" office:value="282333" table:style-name="ce161">
            <text:p>282,333</text:p>
          </table:table-cell>
          <table:table-cell office:value-type="float" office:value="143257" table:style-name="ce161">
            <text:p>143,257</text:p>
          </table:table-cell>
          <table:table-cell office:value-type="float" office:value="139076" table:style-name="ce161">
            <text:p>139,076</text:p>
          </table:table-cell>
          <table:table-cell office:value-type="float" office:value="75.7" table:style-name="ce162">
            <text:p>75.70</text:p>
          </table:table-cell>
          <table:table-cell office:value-type="float" office:value="47791" table:style-name="ce161">
            <text:p>47,791</text:p>
          </table:table-cell>
          <table:table-cell office:value-type="float" office:value="21907" table:style-name="ce161">
            <text:p>21,907</text:p>
          </table:table-cell>
          <table:table-cell office:value-type="float" office:value="25884" table:style-name="ce161">
            <text:p>25,884</text:p>
          </table:table-cell>
          <table:table-cell office:value-type="float" office:value="12.81" table:style-name="ce162">
            <text:p>12.81</text:p>
          </table:table-cell>
          <table:table-cell office:value-type="float" office:value="168092" table:style-name="ce161">
            <text:p>168,092</text:p>
          </table:table-cell>
          <table:table-cell office:value-type="float" office:value="86064" table:style-name="ce161">
            <text:p>86,064</text:p>
          </table:table-cell>
          <table:table-cell office:value-type="float" office:value="82028" table:style-name="ce161">
            <text:p>82,028</text:p>
          </table:table-cell>
          <table:table-cell office:value-type="float" office:value="45.07" table:style-name="ce162">
            <text:p>45.07</text:p>
          </table:table-cell>
          <table:table-cell office:value-type="float" office:value="305615" table:style-name="ce161">
            <text:p>305,615</text:p>
          </table:table-cell>
          <table:table-cell office:value-type="float" office:value="152379" table:style-name="ce161">
            <text:p>152,379</text:p>
          </table:table-cell>
          <table:table-cell office:value-type="float" office:value="153236" table:style-name="ce161">
            <text:p>153,236</text:p>
          </table:table-cell>
          <table:table-cell office:value-type="float" office:value="81.94" table:style-name="ce160">
            <text:p>81.94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3">
            <text:p>新 竹 市</text:p>
          </table:table-cell>
          <table:table-cell office:value-type="float" office:value="432559" table:style-name="ce142">
            <text:p>432,559</text:p>
          </table:table-cell>
          <table:table-cell office:value-type="float" office:value="214112" table:style-name="ce140">
            <text:p>214,112</text:p>
          </table:table-cell>
          <table:table-cell office:value-type="float" office:value="218447" table:style-name="ce140">
            <text:p>218,447</text:p>
          </table:table-cell>
          <table:table-cell office:value-type="float" office:value="100" table:style-name="ce141">
            <text:p>100.00</text:p>
          </table:table-cell>
          <table:table-cell office:value-type="float" office:value="77716" table:style-name="ce161">
            <text:p>77,716</text:p>
          </table:table-cell>
          <table:table-cell office:value-type="float" office:value="40557" table:style-name="ce161">
            <text:p>40,557</text:p>
          </table:table-cell>
          <table:table-cell office:value-type="float" office:value="37159" table:style-name="ce161">
            <text:p>37,159</text:p>
          </table:table-cell>
          <table:table-cell office:value-type="float" office:value="17.97" table:style-name="ce162">
            <text:p>17.97</text:p>
          </table:table-cell>
          <table:table-cell office:value-type="float" office:value="310396" table:style-name="ce161">
            <text:p>310,396</text:p>
          </table:table-cell>
          <table:table-cell office:value-type="float" office:value="153439" table:style-name="ce161">
            <text:p>153,439</text:p>
          </table:table-cell>
          <table:table-cell office:value-type="float" office:value="156957" table:style-name="ce161">
            <text:p>156,957</text:p>
          </table:table-cell>
          <table:table-cell office:value-type="float" office:value="71.760000000000005" table:style-name="ce162">
            <text:p>71.76</text:p>
          </table:table-cell>
          <table:table-cell office:value-type="float" office:value="44447" table:style-name="ce161">
            <text:p>44,447</text:p>
          </table:table-cell>
          <table:table-cell office:value-type="float" office:value="20116" table:style-name="ce161">
            <text:p>20,116</text:p>
          </table:table-cell>
          <table:table-cell office:value-type="float" office:value="24331" table:style-name="ce161">
            <text:p>24,331</text:p>
          </table:table-cell>
          <table:table-cell office:value-type="float" office:value="10.28" table:style-name="ce162">
            <text:p>10.28</text:p>
          </table:table-cell>
          <table:table-cell office:value-type="float" office:value="202260" table:style-name="ce161">
            <text:p>202,260</text:p>
          </table:table-cell>
          <table:table-cell office:value-type="float" office:value="99684" table:style-name="ce161">
            <text:p>99,684</text:p>
          </table:table-cell>
          <table:table-cell office:value-type="float" office:value="102576" table:style-name="ce161">
            <text:p>102,576</text:p>
          </table:table-cell>
          <table:table-cell office:value-type="float" office:value="46.76" table:style-name="ce162">
            <text:p>46.76</text:p>
          </table:table-cell>
          <table:table-cell office:value-type="float" office:value="326470" table:style-name="ce161">
            <text:p>326,470</text:p>
          </table:table-cell>
          <table:table-cell office:value-type="float" office:value="158814" table:style-name="ce161">
            <text:p>158,814</text:p>
          </table:table-cell>
          <table:table-cell office:value-type="float" office:value="167656" table:style-name="ce161">
            <text:p>167,656</text:p>
          </table:table-cell>
          <table:table-cell office:value-type="float" office:value="75.47" table:style-name="ce160">
            <text:p>75.47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3">
            <text:p>嘉 義 市</text:p>
          </table:table-cell>
          <table:table-cell office:value-type="float" office:value="271009" table:style-name="ce142">
            <text:p>271,009</text:p>
          </table:table-cell>
          <table:table-cell office:value-type="float" office:value="132366" table:style-name="ce140">
            <text:p>132,366</text:p>
          </table:table-cell>
          <table:table-cell office:value-type="float" office:value="138643" table:style-name="ce140">
            <text:p>138,643</text:p>
          </table:table-cell>
          <table:table-cell office:value-type="float" office:value="100" table:style-name="ce141">
            <text:p>100.00</text:p>
          </table:table-cell>
          <table:table-cell office:value-type="float" office:value="40989" table:style-name="ce161">
            <text:p>40,989</text:p>
          </table:table-cell>
          <table:table-cell office:value-type="float" office:value="21473" table:style-name="ce161">
            <text:p>21,473</text:p>
          </table:table-cell>
          <table:table-cell office:value-type="float" office:value="19516" table:style-name="ce161">
            <text:p>19,516</text:p>
          </table:table-cell>
          <table:table-cell office:value-type="float" office:value="15.12" table:style-name="ce162">
            <text:p>15.12</text:p>
          </table:table-cell>
          <table:table-cell office:value-type="float" office:value="196244" table:style-name="ce161">
            <text:p>196,244</text:p>
          </table:table-cell>
          <table:table-cell office:value-type="float" office:value="95781" table:style-name="ce161">
            <text:p>95,781</text:p>
          </table:table-cell>
          <table:table-cell office:value-type="float" office:value="100463" table:style-name="ce161">
            <text:p>100,463</text:p>
          </table:table-cell>
          <table:table-cell office:value-type="float" office:value="72.41" table:style-name="ce162">
            <text:p>72.41</text:p>
          </table:table-cell>
          <table:table-cell office:value-type="float" office:value="33776" table:style-name="ce161">
            <text:p>33,776</text:p>
          </table:table-cell>
          <table:table-cell office:value-type="float" office:value="15112" table:style-name="ce161">
            <text:p>15,112</text:p>
          </table:table-cell>
          <table:table-cell office:value-type="float" office:value="18664" table:style-name="ce161">
            <text:p>18,664</text:p>
          </table:table-cell>
          <table:table-cell office:value-type="float" office:value="12.46" table:style-name="ce162">
            <text:p>12.46</text:p>
          </table:table-cell>
          <table:table-cell office:value-type="float" office:value="120644" table:style-name="ce161">
            <text:p>120,644</text:p>
          </table:table-cell>
          <table:table-cell office:value-type="float" office:value="58623" table:style-name="ce161">
            <text:p>58,623</text:p>
          </table:table-cell>
          <table:table-cell office:value-type="float" office:value="62021" table:style-name="ce161">
            <text:p>62,021</text:p>
          </table:table-cell>
          <table:table-cell office:value-type="float" office:value="44.52" table:style-name="ce162">
            <text:p>44.52</text:p>
          </table:table-cell>
          <table:table-cell office:value-type="float" office:value="210112" table:style-name="ce161">
            <text:p>210,112</text:p>
          </table:table-cell>
          <table:table-cell office:value-type="float" office:value="100620" table:style-name="ce161">
            <text:p>100,620</text:p>
          </table:table-cell>
          <table:table-cell office:value-type="float" office:value="109492" table:style-name="ce161">
            <text:p>109,492</text:p>
          </table:table-cell>
          <table:table-cell office:value-type="float" office:value="77.53" table:style-name="ce160">
            <text:p>77.53</text:p>
          </table:table-cell>
          <table:table-cell table:number-columns-repeated="16359" table:style-name="ce139"/>
        </table:table-row>
        <table:table-row table:style-name="ro37">
          <table:table-cell office:value-type="string" table:style-name="ce147">
            <text:p>福 建 省</text:p>
          </table:table-cell>
          <table:table-cell office:value-type="float" office:value="141908" table:style-name="ce146">
            <text:p>141,908</text:p>
          </table:table-cell>
          <table:table-cell office:value-type="float" office:value="72018" table:style-name="ce144">
            <text:p>72,018</text:p>
          </table:table-cell>
          <table:table-cell office:value-type="float" office:value="69890" table:style-name="ce144">
            <text:p>69,890</text:p>
          </table:table-cell>
          <table:table-cell office:value-type="float" office:value="100" table:style-name="ce145">
            <text:p>100.00</text:p>
          </table:table-cell>
          <table:table-cell office:value-type="float" office:value="15431" table:style-name="ce164">
            <text:p>15,431</text:p>
          </table:table-cell>
          <table:table-cell office:value-type="float" office:value="8049" table:style-name="ce164">
            <text:p>8,049</text:p>
          </table:table-cell>
          <table:table-cell office:value-type="float" office:value="7382" table:style-name="ce164">
            <text:p>7,382</text:p>
          </table:table-cell>
          <table:table-cell office:value-type="float" office:value="10.87" table:style-name="ce165">
            <text:p>10.87</text:p>
          </table:table-cell>
          <table:table-cell office:value-type="float" office:value="110791" table:style-name="ce164">
            <text:p>110,791</text:p>
          </table:table-cell>
          <table:table-cell office:value-type="float" office:value="56397" table:style-name="ce164">
            <text:p>56,397</text:p>
          </table:table-cell>
          <table:table-cell office:value-type="float" office:value="54394" table:style-name="ce164">
            <text:p>54,394</text:p>
          </table:table-cell>
          <table:table-cell office:value-type="float" office:value="78.069999999999993" table:style-name="ce165">
            <text:p>78.07</text:p>
          </table:table-cell>
          <table:table-cell office:value-type="float" office:value="15686" table:style-name="ce164">
            <text:p>15,686</text:p>
          </table:table-cell>
          <table:table-cell office:value-type="float" office:value="7572" table:style-name="ce164">
            <text:p>7,572</text:p>
          </table:table-cell>
          <table:table-cell office:value-type="float" office:value="8114" table:style-name="ce164">
            <text:p>8,114</text:p>
          </table:table-cell>
          <table:table-cell office:value-type="float" office:value="11.05" table:style-name="ce165">
            <text:p>11.05</text:p>
          </table:table-cell>
          <table:table-cell office:value-type="float" office:value="68704" table:style-name="ce164">
            <text:p>68,704</text:p>
          </table:table-cell>
          <table:table-cell office:value-type="float" office:value="34602" table:style-name="ce164">
            <text:p>34,602</text:p>
          </table:table-cell>
          <table:table-cell office:value-type="float" office:value="34102" table:style-name="ce164">
            <text:p>34,102</text:p>
          </table:table-cell>
          <table:table-cell office:value-type="float" office:value="48.41" table:style-name="ce165">
            <text:p>48.41</text:p>
          </table:table-cell>
          <table:table-cell office:value-type="float" office:value="118280" table:style-name="ce164">
            <text:p>118,280</text:p>
          </table:table-cell>
          <table:table-cell office:value-type="float" office:value="59871" table:style-name="ce164">
            <text:p>59,871</text:p>
          </table:table-cell>
          <table:table-cell office:value-type="float" office:value="58409" table:style-name="ce164">
            <text:p>58,409</text:p>
          </table:table-cell>
          <table:table-cell office:value-type="float" office:value="83.35" table:style-name="ce163">
            <text:p>83.35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3">
            <text:p>金 門 縣</text:p>
          </table:table-cell>
          <table:table-cell office:value-type="float" office:value="129423" table:style-name="ce142">
            <text:p>129,423</text:p>
          </table:table-cell>
          <table:table-cell office:value-type="float" office:value="64889" table:style-name="ce140">
            <text:p>64,889</text:p>
          </table:table-cell>
          <table:table-cell office:value-type="float" office:value="64534" table:style-name="ce140">
            <text:p>64,534</text:p>
          </table:table-cell>
          <table:table-cell office:value-type="float" office:value="100" table:style-name="ce141">
            <text:p>100.00</text:p>
          </table:table-cell>
          <table:table-cell office:value-type="float" office:value="13848" table:style-name="ce161">
            <text:p>13,848</text:p>
          </table:table-cell>
          <table:table-cell office:value-type="float" office:value="7213" table:style-name="ce161">
            <text:p>7,213</text:p>
          </table:table-cell>
          <table:table-cell office:value-type="float" office:value="6635" table:style-name="ce161">
            <text:p>6,635</text:p>
          </table:table-cell>
          <table:table-cell office:value-type="float" office:value="10.7" table:style-name="ce162">
            <text:p>10.70</text:p>
          </table:table-cell>
          <table:table-cell office:value-type="float" office:value="101090" table:style-name="ce161">
            <text:p>101,090</text:p>
          </table:table-cell>
          <table:table-cell office:value-type="float" office:value="50722" table:style-name="ce161">
            <text:p>50,722</text:p>
          </table:table-cell>
          <table:table-cell office:value-type="float" office:value="50368" table:style-name="ce161">
            <text:p>50,368</text:p>
          </table:table-cell>
          <table:table-cell office:value-type="float" office:value="78.11" table:style-name="ce162">
            <text:p>78.11</text:p>
          </table:table-cell>
          <table:table-cell office:value-type="float" office:value="14485" table:style-name="ce161">
            <text:p>14,485</text:p>
          </table:table-cell>
          <table:table-cell office:value-type="float" office:value="6954" table:style-name="ce161">
            <text:p>6,954</text:p>
          </table:table-cell>
          <table:table-cell office:value-type="float" office:value="7531" table:style-name="ce161">
            <text:p>7,531</text:p>
          </table:table-cell>
          <table:table-cell office:value-type="float" office:value="11.19" table:style-name="ce162">
            <text:p>11.19</text:p>
          </table:table-cell>
          <table:table-cell office:value-type="float" office:value="62678" table:style-name="ce161">
            <text:p>62,678</text:p>
          </table:table-cell>
          <table:table-cell office:value-type="float" office:value="31111" table:style-name="ce161">
            <text:p>31,111</text:p>
          </table:table-cell>
          <table:table-cell office:value-type="float" office:value="31567" table:style-name="ce161">
            <text:p>31,567</text:p>
          </table:table-cell>
          <table:table-cell office:value-type="float" office:value="48.43" table:style-name="ce162">
            <text:p>48.43</text:p>
          </table:table-cell>
          <table:table-cell office:value-type="float" office:value="108106" table:style-name="ce161">
            <text:p>108,106</text:p>
          </table:table-cell>
          <table:table-cell office:value-type="float" office:value="53971" table:style-name="ce161">
            <text:p>53,971</text:p>
          </table:table-cell>
          <table:table-cell office:value-type="float" office:value="54135" table:style-name="ce161">
            <text:p>54,135</text:p>
          </table:table-cell>
          <table:table-cell office:value-type="float" office:value="83.53" table:style-name="ce160">
            <text:p>83.53</text:p>
          </table:table-cell>
          <table:table-cell table:number-columns-repeated="16359" table:style-name="ce139"/>
        </table:table-row>
        <table:table-row table:style-name="ro21">
          <table:table-cell office:value-type="string" table:style-name="ce143">
            <text:p>連 江 縣</text:p>
          </table:table-cell>
          <table:table-cell office:value-type="float" office:value="12485" table:style-name="ce142">
            <text:p>12,485</text:p>
          </table:table-cell>
          <table:table-cell office:value-type="float" office:value="7129" table:style-name="ce140">
            <text:p>7,129</text:p>
          </table:table-cell>
          <table:table-cell office:value-type="float" office:value="5356" table:style-name="ce140">
            <text:p>5,356</text:p>
          </table:table-cell>
          <table:table-cell office:value-type="float" office:value="100" table:style-name="ce141">
            <text:p>100.00</text:p>
          </table:table-cell>
          <table:table-cell office:value-type="float" office:value="1583" table:style-name="ce161">
            <text:p>1,583</text:p>
          </table:table-cell>
          <table:table-cell office:value-type="float" office:value="836" table:style-name="ce161">
            <text:p>836</text:p>
          </table:table-cell>
          <table:table-cell office:value-type="float" office:value="747" table:style-name="ce161">
            <text:p>747</text:p>
          </table:table-cell>
          <table:table-cell office:value-type="float" office:value="12.68" table:style-name="ce162">
            <text:p>12.68</text:p>
          </table:table-cell>
          <table:table-cell office:value-type="float" office:value="9701" table:style-name="ce161">
            <text:p>9,701</text:p>
          </table:table-cell>
          <table:table-cell office:value-type="float" office:value="5675" table:style-name="ce161">
            <text:p>5,675</text:p>
          </table:table-cell>
          <table:table-cell office:value-type="float" office:value="4026" table:style-name="ce161">
            <text:p>4,026</text:p>
          </table:table-cell>
          <table:table-cell office:value-type="float" office:value="77.7" table:style-name="ce162">
            <text:p>77.70</text:p>
          </table:table-cell>
          <table:table-cell office:value-type="float" office:value="1201" table:style-name="ce161">
            <text:p>1,201</text:p>
          </table:table-cell>
          <table:table-cell office:value-type="float" office:value="618" table:style-name="ce161">
            <text:p>618</text:p>
          </table:table-cell>
          <table:table-cell office:value-type="float" office:value="583" table:style-name="ce161">
            <text:p>583</text:p>
          </table:table-cell>
          <table:table-cell office:value-type="float" office:value="9.6199999999999992" table:style-name="ce162">
            <text:p>9.62</text:p>
          </table:table-cell>
          <table:table-cell office:value-type="float" office:value="6026" table:style-name="ce161">
            <text:p>6,026</text:p>
          </table:table-cell>
          <table:table-cell office:value-type="float" office:value="3491" table:style-name="ce161">
            <text:p>3,491</text:p>
          </table:table-cell>
          <table:table-cell office:value-type="float" office:value="2535" table:style-name="ce161">
            <text:p>2,535</text:p>
          </table:table-cell>
          <table:table-cell office:value-type="float" office:value="48.27" table:style-name="ce162">
            <text:p>48.27</text:p>
          </table:table-cell>
          <table:table-cell office:value-type="float" office:value="10174" table:style-name="ce161">
            <text:p>10,174</text:p>
          </table:table-cell>
          <table:table-cell office:value-type="float" office:value="5900" table:style-name="ce161">
            <text:p>5,900</text:p>
          </table:table-cell>
          <table:table-cell office:value-type="float" office:value="4274" table:style-name="ce161">
            <text:p>4,274</text:p>
          </table:table-cell>
          <table:table-cell office:value-type="float" office:value="81.489999999999995" table:style-name="ce160">
            <text:p>81.49</text:p>
          </table:table-cell>
          <table:table-cell table:number-columns-repeated="16359" table:style-name="ce139"/>
        </table:table-row>
        <table:table-row table:style-name="ro38">
          <table:table-cell table:style-name="ce138"/>
          <table:table-cell table:style-name="ce137"/>
          <table:table-cell table:number-columns-repeated="6" table:style-name="ce136"/>
          <table:table-cell table:style-name="ce134"/>
          <table:table-cell table:number-columns-repeated="3" table:style-name="ce136"/>
          <table:table-cell table:style-name="ce134"/>
          <table:table-cell table:number-columns-repeated="3" table:style-name="ce136"/>
          <table:table-cell table:number-columns-repeated="3" table:style-name="ce134"/>
          <table:table-cell table:style-name="ce135"/>
          <table:table-cell table:style-name="ce134"/>
          <table:table-cell table:number-columns-repeated="3" table:style-name="ce133"/>
          <table:table-cell table:style-name="ce132"/>
          <table:table-cell table:number-columns-repeated="16359" table:style-name="ce130"/>
        </table:table-row>
        <table:table-row table:style-name="ro14">
          <table:table-cell table:style-name="ce131"/>
          <table:table-cell table:number-columns-repeated="23" table:style-name="ce130"/>
          <table:table-cell office:value-type="string" table:style-name="ce159">
            <text:p>內政部戶政司<text:span text:style-name="T4"><text:s/></text:span>民國<text:span text:style-name="T4">10</text:span><text:span text:style-name="T1">4</text:span>年<text:span text:style-name="T1">5</text:span>月<text:span text:style-name="T1">5</text:span>日編製</text:p>
          </table:table-cell>
          <table:table-cell table:number-columns-repeated="16359" table:style-name="ce130"/>
        </table:table-row>
        <table:table-row table:style-name="ro39">
          <table:table-cell table:style-name="ce129"/>
          <table:table-cell table:number-columns-repeated="16383" table:style-name="ce128"/>
        </table:table-row>
        <table:table-row table:number-rows-repeated="1048543" table:style-name="ro39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" table:style-name="ta4">
        <table:table-column table:style-name="co27" table:number-columns-repeated="7" table:default-cell-style-name="ce1"/>
        <table:table-column table:style-name="co35" table:default-cell-style-name="ce1"/>
        <table:table-column table:style-name="co10" table:default-cell-style-name="ce1"/>
        <table:table-column table:style-name="co27" table:number-columns-repeated="16375" table:default-cell-style-name="ce1"/>
        <table:table-row table:style-name="ro1">
          <table:table-cell table:style-name="ce1">
            <draw:frame draw:z-index="2" draw:id="id1" draw:style-name="a1" draw:name="Object 5" svg:x="0in" svg:y="0in" svg:width="7.2in" svg:height="9.78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4" svg:x="0in" svg:y="0in" svg:width="6.675in" svg:height="9.566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7" table:style-name="ro1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4公式.xls'#當月速報連結" table:style-name="ta5">
        <table:table-source xlink:href="file:///D:/0662/01.速報/104年/速報-104.4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4公式.xls'#縣市排序公式" table:style-name="ta5">
        <table:table-source xlink:href="file:///D:/0662/01.速報/104年/速報-104.4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4公式.xls'#06-人口增加&amp;生死結離" table:style-name="ta5">
        <table:table-source xlink:href="file:///D:/0662/01.速報/104年/速報-104.4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4公式.xls'#原始速報登打-公式" table:style-name="ta5">
        <table:table-source xlink:href="file:///D:/0662/01.速報/104年/速報-104.4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4公式.xls'#160" table:style-name="ta5">
        <table:table-source xlink:href="file:///D:/0662/01.速報/104年/速報-104.4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4公式.xls'#170" table:style-name="ta5">
        <table:table-source xlink:href="file:///D:/0662/01.速報/104年/速報-104.4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4,05,速報3階段年齡-連結(公式)檔104.4.xls'#速報-年齡結構-新(列印版)" table:style-name="ta5">
        <table:table-source xlink:href="file:///D:/0662/A.上網月報(含1科)/104年/10404/新表號04,05,速報3階段年齡-連結(公式)檔104.4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4,05,速報3階段年齡-連結(公式)檔104.4.xls'#速報-年齡結構-新(上網版無公式)" table:style-name="ta5">
        <table:table-source xlink:href="file:///D:/0662/A.上網月報(含1科)/104年/10404/新表號04,05,速報3階段年齡-連結(公式)檔104.4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4,05,速報3階段年齡-連結(公式)檔104.4.xls'#04年齡結構-列印版" table:style-name="ta5">
        <table:table-source xlink:href="file:///D:/0662/A.上網月報(含1科)/104年/10404/新表號04,05,速報3階段年齡-連結(公式)檔104.4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4,05,速報3階段年齡-連結(公式)檔104.4.xls'#年齡結構-另給司長-不用" table:style-name="ta5">
        <table:table-source xlink:href="file:///D:/0662/A.上網月報(含1科)/104年/10404/新表號04,05,速報3階段年齡-連結(公式)檔104.4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4,05,速報3階段年齡-連結(公式)檔104.4.xls'#速報-3階段年齡結構-不用" table:style-name="ta5">
        <table:table-source xlink:href="file:///D:/0662/A.上網月報(含1科)/104年/10404/新表號04,05,速報3階段年齡-連結(公式)檔104.4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4,05,速報3階段年齡-連結(公式)檔104.4.xls'#原司長表-年齡結構-不用" table:style-name="ta5">
        <table:table-source xlink:href="file:///D:/0662/A.上網月報(含1科)/104年/10404/新表號04,05,速報3階段年齡-連結(公式)檔104.4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4,05,速報3階段年齡-連結(公式)檔104.4.xls'#03單一年齡-列印前2頁" table:style-name="ta5">
        <table:table-source xlink:href="file:///D:/0662/A.上網月報(含1科)/104年/10404/新表號04,05,速報3階段年齡-連結(公式)檔104.4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4/新表號04,05,速報3階段年齡-連結(公式)檔104.4.xls'#04年齡結構-上網版" table:style-name="ta5">
        <table:table-source xlink:href="file:///D:/0662/A.上網月報(含1科)/104年/10404/新表號04,05,速報3階段年齡-連結(公式)檔104.4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3公式.xls'#當月速報連結" table:style-name="ta5">
        <table:table-source xlink:href="file:///D:/0662/01.速報/104年/速報-104.3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3公式.xls'#縣市排序公式" table:style-name="ta5">
        <table:table-source xlink:href="file:///D:/0662/01.速報/104年/速報-104.3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3公式.xls'#原始速報登打-公式" table:style-name="ta5">
        <table:table-source xlink:href="file:///D:/0662/01.速報/104年/速報-104.3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3公式.xls'#160" table:style-name="ta5">
        <table:table-source xlink:href="file:///D:/0662/01.速報/104年/速報-104.3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4年/速報-104.3公式.xls'#170" table:style-name="ta5">
        <table:table-source xlink:href="file:///D:/0662/01.速報/104年/速報-104.3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 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2" number:min-integer-digits="1" number:grouping="true"/>
    </number:number-style>
    <number:number-style style:name="N58P1">
      <number:text>－</number:text>
      <number:number number:decimal-places="2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 </number:text>
      <number:number number:decimal-places="2" number:min-integer-digits="1" number:grouping="true"/>
    </number:number-style>
    <number:number-style style:name="N60P1">
      <number:text>－   </number:text>
      <number:number number:decimal-places="2" number:min-integer-digits="1" number:grouping="true"/>
    </number:number-style>
    <number:text-style style:name="N60P2">
      <number:text>—</number:text>
    </number:text-style>
    <number:text-style style:name="N60"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 </number:text>
      <number:number number:decimal-places="2" number:min-integer-digits="1" number:grouping="true"/>
    </number:number-style>
    <number:number-style style:name="N64P1">
      <number:text>－  </number:text>
      <number:number number:decimal-places="2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text-style style:name="N66P2">
      <number:text> - </number:text>
    </number:text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">
      <number:number number:decimal-places="6" number:min-integer-digits="1"/>
      <number:text> </number:text>
    </number:number-style>
    <number:number-style style:name="N68P0">
      <number:number number:decimal-places="2" number:min-integer-digits="1" number:grouping="true"/>
    </number:number-style>
    <number:number-style style:name="N68P1">
      <number:text>–</number:text>
      <number:number number:decimal-places="2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number number:decimal-places="0" number:min-integer-digits="1" number:grouping="true"/>
    </number:number-style>
    <number:number-style style:name="N69P1">
      <number:text>-</number:text>
      <number:number number:decimal-places="0" number:min-integer-digits="1" number:grouping="true"/>
    </number:number-style>
    <number:text-style style:name="N69">
      <number:text>－</number:text>
      <style:map style:condition="value()&gt;0" style:apply-style-name="N69P0"/>
      <style:map style:condition="value()&lt;0" style:apply-style-name="N69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.551181102362205in" fo:margin-right="0.354330708661417in" fo:margin-bottom="0in"/>
      </style:header-style>
      <style:footer-style>
        <style:header-footer-properties fo:min-height="0.275590551181102in" fo:margin-left="0.551181102362205in" fo:margin-right="0.35433070866141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5-05T08:23:22Z</meta:creation-date>
    <dc:date>2016-08-24T10:39:43Z</dc:date>
    <meta:print-date>2015-05-05T08:33:14Z</meta:print-date>
  </office:meta>
</office:document-meta>
</file>